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49pt" fo:break-before="auto" style:use-optimal-row-height="true"/>
    </style:style>
    <style:style style:name="ro3" style:family="table-row">
      <style:table-row-properties style:row-height="55.5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19.5pt" fo:break-before="auto" style:use-optimal-row-height="true"/>
    </style:style>
    <style:style style:name="ro6" style:family="table-row">
      <style:table-row-properties style:row-height="69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57.74pt" fo:break-before="auto" style:use-optimal-row-height="true"/>
    </style:style>
    <style:style style:name="ro9" style:family="table-row">
      <style:table-row-properties style:row-height="80.25pt" fo:break-before="auto" style:use-optimal-row-height="true"/>
    </style:style>
    <style:style style:name="ro10" style:family="table-row">
      <style:table-row-properties style:row-height="102.76pt" fo:break-before="auto" style:use-optimal-row-height="true"/>
    </style:style>
    <style:style style:name="ro11" style:family="table-row">
      <style:table-row-properties style:row-height="91.5pt" fo:break-before="auto" style:use-optimal-row-height="true"/>
    </style:style>
    <style:style style:name="ro12" style:family="table-row">
      <style:table-row-properties style:row-height="147.74pt"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relief="none" style:font-style-complex="normal" style:font-weight-complex="normal" style:font-size-complex="10pt" style:font-name-complex="Lohit Devanagari" style:language-complex="hi" style:country-complex="IN" fo:language="en" fo:country="US" fo:text-shadow="none" fo:font-style="normal" style:text-underline-style="none" style:text-underline-color="font-color" style:font-size-asian="10pt" style:font-name="Liberation Sans" fo:font-weight="normal" style:text-line-through-type="none" style:text-outline="false" style:text-line-through-mode="continuous" style:language-asian="zh" style:country-asian="CN" style:font-name-asian="Noto Sans CJK SC Regular" style:font-weight-asian="normal" style:font-style-asian="normal" style:text-emphasize="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float" office:value="263" calcext:value-type="float">
            <text:p>263</text:p>
          </table:table-cell>
        </table:table-row>
        <table:table-row table:style-name="ro2">
          <table:table-cell office:value-type="string" calcext:value-type="string">
            <text:p>5997. — Señorita honorable, de buenas</text:p>
            <text:p>costumbres, muy buena dueña de casa,</text:p>
            <text:p>desea conocer caballero respetuoso, sin</text:p>
            <text:p>vicios. Lo deseo de 48 años. Yo, regular edad. — MARIA MAGDALENA.</text:p>
          </table:table-cell>
        </table:table-row>
        <table:table-row table:style-name="ro3">
          <table:table-cell office:value-type="string" calcext:value-type="string">
            <text:p>5998. — Tres chiquillas, deseosas de</text:p>
            <text:p>corazones amantes. Ame, 23 años, alta,</text:p>
            <text:p>morena, simpática. Queca, alta, - rubia,</text:p>
            <text:p>soñadora, y Lala, morena, gordita, ojos</text:p>
            <text:p>claros, buscan jóvenes que les correspondan.</text:p>
            <text:p>Envíen foto.</text:p>
          </table:table-cell>
        </table:table-row>
        <table:table-row table:style-name="ro2">
          <table:table-cell office:value-type="string" calcext:value-type="string">
            <text:p>5999. — Dos amiguitas estudiantes. Ti-</text:p>
            <text:p>cha, 17 años, y Yane, 18, desean, corves-</text:p>
            <text:p>pondencia con jóvenes no mayores de 20 años. </text:p>
            <text:p>Contestar por intermedio de “Margarita”.</text:p>
          </table:table-cell>
        </table:table-row>
        <table:table-row table:style-name="ro2">
          <table:table-cell office:value-type="string" calcext:value-type="string">
            <text:p/>
            <text:p>6000. — Somos tres almas idealistas,</text:p>
            <text:p>que ofrecemos amistad, comprensión y</text:p>
            <text:p>sinceridad, exigimos sólo honorabilidad y lealtad. </text:p>
            <text:p>Nadia, 17 años; Adia, 20, y Naná, 26 años.</text:p>
          </table:table-cell>
        </table:table-row>
        <table:table-row table:style-name="ro4">
          <table:table-cell office:value-type="string" calcext:value-type="string">
            <text:p>6001. — Morena, alta, 27 años, buena</text:p>
            <text:p>situación, excelente dueña de casa, desea conocer joven de 30 a 40 años, moreno, alto, trabajador, prefiero de Buin, porteño o sureño, contestar por '“Margarita”. — NEGRITA.</text:p>
          </table:table-cell>
        </table:table-row>
        <table:table-row table:style-name="ro4">
          <table:table-cell office:value-type="string" calcext:value-type="string">
            <text:p>6002. — Tengo 25 años, altura, 1.65 m.,</text:p>
            <text:p>deseo tener correspondencia con joven alto, moreno, buena presencia, de 28 a 30 años. — CAMPESINA SOLTERONA.</text:p>
          </table:table-cell>
        </table:table-row>
        <table:table-row table:style-name="ro5">
          <table:table-cell office:value-type="string" calcext:value-type="string">
            <text:p>6003. — Betty y Nené, dos amiguitas de 20 y 19 «años, respectivamente, desean -</text:p>
            <text:p>correspondencia con Jóvenes no mayores de 23 años, ojalá sean del sur de Chile.</text:p>
          </table:table-cell>
        </table:table-row>
        <table:table-row table:style-name="ro6">
          <table:table-cell office:value-type="string" calcext:value-type="string">
            <text:p>6004. —- Katia y Loretta, estudiantes de</text:p>
            <text:p>18 años, según dicen muy simpáticas,</text:p>
            <text:p>buscan un noble amor entre los lectores</text:p>
            <text:p>de “Margarita”, no mayores de 22 años,</text:p>
            <text:p>buena figura. Indispensable enviar foto. — </text:p>
            <text:p>CURICANAS.</text:p>
          </table:table-cell>
        </table:table-row>
        <table:table-row table:style-name="ro7">
          <table:table-cell office:value-type="string" calcext:value-type="string">
            <text:p>6005. — Cuatro estudiantes, Sally, Daf-</text:p>
            <text:p>ne, Mitzy, Nancy, de 19,17, 18 y 17 años,</text:p>
            <text:p>respectivamente, desean conocer y mantener correspondencia con 4 jóvenes de 20 a 25 años. Sally y Dafné los deseamos morenos. Mitzy y Nancy, rubios. Se exige absoluta seriedad. — CUATRO SOÑADORAS,</text:p>
          </table:table-cell>
        </table:table-row>
        <table:table-row table:style-name="ro7">
          <table:table-cell office:value-type="string" calcext:value-type="string">
            <text:p>6006. — Turquita desearía conocer </text:p>
            <text:p>joven extranjero, con fines matrimoniales.</text:p>
            <text:p>Yo, 22 años. Enviar foto. — LEILI.</text:p>
          </table:table-cell>
        </table:table-row>
        <table:table-row table:style-name="ro1">
          <table:table-cell office:value-type="string" calcext:value-type="string">
            <text:p>6007. — Señorita de 22 años, simpática, de color trigueño, pelo castaño claro, regular estatura, muy buena presencia, culta, viste bien, de familia honorable, solicita un amigo, teniente de ejército o de carabineros, que sea culto, rubio, alto, lo prefiero de Valparaíso. Se ruega enviar foto, en caso de no agradar se devolverá. — PORTEÑITA.</text:p>
          </table:table-cell>
        </table:table-row>
        <table:table-row table:style-name="ro1">
          <table:table-cell office:value-type="string" calcext:value-type="string">
            <text:p>6008. — Trouverai-je parmi mes compatriotes d'Amerique un ami <text:s/>sincere? C'est le désir d'une jeune fille francaíse. — ANNABELLA.</text:p>
          </table:table-cell>
        </table:table-row>
        <table:table-row table:style-name="ro7">
          <table:table-cell office:value-type="string" calcext:value-type="string">
            <text:p>6009. — Mujer comprensiva que sepa</text:p>
            <text:p>compartir la alegría y los sinsabores con</text:p>
            <text:p>el hombre que sea de regular edad, deseo conocer. Pido y doy amplios deta-llees. — IVAN. </text:p>
          </table:table-cell>
        </table:table-row>
        <table:table-row table:style-name="ro1">
          <table:table-cell office:value-type="string" calcext:value-type="string">
            <text:p>6010. — Deseo conocer con fines serios, joven inglés, de 25 a 30 años, buena situación económica, cariñoso, pelo ondulado. Yo, 24 años, según dicen simpática, pelo largo, ondulado, enviar foto, que será devuelta si no es aceptada. — FE Y AMOR.</text:p>
          </table:table-cell>
        </table:table-row>
        <table:table-row table:style-name="ro5">
          <table:table-cell office:value-type="string" calcext:value-type="string">
            <text:p>6011. — A dos mexicanos de 20 a 21</text:p>
            <text:p>años, residentes en Santiago, les encantaría conocer chilenitas de 18 a 19 años.</text:p>
          </table:table-cell>
        </table:table-row>
        <table:table-row table:style-name="ro1">
          <table:table-cell office:value-type="string" calcext:value-type="string">
            <text:p>6012. — Desearía tener correspondencia con joven de 20 a 25 años, alto, culto, católico y amante de la música. Lo preferiría agricultor. Yo, 17 años, alta y educada. — LUZ.</text:p>
          </table:table-cell>
        </table:table-row>
        <table:table-row table:style-name="ro7">
          <table:table-cell office:value-type="string" calcext:value-type="string">
            <text:p>6013. — Desearía mantener correspondencia con joven santiaguino, de 20 a 25</text:p>
            <text:p>años, alto, culto, educado y católico. Yo,</text:p>
            <text:p>17 años, seria, educada y alegre. — RENATA. </text:p>
          </table:table-cell>
        </table:table-row>
        <table:table-row table:style-name="ro1">
          <table:table-cell office:value-type="string" calcext:value-type="string">
            <text:p>6014. — Deseo saber nombre y dirección del señor que conversó conmigo el 10 de marzo, a las 11 de la mañana, afuera del Correo Central. Le agradecería que contestara a '“Margarita”, a la señora que tomó el carro 19.</text:p>
          </table:table-cell>
        </table:table-row>
        <table:table-row table:style-name="ro4">
          <table:table-cell office:value-type="string" calcext:value-type="string">
            <text:p>6015. — Joven, dispone $ 90.000, busca</text:p>
            <text:p>mujer enérgica de empresa, espíritu comercial, capaz de alentarlo en brillante negocio, del cual es poseedor, pero actualmente de mal rédito, por falta de impulso e iniciativa. —TORPE.</text:p>
          </table:table-cell>
        </table:table-row>
        <table:table-row table:style-name="ro1">
          <table:table-cell office:value-type="string" calcext:value-type="string">
            <text:p>6016. — Dos jóvenes, 21 años, dispuestos a amar plenamente, desean conocer señoritas de 19 a 22 años, fines serios. Garantizamos y rogamos seriedad, indispensable enviar foto. — SEWELINOS.</text:p>
          </table:table-cell>
        </table:table-row>
        <table:table-row table:style-name="ro2">
          <table:table-cell office:value-type="string" calcext:value-type="string">
            <text:p>6017. — Student, 22 Jahren, ausche'n,</text:p>
            <text:p>1.75 m., gesittet, chilener, sucht hoche</text:p>
            <text:p>vollstandige unabhangige Freundin, eute</text:p>
            <text:p>Haushaltstand, bis 28 Jahren, Urteilskraft. — GRINGO.</text:p>
          </table:table-cell>
        </table:table-row>
        <table:table-row table:style-name="ro8">
          <table:table-cell office:value-type="string" calcext:value-type="string">
            <text:p>6018. — Aun joven, con poco más de</text:p>
            <text:p>30 años, culto, educado, idealista, he llegado a sentirme solo, a pesar de conocer mucha gente, y deseo encontrar una joven con quien tener una amistad sincera. He creído que quizás éste sea el medio de que se encuentren dos almas que, guiadas por el destino, se presenten uno a otro sin reticencias, en un clima de franqueza y espontaneidad, lo cual es difícil que se produzca en el ambiente social y entre personas de cierta edad. La</text:p>
            <text:p>desearía joven, femenina, inteligente, seria, agraciada, tierna, amante de la naturaleza y de los placeres sencillos, de ojos bonitos y de suave mirar, de </text:p>
            <text:p>sensiibilidad delicada y distinción de </text:p>
            <text:p>sentimientos y ojalá también de condición. Fines serios, reserva absoluta. La prefiero de ascendencia o nacionalidad extranjera (excepto norteamericana). — RAMON.</text:p>
          </table:table-cell>
        </table:table-row>
        <table:table-row table:style-name="ro8">
          <table:table-cell office:value-type="string" calcext:value-type="string">
            <text:p>6019. — Dos señoritas, de 17 y 18 años</text:p>
            <text:p>desean mantener correspondencia con</text:p>
            <text:p>jóvenes serios, simpáticos, de familia</text:p>
            <text:p>honorable. Enviar foto. — GLADYS Y</text:p>
            <text:p>REYA.</text:p>
          </table:table-cell>
        </table:table-row>
        <table:table-row table:style-name="ro7">
          <table:table-cell office:value-type="string" calcext:value-type="string">
            <text:p>6020. — Extranjero, 31 años, sincero,</text:p>
            <text:p>con algo de capital, desea amistad con</text:p>
            <text:p>señorita o viuda, en igual condición para fines matrimoniales. — TOM.</text:p>
          </table:table-cell>
        </table:table-row>
        <table:table-row table:style-name="ro4">
          <table:table-cell office:value-type="string" calcext:value-type="string">
            <text:p>6021. — Señorita honorable, buena</text:p>
            <text:p>presencia, residente en Santiago, con algo de renta, desea conocer, con fines serios, caballero culto, sentimientos nobles, presencia y físico aceptables, con situación económica, soltero o viudo, con hijos, edad, 45 a 55 años. Inútil escribir si no da referencias de su honorabilidad. Ruego enviar foto. — INCOMPRENDIDA.</text:p>
          </table:table-cell>
        </table:table-row>
        <table:table-row table:style-name="ro8">
          <table:table-cell office:value-type="string" calcext:value-type="string">
            <text:p>6022. — Si eres moreno, de 24 a 30 </text:p>
            <text:p>años, alto o regular estatura, residente</text:p>
            <text:p>en Santiago y quieres conocer a una</text:p>
            <text:p>chiquilla de 20 años, contesta a este</text:p>
            <text:p>corazoncito sin dueño. — MOROCHA.</text:p>
          </table:table-cell>
        </table:table-row>
        <table:table-row table:style-name="ro4">
          <table:table-cell office:value-type="string" calcext:value-type="string">
            <text:p>6023. — Si mi voz sincera y apasionada,</text:p>
            <text:p>llega hasta un muchacho serio, comprensivo, cariñoso y simpático, procurándole un bien con mi ternura y optimismo, escriba a Nena.</text:p>
          </table:table-cell>
        </table:table-row>
        <table:table-row table:style-name="ro1">
          <table:table-cell office:value-type="string" calcext:value-type="string">
            <text:p>6024. — Sólo anhelo tener correspondencia con joven oficial de marina o ejercito, o profesional, de 20 a 25 años, sea alto, simpático, alegre, de nobles sentimientos. Yo, 17 abriles, alta, simpática, familia honorable, y de buena situación. Más datos por correspondencia, garantizo seriedad. — NINA.</text:p>
          </table:table-cell>
        </table:table-row>
        <table:table-row table:style-name="ro7">
          <table:table-cell office:value-type="string" calcext:value-type="string">
            <text:p>6025. — Llevo una vida solitaria, lejos de</text:p>
            <text:p>la ciudad, dedicada únicamente al trabajo, por eso siento ahora la nostalgia de otro ser, con quien compartir la vida, tanto en los buenos como en los malos momentos. Prefiero extranjero, de 45 a 50 años, soltero, de muy buen buena familia, inteligente, trabajador y que sepa querer mucho a su compañera. Yo, una mujercita</text:p>
            <text:p>sencilla, de holgada situación económica y muy amante del hogar. Si deseas conocerme, escríbeme, exijo absoluta seriedad, como también la doy. — ITALIA. </text:p>
          </table:table-cell>
        </table:table-row>
        <table:table-row table:style-name="ro4">
          <table:table-cell office:value-type="string" calcext:value-type="string">
            <text:p>6026. — Sería muy feliz de tener un </text:p>
            <text:p>amigo español, culto, sincero; de 55 años. Yo, 47 años. Soy una gran admiradora de España, pero no tengo ningún amigo de esta nacionalidad, y me encanta la conversación, con sus modismos y acento castizo. — GABRIELA.</text:p>
          </table:table-cell>
        </table:table-row>
        <table:table-row table:style-name="ro4">
          <table:table-cell office:value-type="string" calcext:value-type="string">
            <text:p>6027. — Señorita residente en Iquique, atrayente, amante del hogar, anhela </text:p>
            <text:p>amistad con fines matrimoniales. Prefiero señor de 35 años adelante, serio, de situación holgada y dispuesto a sacarme del terruño. Garantizo seriedad, ruego enviar foto. — LULA.</text:p>
          </table:table-cell>
        </table:table-row>
        <table:table-row table:style-name="ro1">
          <table:table-cell office:value-type="string" calcext:value-type="string">
            <text:p>6028. — Chiquilla de 18 años, desea encontrar entre los lectores de "Margarita", joven carabinero, sargento o cabo, <text:s/>menor de 25 a 30 años, buena figura. Yo, bajita, familia sin fortuna, sincera y leal. Fines serios, enviar foto. — FLOR DE LUZ.</text:p>
          </table:table-cell>
        </table:table-row>
        <table:table-row table:style-name="ro1">
          <table:table-cell office:value-type="float" office:value="264" calcext:value-type="float">
            <text:p>264</text:p>
          </table:table-cell>
        </table:table-row>
        <table:table-row table:style-name="ro4">
          <table:table-cell office:value-type="string" calcext:value-type="string">
            <text:p>6029. — Próximo estadía Escuadra Coquimbo, deseo conocer fines honrados, señorita en esa región; rubia, hasta 25 años, buena situación económica. Tengo </text:p>
            <text:p>35 años, buena renta y buen físico.</text:p>
          </table:table-cell>
        </table:table-row>
        <table:table-row table:style-name="ro9">
          <table:table-cell office:value-type="string" calcext:value-type="string">
            <text:p><text:span text:style-name="T1">6030. — Empleado particular, 30 años, </text:span></text:p>
            <text:p><text:span text:style-name="T1">buena situación, desea conocer señorita</text:span></text:p>
            <text:p><text:span text:style-name="T1">profesora o profesional, edad máxima, 24</text:span></text:p>
            <text:p><text:span text:style-name="T1">años, domine idiomas inglés o italiano, </text:span></text:p>
            <text:p><text:span text:style-name="T1">para practicarlos en conversación. Si después al conocernos mejor viéramos que</text:span></text:p>
            <text:p><text:span text:style-name="T1">nuestros caracteres, anhelos e intereses</text:span></text:p>
            <text:p><text:span text:style-name="T1">fueran comunes, podríamos llegar al matrimonio. — GREENAYES.</text:span></text:p>
          </table:table-cell>
        </table:table-row>
        <table:table-row table:style-name="ro7">
          <table:table-cell office:value-type="string" calcext:value-type="string">
            <text:p><text:span text:style-name="T1">6031. — Sólo quiero un gran corazón, </text:span></text:p>
            <text:p><text:span text:style-name="T1">que sea comprensivo, sincero y cariñoso,</text:span></text:p>
            <text:p><text:span text:style-name="T1">de nobles sentimientos, culto, sin vicios, sano, de 35 a 40 años. Yo, viuda, 35 años, profesional. — SONIA</text:span></text:p>
          </table:table-cell>
        </table:table-row>
        <table:table-row table:style-name="ro4">
          <table:table-cell office:value-type="string" calcext:value-type="string">
            <text:p><text:span text:style-name="T1">6032. — Deseo mantener correspondencia con Joven moreno, simpático, ojalá ojos verdes, estatura, de 1.64 a 1.67 m., de 24 a 27 años; yo, morena, simpática,</text:span></text:p>
            <text:p><text:span text:style-name="T1">20 años. — CLARITA. </text:span></text:p>
          </table:table-cell>
        </table:table-row>
        <table:table-row table:style-name="ro4">
          <table:table-cell office:value-type="string" calcext:value-type="string">
            <text:p><text:span text:style-name="T1">6033. — Dos chiquillas de 17 años, desean conocer jóvenes de 18 a 21 años, que sepan brindar una sincera amistad. Indispensable enviar foto. — ELIANA e</text:span></text:p>
            <text:p><text:span text:style-name="T1">INES.</text:span></text:p>
          </table:table-cell>
        </table:table-row>
        <table:table-row table:style-name="ro7">
          <table:table-cell office:value-type="string" calcext:value-type="string">
            <text:p><text:span text:style-name="T1">6034. — Con propósitos sinceramente</text:span></text:p>
            <text:p><text:span text:style-name="T1">serios; deseo conocer dama católica, culta,</text:span></text:p>
            <text:p><text:span text:style-name="T1">ajena modernismo, honorable, de Santiago o provincias. Yo, moreno, bajo, próximo graduarme, 28 años. Datos personales a RAUL. </text:span></text:p>
          </table:table-cell>
        </table:table-row>
        <table:table-row table:style-name="ro4">
          <table:table-cell office:value-type="string" calcext:value-type="string">
            <text:p><text:span text:style-name="T1">6035. — Extranjero, desafortunado, 38</text:span></text:p>
            <text:p><text:span text:style-name="T1">años, desea conocer señorita o viuda, regular edad, cariñosa, amante del hogar. Fines serios. — OPTIMISTA.</text:span></text:p>
          </table:table-cell>
        </table:table-row>
        <table:table-row table:style-name="ro7">
          <table:table-cell office:value-type="string" calcext:value-type="string">
            <text:p><text:span text:style-name="T1">6036. — Deutscher, intelijeni, einfarh,</text:span></text:p>
            <text:p><text:span text:style-name="T1">35 Jahre, bernp taetiges, hausfrauliches</text:span></text:p>
            <text:p><text:span text:style-name="T1">Madchen, entsprechenden, alters kennen..., lernen. Nur érnst gemeinte Bilda zuschrieften beantwortet. — LIEBESTRAUM.</text:span></text:p>
          </table:table-cell>
        </table:table-row>
        <table:table-row table:style-name="ro7">
          <table:table-cell office:value-type="string" calcext:value-type="string">
            <text:p><text:span text:style-name="T1">6037. — Deseo mantener correspondencia</text:span></text:p>
            <text:p><text:span text:style-name="T1">con joven simpático, culto y comprensivo,</text:span></text:p>
            <text:p><text:span text:style-name="T1">de 18 años; yo, iguales condiciones. Ofrezsco un amor único y primero. Indispensable enviar foto. — AMISTAD.</text:span></text:p>
          </table:table-cell>
        </table:table-row>
        <table:table-row table:style-name="ro7">
          <table:table-cell office:value-type="string" calcext:value-type="string">
            <text:p>6038. — Deseo conocer señor de 40 a</text:p>
            <text:p>45 años, regular situación, fines serios. </text:p>
            <text:p>— TRISTE.</text:p>
          </table:table-cell>
        </table:table-row>
        <table:table-row table:style-name="ro1">
          <table:table-cell office:value-type="string" calcext:value-type="string">
            <text:p>6039. — <text:s/>Deseamos mantener correspondencia con señoritas no mayores de 19 años, del país o del extranjero. — VERDEJO y MACHUCA,</text:p>
          </table:table-cell>
        </table:table-row>
        <table:table-row table:style-name="ro2">
          <table:table-cell office:value-type="string" calcext:value-type="string">
            <text:p><text:span text:style-name="T1">6040. — Joven 25 años, desea mantener</text:span></text:p>
            <text:p><text:span text:style-name="T1">correspondencia con señorita de 17 a 21</text:span></text:p>
            <text:p><text:span text:style-name="T1">años, ojalá sea cariñosa, para aliviar un</text:span></text:p>
            <text:p><text:span text:style-name="T1">corazón que sufre. — SOLITARIO NORTINO.</text:span></text:p>
          </table:table-cell>
        </table:table-row>
        <table:table-row table:style-name="ro4">
          <table:table-cell office:value-type="string" calcext:value-type="string">
            <text:p><text:span text:style-name="T1">6041. — Dos primas desean tener correspondencia con jóvenes comprensivos y sinceros, ojalá profesionales, no mayores </text:span></text:p>
            <text:p><text:span text:style-name="T1">de 25 años. Indispensable foto. — IRIS y LILI. </text:span></text:p>
          </table:table-cell>
        </table:table-row>
        <table:table-row table:style-name="ro1">
          <table:table-cell office:value-type="string" calcext:value-type="string">
            <text:p>6042. — Agradaría conocer chiquilla sincera, sentimientos nobles, no importa físico. — CARNET 525059.</text:p>
          </table:table-cell>
        </table:table-row>
        <table:table-row table:style-name="ro7">
          <table:table-cell office:value-type="string" calcext:value-type="string">
            <text:p><text:span text:style-name="T1">6943. — Moreno alto, calificado de feo</text:span></text:p>
            <text:p><text:span text:style-name="T1">y huraño, desea conocer fines serios, señorita rubia, alta, de buen físico y que</text:span></text:p>
            <text:p><text:span text:style-name="T1">sea capaz de llegar a querer sinceramente. Prefiérese no mayor de 20 primaveras. — LAUTARO. </text:span></text:p>
          </table:table-cell>
        </table:table-row>
        <table:table-row table:style-name="ro4">
          <table:table-cell office:value-type="string" calcext:value-type="string">
            <text:p><text:span text:style-name="T1">6044. — Deseo encontrar un amigo,</text:span></text:p>
            <text:p><text:span text:style-name="T1">bueno, sencillo, trabajador, de 25 a 35 años, resida en Santiago, no importa físico. Yo, 20 años, morena, estatura mediana, antimodernista y trabajadora, dispuesta a corresponder un noble cariño. —SOLEDAD.</text:span></text:p>
          </table:table-cell>
        </table:table-row>
        <table:table-row table:style-name="ro1">
          <table:table-cell office:value-type="string" calcext:value-type="string">
            <text:p>6045. — Señorita seria, católica, amante de la música, desea tener correspondencia con joven iguales condiciones, no importa físico, ni fortuna, pero sí, un corazón noble, cariñoso y muy cristiano. — DESOLADA.</text:p>
          </table:table-cell>
        </table:table-row>
        <table:table-row table:style-name="ro2">
          <table:table-cell office:value-type="string" calcext:value-type="string">
            <text:p><text:span text:style-name="T1">6046. — Desilusionada, desea encontrar</text:span></text:p>
            <text:p><text:span text:style-name="T1">joven serio, cariñoso, profesional, de 28</text:span></text:p>
            <text:p><text:span text:style-name="T1">a 40 años, que desee formar hogar con</text:span></text:p>
            <text:p><text:span text:style-name="T1">chiquilla seria. Ruego seriedad absoluta. — CHITA.</text:span></text:p>
          </table:table-cell>
        </table:table-row>
        <table:table-row table:style-name="ro4">
          <table:table-cell office:value-type="string" calcext:value-type="string">
            <text:p><text:span text:style-name="T1">6047. — Oficinista, alta, gordita, busca</text:span></text:p>
            <text:p><text:span text:style-name="T1">agricultor, ingeniero o comerciante, que le ayude a olvidar los ratos de angustia pasados debajo de los escombros, el 24 de enero. Como damnificada, prefiero buena situación. — LUISA.</text:span></text:p>
          </table:table-cell>
        </table:table-row>
        <table:table-row table:style-name="ro2">
          <table:table-cell office:value-type="string" calcext:value-type="string">
            <text:p><text:span text:style-name="T1">6048. — Joven 20 años, sin vicios, es-</text:span></text:p>
            <text:p><text:span text:style-name="T1">tatura 1.60 m., desea conocer señorita</text:span></text:p>
            <text:p><text:span text:style-name="T1">18 a 22 años, seria y sencilla, estatura </text:span></text:p>
            <text:p><text:span text:style-name="T1">1.50 a 1.60 m. Ojalá sea de Santiago. — TEOBALDO.</text:span></text:p>
          </table:table-cell>
        </table:table-row>
        <table:table-row table:style-name="ro2">
          <table:table-cell office:value-type="string" calcext:value-type="string">
            <text:p><text:span text:style-name="T1">6049. — Desearía conocer soltera o viu-</text:span></text:p>
            <text:p><text:span text:style-name="T1">da, 26 a 32 años, simpática, tenga ex-</text:span></text:p>
            <text:p><text:span text:style-name="T1">celentes cualidades para dueña de casa, </text:span></text:p>
            <text:p><text:span text:style-name="T1">poco modernismo, que sirva eficazmente como ayuda al hogar y no como objeto de adorno. Yo, industrial, independiente, modesta condición, $40.000 capital, 42 años, sin vicios, sobrio y trabajador. Enviar foto, seriedad y corrección. — HOMERO.</text:span></text:p>
          </table:table-cell>
        </table:table-row>
        <table:table-row table:style-name="ro7">
          <table:table-cell office:value-type="string" calcext:value-type="string">
            <text:p><text:span text:style-name="T1">6050. — Busco un hombre de 30 a 40 ñ</text:span></text:p>
            <text:p><text:span text:style-name="T1">años, comprensivo, que sepa corresponder a una mujer seria y cariñosa. Si alguien</text:span></text:p>
            <text:p><text:span text:style-name="T1">se interesa, conteste a SOLITARIA.</text:span></text:p>
          </table:table-cell>
        </table:table-row>
        <table:table-row table:style-name="ro1">
          <table:table-cell office:value-type="string" calcext:value-type="string">
            <text:p>6051. — Joven, alto, moreno, feo, pobre, pero bueno, se ofrece. — CAPORAL.</text:p>
          </table:table-cell>
        </table:table-row>
        <table:table-row table:style-name="ro1">
          <table:table-cell office:value-type="string" calcext:value-type="string">
            <text:p><text:span text:style-name="T1">6052. — Chiquilla de 18 años, físico regular, desea conocer con fines matrimoniales, oficial de ejército o carabineros, no importa físico, pero sí, exijo absoluta seriedad. Ojalá enviar foto. — </text:span>GABY.</text:p>
          </table:table-cell>
        </table:table-row>
        <table:table-row table:style-name="ro4">
          <table:table-cell office:value-type="string" calcext:value-type="string">
            <text:p><text:span text:style-name="T1">6053. — Jovencitas, 20-21 años, desean conocer jóvenes de 25 a 28 años, cultos</text:span></text:p>
            <text:p><text:span text:style-name="T1">y serios. — LELA y MIMI.</text:span></text:p>
          </table:table-cell>
        </table:table-row>
        <table:table-row table:style-name="ro4">
          <table:table-cell office:value-type="string" calcext:value-type="string">
            <text:p><text:span text:style-name="T1">6054. — Tres simpáticas penquistas, amantes del hogar, honorables, desean</text:span></text:p>
            <text:p><text:span text:style-name="T1">mantener correspondencia con jóvenes de iguales condiciones, fines serios. Florita prefiere 27. Toya, 28. Pecha, 30 a 32 años. Indispensable enviar foto.</text:span></text:p>
          </table:table-cell>
        </table:table-row>
        <table:table-row table:style-name="ro1">
          <table:table-cell office:value-type="string" calcext:value-type="string">
            <text:p>6055. — Rubia, 18 años, nada mal parecida, desea conocer con fines matrimoniales, joven simpático, alto, delgado y de buena familia, prefiero descendiente de extranjeros. Exijo absoluta seriedad. — VICTORIA. </text:p>
          </table:table-cell>
        </table:table-row>
        <table:table-row table:style-name="ro7">
          <table:table-cell office:value-type="string" calcext:value-type="string">
            <text:p><text:span text:style-name="T1">6056. — Joven 25 años, buena presen-</text:span></text:p>
            <text:p><text:span text:style-name="T1">cia, buen físico y comprensivo, desea co-</text:span></text:p>
            <text:p><text:span text:style-name="T1">nocer señorita santiaguina sincera. — ABRIL.</text:span></text:p>
          </table:table-cell>
        </table:table-row>
        <table:table-row table:style-name="ro1">
          <table:table-cell office:value-type="string" calcext:value-type="string">
            <text:p>6057. — Deseo correspondencia con campesinita nortina (provincia Aconcagua), seria, morochita o trigueña, simpática, instruida, de familia honorable, edad, hasta 23 años: soy serio, trabajador, sin vicios, físico regular, estatura, 1.70 m., descendiente extranjeros. Edad: pasados los 29 abriles. Garantizo discreción y seriedad. — EMIL.</text:p>
          </table:table-cell>
        </table:table-row>
        <table:table-row table:style-name="ro4">
          <table:table-cell office:value-type="string" calcext:value-type="string">
            <text:p>6058. — PERU. — Joven estudiante</text:p>
            <text:p>peruano, desea mantener correspondencia con señorita morena, ojos pardos, cariñosa, buena. Yo, educado, alegre, respetuoso.  Ruégase enviar foto. Fines serios. — HARRY.</text:p>
          </table:table-cell>
        </table:table-row>
        <table:table-row table:style-name="ro4">
          <table:table-cell office:value-type="string" calcext:value-type="string">
            <text:p><text:span text:style-name="T1">6059. — Deseo conocer joven estudiante, de 17 a 20 años, moreno, simpático y de buena familia. Yo, educada, de 17 años, alegre y modesta.</text:span></text:p>
            <text:p><text:span text:style-name="T1">Ruégase enviar foto, absoluta seriedad. — GRETCHEN. </text:span></text:p>
          </table:table-cell>
        </table:table-row>
        <table:table-row table:style-name="ro1">
          <table:table-cell office:value-type="string" calcext:value-type="string">
            <text:p>6060. — Deseo mantener correspondencia con joven de 30 a 35 años. Me gustaría sea serio, de nobles sentimientos. Yo, 28 años, regular estatura, no muy fea. — SUZUKI.</text:p>
          </table:table-cell>
        </table:table-row>
        <table:table-row table:style-name="ro4">
          <table:table-cell office:value-type="string" calcext:value-type="string">
            <text:p><text:span text:style-name="T1">6061. — Tres jóvenes amantes de .la</text:span></text:p>
            <text:p><text:span text:style-name="T1">música, idiomas sajones, estatura, 1.78, no mal parecidos, desean mantener sincera amistad con señoritas cultas, de 17 a 20 años, regular estatura. Fines serios. — LUDWIG, GILBERT, CHALY.</text:span></text:p>
          </table:table-cell>
        </table:table-row>
        <table:table-row table:style-name="ro4">
          <table:table-cell office:value-type="string" calcext:value-type="string">
            <text:p><text:span text:style-name="T1">6062. — Deseo conocer joven mayor de 20 años, estatura mínima, 1.70 m., edu-</text:span></text:p>
            <text:p><text:span text:style-name="T1">cado, serio, buena presencia. Yo, trigueña, estatura, 1.65 m., educada, garantizo seriedad. Ruego enviar foto, que será devuelta. — LIVY.</text:span></text:p>
          </table:table-cell>
        </table:table-row>
        <table:table-row table:style-name="ro1">
          <table:table-cell office:value-type="float" office:value="265" calcext:value-type="float">
            <text:p>265</text:p>
          </table:table-cell>
        </table:table-row>
        <table:table-row table:style-name="ro4">
          <table:table-cell office:value-type="string" calcext:value-type="string">
            <text:p>6063. — Señorita 19 años, alta, morena,</text:p>
            <text:p>simpática, honorable y culta, desea conocer con fines matrimoniales, joven chileno, 25-27 años, simpático, serio, de muy buena situación y de nobles sentimientos. — CHILENITA TRISTE.</text:p>
          </table:table-cell>
        </table:table-row>
        <table:table-row table:style-name="ro1">
          <table:table-cell office:value-type="string" calcext:value-type="string">
            <text:p>6064. — La he soñado de físico agradable, no muy delgada ni muy baja, muy seria, cariñosa, hasta 22 años, de familia con gran gusto para vestir, guste música (piano) y cine, chilena o descendiente de extranjeros, resida en Santiago o muy cerquita. Yo... Daré detalles a quien se interese. — OPTIMISTA.</text:p>
          </table:table-cell>
        </table:table-row>
        <table:table-row table:style-name="ro1">
          <table:table-cell office:value-type="string" calcext:value-type="string">
            <text:p>6065. — Dos italianas desean <text:s/>correspondencia en el mismo idioma con jóvenes de 30 a 40 años.— PAOLA, LEONORA.</text:p>
          </table:table-cell>
        </table:table-row>
        <table:table-row table:style-name="ro1">
          <table:table-cell office:value-type="string" calcext:value-type="string">
            <text:p>6066. — Señorita regular edad, buena renta y situación, buen carácter, desea amistad seria con caballero que haya sufrido. Tenga más de 40 años, situación sencilla, decente, cariñoso, trabajador. — SENSITIVA.</text:p>
          </table:table-cell>
        </table:table-row>
        <table:table-row table:style-name="ro1">
          <table:table-cell office:value-type="string" calcext:value-type="string">
            <text:p>6067. — Morena, soltera, apellido indígena, alta, opulenta, honrada, amante del hogar, mayor de cuarenta años, campesina ignorante, heredera de fundo, desea encontrar caballero afortunado, para formar hogar feliz, soltero, mayor de cuarenta y seis años, origen alemán o francés, buen físico, ojos azules, católico, sin vicios, alto, cariñoso y de nobles sentimientos. Absoluta seriedad. — ALMA ATRIBULADA.</text:p>
          </table:table-cell>
        </table:table-row>
        <table:table-row table:style-name="ro1">
          <table:table-cell office:value-type="string" calcext:value-type="string">
            <text:p>6068. — Joven 19 años, 1.68 m. de estatura, buena familia, trabajadora, buen carácter, gusta del cine y paseos, desea conocer chiquilla que viva en Santiago, que sea simpática, buen físico, buen carácter, le guste el cine y paseos, de 17 años, 1.57 a 1.60 m. estatura. Enviar foto, con la seguridad de ser devuelta si no agrada. </text:p>
          </table:table-cell>
        </table:table-row>
        <table:table-row table:style-name="ro1">
          <table:table-cell office:value-type="string" calcext:value-type="string">
            <text:p>6069. — Señorita seria, buen físico, con algo de renta, residente en Santiago, desea conocer con fines serios a caballero honorable, culto, buena presencia, con situación económica, soltero o viudo; edad, 45 a 50 años, más o menos, Ruego enviar foto. — ROSY.</text:p>
          </table:table-cell>
        </table:table-row>
        <table:table-row table:style-name="ro1">
          <table:table-cell office:value-type="string" calcext:value-type="string">
            <text:p>6070. — Joven de 25 años, descendiente de extranjeros, buen físico, regular estatura, de familia muy honorable, serio, de muy buena situación financiera, agricultor, desea amistad con fines serios con señorita de 18 a 24 años, bonita, seriecita, buen físico, muy trabajadora, de familia muy honorable, que le guste el campo, prefiero, entre Concepción y Valdivia. Indispensable enviar foto. — LUCERO. </text:p>
          </table:table-cell>
        </table:table-row>
        <table:table-row table:style-name="ro4">
          <table:table-cell office:value-type="string" calcext:value-type="string">
            <text:p><text:span text:style-name="T1">6071. — Viuda honorable, de 42 años,</text:span></text:p>
            <text:p><text:span text:style-name="T1">buena figura, simpática, carácter agradable, buena dueña de casa, trabajadora y buena situación, desea conocer a caballero honorable.</text:span></text:p>
          </table:table-cell>
        </table:table-row>
        <table:table-row table:style-name="ro1">
          <table:table-cell office:value-type="string" calcext:value-type="string">
            <text:p>6072. — Alta, rubia, delgada, de ojos grises, 17 años, desea mantener correspondencia con chiquillo del Perú, Bolivia, Argentina o de otro país sudamericano. ¿Encontraré alguien quien se interese? — TAURARO.</text:p>
          </table:table-cell>
        </table:table-row>
        <table:table-row table:style-name="ro4">
          <table:table-cell office:value-type="string" calcext:value-type="string">
            <text:p><text:span text:style-name="T1">6073. — Deseo mantener correspondencia con joven de descendencia alemena, de 24 años, alto, rubio, ojos café, que</text:span></text:p>
            <text:p><text:span text:style-name="T1">hace poco tiempo que está en Maipú. Yo, morena, 17 primaveras. Enviar Foto. — TE ESPERO.</text:span></text:p>
          </table:table-cell>
        </table:table-row>
        <table:table-row table:style-name="ro1">
          <table:table-cell office:value-type="string" calcext:value-type="string">
            <text:p>6074. — Deseo mantener correspondencia con joven de 20 a 26 años, que sea alto, simpático y sincero. Yo, 19 años, familia honorable, rubia, no muy fea. — <text:s/>KATIA.</text:p>
          </table:table-cell>
        </table:table-row>
        <table:table-row table:style-name="ro1">
          <table:table-cell office:value-type="string" calcext:value-type="string">
            <text:p>6075. — Morena, 27 años, simpática, seria, educada, buena situación económica, desea conocer joven iguales condiciones; de 28 a 38 años, indispensable foto. — MARILU. </text:p>
          </table:table-cell>
        </table:table-row>
        <table:table-row table:style-name="ro1">
          <table:table-cell office:value-type="string" calcext:value-type="string">
            <text:p>6076. — Joven extranjero, distinguido, con fortuna, desinteresado, busca señorita o <text:s/>viuda, simpática y cariñosa. Absoluta discreción. — LUIS.</text:p>
          </table:table-cell>
        </table:table-row>
        <table:table-row table:style-name="ro4">
          <table:table-cell office:value-type="string" calcext:value-type="string">
            <text:p><text:span text:style-name="T1">6077. — Profesor primario, 24 años, buen físico, desea conocer maestrita joven o señorita de 17 años, bonita. Indispensable foto. Fines serios. — KEKO.</text:span></text:p>
            <text:p/>
          </table:table-cell>
        </table:table-row>
        <table:table-row table:style-name="ro1">
          <table:table-cell office:value-type="string" calcext:value-type="string">
            <text:p>6078. — Por falta de relaciones, deseo encontrar por este medio un compañero para mi vida. Lo deseo de 37 a 50 años, más o menos culto, de buen carácter, ojalá padre de pequeña criatura. Soy de buenas costumbres, blanca, pelo y ojos castaños, mido 1.60 m., con 60 kilos, buena dueña de casa, me gusta la vida del campo, tengo 35 años. — FLOR DE INVIERNO.</text:p>
          </table:table-cell>
        </table:table-row>
        <table:table-row table:style-name="ro1">
          <table:table-cell office:value-type="string" calcext:value-type="string">
            <text:p>6079. — Cañetinas desean conocer jóvenes simpáticos, 25, 23 y 30 años, absoluta seriedad; nosotras, de 17 a 23 años. — DUSI, NELIDA y ESTELA.</text:p>
          </table:table-cell>
        </table:table-row>
        <table:table-row table:style-name="ro1">
          <table:table-cell office:value-type="string" calcext:value-type="string">
            <text:p>6080. — Tú que posees algunas gracias exteriores y sueñas con un alma de hombre que quiera elevarse contigo hacia lo alto. Tú que sabes apreciar la belleza moral, la belleza de la naturaleza y de las artes. Tú que deseas tener dos corazones con que amar a Dios... Contéstame. Te espero con una comprensión y afectividad inmensas. Extranjero, de 26 años.</text:p>
          </table:table-cell>
        </table:table-row>
        <table:table-row table:style-name="ro4">
          <table:table-cell office:value-type="string" calcext:value-type="string">
            <text:p><text:span text:style-name="T1">6081. — Me gusta el sur, también los</text:span></text:p>
            <text:p><text:span text:style-name="T1">alemanes del sur. Por medio de ti, amable lector, rubio, quisiera conocer esa tierra lejana. Escríbeme, tendrás en Santiago una amiga morena, de 17 años. — MAUD.</text:span></text:p>
          </table:table-cell>
        </table:table-row>
        <table:table-row table:style-name="ro4">
          <table:table-cell office:value-type="string" calcext:value-type="string">
            <text:p><text:span text:style-name="T1">6082. — Señorita de la zona afectada,</text:span></text:p>
            <text:p><text:span text:style-name="T1">Concepción, ahora residente en Talca, desea conocer soltero o viudo, mayor de 30 años, chileno o alemán, trabajador y comprensivo, para formar hogar.- Yo, honorable familia, amante del hogar y cariños. — SUREÑA.</text:span></text:p>
          </table:table-cell>
        </table:table-row>
        <table:table-row table:style-name="ro4">
          <table:table-cell office:value-type="string" calcext:value-type="string">
            <text:p>6083. — Ely, 20 años, y Viola, 19 años, -</text:p>
            <text:p>desean un amigo de 30 años.</text:p>
          </table:table-cell>
        </table:table-row>
        <table:table-row table:style-name="ro4">
          <table:table-cell office:value-type="string" calcext:value-type="string">
            <text:p><text:span text:style-name="T1">6084. — Hombre inteligente y bueno, si estás muy solo y quisieras a tu lado</text:span></text:p>
            <text:p><text:span text:style-name="T1">una mujercita comprensiva y buena, -escribeme, ¿quieres? Ojalá tengas 28 a 38 años, seas alto, muy culto y cariñoso y tengas situación. — ALMA. </text:span></text:p>
          </table:table-cell>
        </table:table-row>
        <table:table-row table:style-name="ro4">
          <table:table-cell office:value-type="string" calcext:value-type="string">
            <text:p><text:span text:style-name="T1">6085. — Joven 25 años, sencillo, serio</text:span></text:p>
            <text:p><text:span text:style-name="T1">y cariñoso, desea conocer señorita de carácter humilde y situación modesta. que esté dispuesta a querer de corazón. — PORTEÑO. </text:span></text:p>
          </table:table-cell>
        </table:table-row>
        <table:table-row table:style-name="ro4">
          <table:table-cell office:value-type="string" calcext:value-type="string">
            <text:p><text:span text:style-name="T1">6086. — Joven católica, dueña de casa, </text:span></text:p>
            <text:p><text:span text:style-name="T1">regular situación, desea formar hogar sencillo, con gringuito igual condición, mayor de 25 años. — GRINGUITA.</text:span></text:p>
          </table:table-cell>
        </table:table-row>
        <table:table-row table:style-name="ro2">
          <table:table-cell office:value-type="string" calcext:value-type="string">
            <text:p><text:span text:style-name="T1">6087. — Por el doloroso sendero de la</text:span></text:p>
            <text:p><text:span text:style-name="T1">vida busco un corazón noble, sencillo,</text:span></text:p>
            <text:p><text:span text:style-name="T1">que sea capaz de ofrecerme una amistad sincera y cariñosa. No mayor de 28 años, yo, 23, morena, bajita..., pero con una fuente inagotable de cariño para el ser que pueda corresponderme. — ALMA </text:span></text:p>
            <text:p><text:span text:style-name="T1">ERRANTE.</text:span></text:p>
          </table:table-cell>
        </table:table-row>
        <table:table-row table:style-name="ro7">
          <table:table-cell office:value-type="string" calcext:value-type="string">
            <text:p><text:span text:style-name="T1">6088. — Deseo tener oro</text:span></text:p>
            <text:p><text:span text:style-name="T1">con joven alto, de 35 a 45 años, que sepa</text:span></text:p>
            <text:p><text:span text:style-name="T1">comprender a una mujer que espiritualmente se encuentra muy sola. Soy alta, delgada, 34 años. — SOLA. </text:span></text:p>
          </table:table-cell>
        </table:table-row>
        <table:table-row table:style-name="ro7">
          <table:table-cell office:value-type="string" calcext:value-type="string">
            <text:p><text:span text:style-name="T1">6089. — Deseo encontrar amiguito no</text:span></text:p>
            <text:p><text:span text:style-name="T1">mayor de 30 años, que sea teniente de</text:span></text:p>
            <text:p><text:span text:style-name="T1">ejército, no importa físico, sólo deseo que sea sincero con mi persona, no quedará desilusionado. — SOÑADORA.</text:span></text:p>
          </table:table-cell>
        </table:table-row>
        <table:table-row table:style-name="ro2">
          <table:table-cell office:value-type="string" calcext:value-type="string">
            <text:p>6090. — Señorita 23 años, aparenta  mucho menos; alto, 1.58 m., más bien delgada, extremadamente fiel y simpática, y nada mal parecida, católica, buena romántica, muy poco moderna, seria, cariñosa, carácter alegre, trabajadora, familia honorable, situación regular, le encanta</text:p>
            <text:p>la música, reside algo apartada de Santiago, busca su ideal, un rubio ojos</text:p>
            <text:p>verdes o claros, buena presencia, trabajador, sin vicios, comprensivo, franco, cariñoso, respetuoso, situación no me importa, pero sí requiero lo anotado y sea capaz de</text:p>
            <text:p>alegrar la vida de este amargado corazón, pues el destino ha sido muy poco pródígo con ella. — CUMPARSITA.</text:p>
          </table:table-cell>
        </table:table-row>
        <table:table-row table:style-name="ro4">
          <table:table-cell office:value-type="string" calcext:value-type="string">
            <text:p><text:span text:style-name="T1">6091. — Deseo conocer joven o viudo, no importa con hijos pequeños, buena familia y presencia, desee casarse este</text:span></text:p>
            <text:p><text:span text:style-name="T1">año. Yo, 23 años, familia distinguida. — RAQUEL. </text:span></text:p>
          </table:table-cell>
        </table:table-row>
        <table:table-row table:style-name="ro2">
          <table:table-cell office:value-type="string" calcext:value-type="string">
            <text:p><text:span text:style-name="T1">6092. — Provinciana, de buena figura,</text:span></text:p>
            <text:p><text:span text:style-name="T1">joven, simpática, alegre, cariñosa,</text:span></text:p>
            <text:p><text:span text:style-name="T1">desea correspondencia con joven que la</text:span></text:p>
            <text:p><text:span text:style-name="T1">comprenda y que quiera un amor desinteresado. Lo deseo mayor de 28 años, trabajador, de buena presencia y sentimientos, y que esté dispuesto a corresponder fielmente a quien lo sabría amar de verdad. — ILUSIONADA.</text:span></text:p>
          </table:table-cell>
        </table:table-row>
        <table:table-row table:style-name="ro2">
          <table:table-cell office:value-type="string" calcext:value-type="string">
            <text:p><text:span text:style-name="T1">6093. — Rubio, de ojos claros, 1.60 m.,</text:span></text:p>
            <text:p><text:span text:style-name="T1">42 años, trabajador y con situación. Simpático, comprensivo, culto, formal y</text:span></text:p>
            <text:p><text:span text:style-name="T1">aque aprecie a la mujer por sus propios méritos, Yo, trigueña, nada de fea, 34</text:span></text:p>
            <text:p><text:span text:style-name="T1">años, 152 m., profesional, independiente, ademá, poseo las cualidades morales que exijo. Noble lector, si se interesa por mí el compañero de mi vida, envíe foto. — EXIGENTE.</text:span></text:p>
          </table:table-cell>
        </table:table-row>
        <table:table-row table:style-name="ro1">
          <table:table-cell office:value-type="float" office:value="266" calcext:value-type="float">
            <text:p>266</text:p>
          </table:table-cell>
        </table:table-row>
        <table:table-row table:style-name="ro1">
          <table:table-cell office:value-type="string" calcext:value-type="string">
            <text:p>6094. — Joven, sureño, desea conocer señorita con fortuna, fines serios; ofrezco, cariño, buena familia, según dicen, simpático, buena figura. — OJOS VERDES.</text:p>
          </table:table-cell>
        </table:table-row>
        <table:table-row table:style-name="ro2">
          <table:table-cell office:value-type="string" calcext:value-type="string">
            <text:p><text:span text:style-name="T1">6095. — ¿No es verdad que tú, lectorcito, que lees mi aviso, que si eres simpático, educado, sencillo, respetuoso, de buena</text:span></text:p>
            <text:p><text:span text:style-name="T1">familia y estás entre los 18 y 24 años,</text:span></text:p>
            <text:p><text:span text:style-name="T1">contestarás el llamado que te hace mi</text:span></text:p>
            <text:p><text:span text:style-name="T1">corazón ilusionado de 18 abriles? — ANGELICA. </text:span></text:p>
          </table:table-cell>
        </table:table-row>
        <table:table-row table:style-name="ro1">
          <table:table-cell office:value-type="string" calcext:value-type="string">
            <text:p>6096. — Tengo 34 años, Soy baja, de buena familia, mala situación económica, tengo dos niños, he sufrido todo lo que se puede sufrir: en esta vida; si algún lectorcito de nobles sentimientos quiere formar ur hogar, que conteste, Nada exijo, sólo seriedad. — RAQUEL.</text:p>
          </table:table-cell>
        </table:table-row>
        <table:table-row table:style-name="ro1">
          <table:table-cell office:value-type="string" calcext:value-type="string">
            <text:p>6097.— Morena, <text:s/>estatura regular, 32 años, romántica, seria, nobles sentimientos, moral <text:s/>intachable, buena familia. Desearía correspondencia con extranjero o <text:s/>chileno, que tenga alguna situación, 35 a 38 años, independiente, serio, más o menos simpático, estatura, 1.70 m., educado. — INCOMPRENDIDA.</text:p>
          </table:table-cell>
        </table:table-row>
        <table:table-row table:style-name="ro2">
          <table:table-cell office:value-type="string" calcext:value-type="string">
            <text:p><text:span text:style-name="T1">6098. — Deseo conocer un hombre muy</text:span></text:p>
            <text:p><text:span text:style-name="T1">culto, alto, de 35 a 50 años, capaz de amar sinceramente. Yo, morena, 1.63 m.</text:span></text:p>
            <text:p><text:span text:style-name="T1">altura. Demás antecedentes, por carta,</text:span></text:p>
            <text:p><text:span text:style-name="T1">asegurando absoluta seriedad y reserva. — ATRAM.</text:span></text:p>
          </table:table-cell>
        </table:table-row>
        <table:table-row table:style-name="ro1">
          <table:table-cell office:value-type="string" calcext:value-type="string">
            <text:p>6099. — Jovencita 18 años, sencilla, trabajadora, desea conocer joven mayor de 21 años, fines serios. — DAMY.</text:p>
          </table:table-cell>
        </table:table-row>
        <table:table-row table:style-name="ro1">
          <table:table-cell office:value-type="string" calcext:value-type="string">
            <text:p>6100. — Deseo amiga, sola, independiente, haya amado mucho, viuda o soltera, cualquier edad, blanca, gorda, resida en Santiago, Rancagua, Rengo o San Fernando. — FUHRER.</text:p>
          </table:table-cell>
        </table:table-row>
        <table:table-row table:style-name="ro4">
          <table:table-cell office:value-type="string" calcext:value-type="string">
            <text:p><text:span text:style-name="T1">6101. — Ansío correspondencia fines se-</text:span></text:p>
            <text:p><text:span text:style-name="T1">rios, con señorita simpática, de 24 años. — HOMBRE X.</text:span></text:p>
          </table:table-cell>
        </table:table-row>
        <table:table-row table:style-name="ro1">
          <table:table-cell office:value-type="string" calcext:value-type="string">
            <text:p>6102. — Chiquilla morena, gordita, desea mantener correspondencia con simpático «universitario o agricultor, caballero, serio y espiritual, 19 a 25 años. Lo prefiero alto y ojos verdes. Exijo y garantizo seriedad. — MORENA CLARA.</text:p>
          </table:table-cell>
        </table:table-row>
        <table:table-row table:style-name="ro2">
          <table:table-cell office:value-type="string" calcext:value-type="string">
            <text:p>6103. — ¡Alto! Se necesitan dos mucha-</text:p>
            <text:p>chos cesantes en el amor... Sin complicaciones de ninguna clase. Mayores de 23 años, altos, morenos, alegres, nada de gente triste y desilusionada: físico, no importa. Nosotras, dos oficinistas de 19</text:p>
            <text:p>años, muy alegres y, según dicen las</text:p>
            <text:p>buenas lenguas, muy simpáticas. — NYSIA, MARUCHA.</text:p>
          </table:table-cell>
        </table:table-row>
        <table:table-row table:style-name="ro1">
          <table:table-cell office:value-type="string" calcext:value-type="string">
            <text:p>6104. — Lo único: que te pido es que seas simpática y no mayor de 20 años. — AGRICULTOR.</text:p>
          </table:table-cell>
        </table:table-row>
        <table:table-row table:style-name="ro1">
          <table:table-cell office:value-type="string" calcext:value-type="string">
            <text:p>6105. — Ocha, 27; Marilú, 22 años, morenas, 1.65 m., deseamos correspondencia con dos amigos, ojalá agricultores o profesionales, preferimos de San Fernando al Norte.</text:p>
          </table:table-cell>
        </table:table-row>
        <table:table-row table:style-name="ro1">
          <table:table-cell office:value-type="string" calcext:value-type="string">
            <text:p>6106.— Deseo conocer con fines matrimoniales, joven de buena familia, trabajador, sin. vicios, buenos sentimientos, sincero, cariñoso y no menor de 30 años, no me importa el físico, pero sí, exijo absoluta seriedad y fidelidad; yo, 29 años, gordita, nada mal parecida, enemiga del modernismo, cariñosa y amante del hogar; más datos al que se interese. — GORDITA.</text:p>
          </table:table-cell>
        </table:table-row>
        <table:table-row table:style-name="ro1">
          <table:table-cell office:value-type="string" calcext:value-type="string">
            <text:p>6107. — Chilena, 28 años, seria, desea conocer alemán, de 30 a 35 años, buena situación. — FEA.</text:p>
          </table:table-cell>
        </table:table-row>
        <table:table-row table:style-name="ro1">
          <table:table-cell office:value-type="string" calcext:value-type="string">
            <text:p>6108. — Joven culto y de nobles sentimientos, desea conocer señorita que reúna las mismas condiciones. Dirigirse a “Margarita”.</text:p>
          </table:table-cell>
        </table:table-row>
        <table:table-row table:style-name="ro1">
          <table:table-cell office:value-type="string" calcext:value-type="string">
            <text:p>6109. -— Deseo amistad desinteresada, con joven profesional, de preferencia ingeniero o arquitecto, católico, inteligente, soñador, místico, si es posible toque el violín. Físico y posición social no me interesan, como tampoco debe interesarle al que conteste. — PROCION.</text:p>
          </table:table-cell>
        </table:table-row>
        <table:table-row table:style-name="ro1">
          <table:table-cell office:value-type="string" calcext:value-type="string">
            <text:p>6110. — Dos jóvenes extranjeros, latinos, 26 y 29 años, buena figura, óptima situación, desean conocer dos señoritas de buen físico y distinción, tengan dinero, fines serios. — ROMULO y REMO.</text:p>
          </table:table-cell>
        </table:table-row>
        <table:table-row table:style-name="ro1">
          <table:table-cell office:value-type="string" calcext:value-type="string">
            <text:p>6111. — Chiquilla de 18 años. simpática, culta, sincera, desea mantener correspondencia con joven iguales condiciones, no mayor de 26 años. — HANNI.</text:p>
          </table:table-cell>
        </table:table-row>
        <table:table-row table:style-name="ro1">
          <table:table-cell office:value-type="string" calcext:value-type="string">
            <text:p>6112. — Busco el compañero noble, correcto, culto, y muy trabajador, de 34 a 43 años, que desea amar y ser comprendido por morena de 30 años, físico regular y sin dinero. Garantizo y exijo seriedad y reserva. — SIN AMOR.</text:p>
          </table:table-cell>
        </table:table-row>
        <table:table-row table:style-name="ro1">
          <table:table-cell office:value-type="string" calcext:value-type="string">
            <text:p>6113. — Chiquilla de 17 años, desea mantener correspondencia con chiquillo simpático e instruído. — PUNTARENENSE.</text:p>
          </table:table-cell>
        </table:table-row>
        <table:table-row table:style-name="ro1">
          <table:table-cell office:value-type="string" calcext:value-type="string">
            <text:p>6114. — Dos muchachas campesinas, desean correspondencia para alegrar su soledad, con dos jóvenes, 30 a 35 años, nobles sentimientos. comprensibles. Indispensable foto. — DALIA y ANEMONA.</text:p>
          </table:table-cell>
        </table:table-row>
        <table:table-row table:style-name="ro4">
          <table:table-cell office:value-type="string" calcext:value-type="string">
            <text:p><text:span text:style-name="T1">6115. — Caballero serio, educado, instruído, buena presencia, con profesión y situación definida, anhela conocer señora o señorita, simpática, con situación real o solvencia económica de ciudad o campo. Diríjome con franqueza y pido sinceridad en contestaciones, pues, estoy animado fines absolutamente serios, para</text:span></text:p>
            <text:p><text:span text:style-name="T1">conseguir algo indispensable en la vida: un techo feliz. Tengo experiencia y pertenezco buena familia. — JENOFONTE.</text:span></text:p>
          </table:table-cell>
        </table:table-row>
        <table:table-row table:style-name="ro4">
          <table:table-cell office:value-type="string" calcext:value-type="string">
            <text:p><text:span text:style-name="T1">6116. — ¿Serás tú, bella muchachita, la</text:span></text:p>
            <text:p><text:span text:style-name="T1">que endulzarás mi vida, con tus cartitas? — AMARGADO.</text:span></text:p>
          </table:table-cell>
        </table:table-row>
        <table:table-row table:style-name="ro1">
          <table:table-cell office:value-type="string" calcext:value-type="string">
            <text:p>6117. — Rubia, de 20 abriles, descendiente de alemanes, buen físico, cuerpo proporcionado, cariñosa y altamente instruída, desea conocer joven no más de 29 años, ojalá holgada situación, culto y respetuoso, indispensable mandar foto, que será devuelta en caso de no agradar. — GRINGUITA.</text:p>
          </table:table-cell>
        </table:table-row>
        <table:table-row table:style-name="ro4">
          <table:table-cell office:value-type="string" calcext:value-type="string">
            <text:p><text:span text:style-name="T1">6118. — Dos chiquillas, de 19 años, antimodernistas, espirituales, y sencillas, desean conocer a jóvenes católicos y profesionales, residentes en Santiago; los deseamos de 23 a 26 años, morenos, serios y comprensivos. Exigimos absoluta  seriedad. Se ruega en lo posible enviar foto.</text:span></text:p>
            <text:p><text:span text:style-name="T1"> — MORENA y TRIGUEÑA.</text:span></text:p>
          </table:table-cell>
        </table:table-row>
        <table:table-row table:style-name="ro4">
          <table:table-cell office:value-type="string" calcext:value-type="string">
            <text:p><text:span text:style-name="T1">6119. — Extranjero, sólo, alrededor de 50 años, culto, trabajador, poco capital, desea conocer para formar un hogar en este país, señorita o viuda, no importa</text:span></text:p>
            <text:p><text:span text:style-name="T1">tenga uno o dos hijitos, honorable, buena, cariñosa, con situación. — JASON.</text:span></text:p>
          </table:table-cell>
        </table:table-row>
        <table:table-row table:style-name="ro2">
          <table:table-cell office:value-type="string" calcext:value-type="string">
            <text:p><text:span text:style-name="T1">6120. — Si eres moreno, de 24 a 30 años,</text:span></text:p>
            <text:p><text:span text:style-name="T1">alto, regular estatura, serio, y quieres</text:span></text:p>
            <text:p><text:span text:style-name="T1">conocer a chiquilla de 20 años, contesta</text:span></text:p>
            <text:p><text:span text:style-name="T1">a este corazoncito sin dueño.</text:span></text:p>
          </table:table-cell>
        </table:table-row>
        <table:table-row table:style-name="ro1">
          <table:table-cell office:value-type="float" office:value="267" calcext:value-type="float">
            <text:p>267</text:p>
          </table:table-cell>
        </table:table-row>
        <table:table-row table:style-name="ro1">
          <table:table-cell office:value-type="string" calcext:value-type="string">
            <text:p>6121. — Joven extranjero, rubio, con auto, desea conocer chilenita distinguida, hasta 18 años, morena, inteligente, femenina, sensibilidad delicada, amante de la naturaleza. Fines serios, reserva absoluta. Si es posible, enviar foto; en ceso de no agradar, se devolverá. </text:p>
          </table:table-cell>
        </table:table-row>
        <table:table-row table:style-name="ro1">
          <table:table-cell office:value-type="string" calcext:value-type="string">
            <text:p>6122. — Deseo conocer caballero, de 30 a 35 años, educado, serio, alto, físico no me interesa. Yo, alta, antimoderna y muy seria. — MARGARITA.</text:p>
          </table:table-cell>
        </table:table-row>
        <table:table-row table:style-name="ro7">
          <table:table-cell office:value-type="string" calcext:value-type="string">
            <text:p><text:span text:style-name="T1">6123. — Italiano, de 32 años, que perdió</text:span></text:p>
            <text:p><text:span text:style-name="T1">situación financiera en Concepción, por</text:span></text:p>
            <text:p><text:span text:style-name="T1">el terremoto, desea conocer, fines matrimoniales, señorita o viuda, de 30 a 40 años, indispensable que tenga buena situación financiera, para  trabajar. — LIGURE.</text:span></text:p>
          </table:table-cell>
        </table:table-row>
        <table:table-row table:style-name="ro4">
          <table:table-cell office:value-type="string" calcext:value-type="string">
            <text:p><text:span text:style-name="T1">6124. — Joven, viudo, 27 años, moreno,</text:span></text:p>
            <text:p><text:span text:style-name="T1">alto, delgado, honorable, desea conocer viuda, independiente, con quien tener amistad, franca y sincera. — SOLITARIO.</text:span></text:p>
          </table:table-cell>
        </table:table-row>
        <table:table-row table:style-name="ro1">
          <table:table-cell office:value-type="string" calcext:value-type="string">
            <text:p>6125. — Cifro mi mayor felicidad en encontrar un hombre cariñoso y comprensivo que conteste este aviso. — ELIANA.</text:p>
          </table:table-cell>
        </table:table-row>
        <table:table-row table:style-name="ro1">
          <table:table-cell office:value-type="string" calcext:value-type="string">
            <text:p>6126. — Viuda, joven, sin hijos, excelente dueña de casa, quiere rehacer el hogar, acompañada de caballero culto, trabajador, de 40 a 50 años. OBRERITA.</text:p>
          </table:table-cell>
        </table:table-row>
        <table:table-row table:style-name="ro4">
          <table:table-cell office:value-type="string" calcext:value-type="string">
            <text:p><text:span text:style-name="T1">6127. — Asustada de mi soledad moral,</text:span></text:p>
            <text:p><text:span text:style-name="T1">necesito urgente, profesor de optimismo, que seriamente me enseñe a tomar la vida en broma. Lo quiero de 38 a 45 años. Yo, menos de 30. — BEGONIA.</text:span></text:p>
          </table:table-cell>
        </table:table-row>
        <table:table-row table:style-name="ro4">
          <table:table-cell office:value-type="string" calcext:value-type="string">
            <text:p><text:span text:style-name="T1">6128. — RUDAK; de 22 años, y JAQUIS,</text:span></text:p>
            <text:p><text:span text:style-name="T1">19 años, desean tener correspondencia con señoritas porteñas o santiaguinas, de 18 a 22 años, empleadas de oficina. Nosotros, empleados, alegres y optimistas. ¿Encontraremos nuestros amores entre las lectoras de “Margarita”?</text:span></text:p>
          </table:table-cell>
        </table:table-row>
        <table:table-row table:style-name="ro1">
          <table:table-cell office:value-type="string" calcext:value-type="string">
            <text:p>6129. — Deseo tener un amigo, por correspondencia, sureño, serio, comprensivo, mayor de 22 años; yo, pobre, humilde y de una exagerada timidez. — DESDICHADA.</text:p>
          </table:table-cell>
        </table:table-row>
        <table:table-row table:style-name="ro4">
          <table:table-cell office:value-type="string" calcext:value-type="string">
            <text:p><text:span text:style-name="T1">6130. — Agricultor, educado, culto y noble, desea correspondencia con joven trigueña, agraciada. Yo, rubio, 24 años, y</text:span></text:p>
            <text:p><text:span text:style-name="T1">muy apasionado, exijo absoluta seriedad. — DUQUE.</text:span></text:p>
          </table:table-cell>
        </table:table-row>
        <table:table-row table:style-name="ro1">
          <table:table-cell office:value-type="string" calcext:value-type="string">
            <text:p>6131. — Extranjera, de 23 años, desea tener amistad con joven extranjero o chileno, que sea trabajador y de buena familia. Mandar foto, a MARY.</text:p>
          </table:table-cell>
        </table:table-row>
        <table:table-row table:style-name="ro4">
          <table:table-cell office:value-type="string" calcext:value-type="string">
            <text:p>6132. — Soltero, de 33 años, ascendencia extranjera, situación independiente, trabajador, deseo encontrar compañera, más</text:p>
            <text:p>o menos de iguales condiciones, que sepa música. — ALMA HUERFANA.</text:p>
          </table:table-cell>
        </table:table-row>
        <table:table-row table:style-name="ro4">
          <table:table-cell office:value-type="string" calcext:value-type="string">
            <text:p><text:span text:style-name="T1">6133. — Joven, 25 años, busca, con an-siedad, una gran amistad con una ami-</text:span></text:p>
            <text:p><text:span text:style-name="T1">guita de la misma edad o poquito menos, denote sinceridad, seria, cariñosa y trabajadora, residente en Santiago y le agrade el cine. Yo, soy obrerito, pobre, pero muy amigo del trabajo, serio, sin vicios, delgado, alto, sano y me encuentro muy solo. — CENICIENTO.</text:span></text:p>
          </table:table-cell>
        </table:table-row>
        <table:table-row table:style-name="ro7">
          <table:table-cell office:value-type="string" calcext:value-type="string">
            <text:p><text:span text:style-name="T1">6134. — Deseo encontrar ideal soñado,</text:span></text:p>
            <text:p><text:span text:style-name="T1">para hacer florecer un amor de blancura</text:span></text:p>
            <text:p><text:span text:style-name="T1">inmaculada, alemán o francés, ojalá solitario en Chile, afortunado, más o menos 50 años, soltero, cariñoso, buen físico, ojos azules, alto, católico, sin vicios que le guste la vida: de campo en el Sur de Chile. Yo, morena, soltera, honrada, alta, mayor de cuarenta años con bienes raíces, dispuesta a hacer feliz a un caballero que tenga las cualidades que exijo. Pido absoluta seriedad. — LA DAMA DE LA NOCHE. </text:span></text:p>
          </table:table-cell>
        </table:table-row>
        <table:table-row table:style-name="ro1">
          <table:table-cell office:value-type="string" calcext:value-type="string">
            <text:p>6135. — Dos futuros oficiales, de 24 y 25 años, respectivamente, desean conocer damas dé 25 a 35 años, para distraer los días francos. — CAPITAN BLOOD y MARCO POLO. </text:p>
          </table:table-cell>
        </table:table-row>
        <table:table-row table:style-name="ro4">
          <table:table-cell office:value-type="string" calcext:value-type="string">
            <text:p><text:span text:style-name="T1">6136. — Somos dos obreros, de 22 y 23 años, respectivamente, deseamos tener correspondencia con señoritas de 18 a 20 años, se ruega enviar foto, sinceridad y reserva absoluta. Contestar por separado,</text:span></text:p>
            <text:p><text:span text:style-name="T1">a SAMUEL y LUIS.</text:span></text:p>
          </table:table-cell>
        </table:table-row>
        <table:table-row table:style-name="ro4">
          <table:table-cell office:value-type="string" calcext:value-type="string">
            <text:p>6137. — Por cumplir con deberes filiales, he desentendido el importante problema del matrimonio, y hoy, que me encuentro sola, con buena situación económica y muy capaz de hacer feliz a un esposa, pido a Dios que por intermedio de “Margarita”, conozca a un, hombre a quien dedicar las ternuras de mi alma, que me proteja y me ame. Lo quiero de 38 a 50 años, sano, de muy buenos antecedentes familiares, de superior cultura, y ojalá sea profesional, mejor aún si es ingeniero, católico o muy tolerante en sentida de religión, de buen corazón, amante del</text:p>
            <text:p>hogar y de la buena música. Yo, de iguales condiciones. — ALMA LLANA.</text:p>
          </table:table-cell>
        </table:table-row>
        <table:table-row table:style-name="ro1">
          <table:table-cell office:value-type="string" calcext:value-type="string">
            <text:p>6138. — Deseo tener correspondencia con joven moreno, de 22 a 26 años, serio, de buenos sentimientos. Yo, trigueña, de ojos verdes, 18 años, sincera y cariñosa. Ruego seriedad. — ROSITA. </text:p>
          </table:table-cell>
        </table:table-row>
        <table:table-row table:style-name="ro7">
          <table:table-cell office:value-type="string" calcext:value-type="string">
            <text:p><text:span text:style-name="T1">6139. — ¿Enecontraré, caballero do 40</text:span></text:p>
            <text:p><text:span text:style-name="T1">a 45 años, educado, emprendedor, de</text:span></text:p>
            <text:p><text:span text:style-name="T1">regular situación, alto, amante del hogar? — SOLA LUCHANDO. </text:span></text:p>
          </table:table-cell>
        </table:table-row>
        <table:table-row table:style-name="ro4">
          <table:table-cell office:value-type="string" calcext:value-type="string">
            <text:p><text:span text:style-name="T1">6140. — Chiquilla oficinista, no ha</text:span></text:p>
            <text:p><text:span text:style-name="T1">amado nunca, por no encontrar el ideal, quisiera a través de la distancia, amar eternamente a quien le corresponda. Sueño con un tipo serio, de buena presencia, y familia honorable. — PROVINCIANITA.</text:span></text:p>
          </table:table-cell>
        </table:table-row>
        <table:table-row table:style-name="ro4">
          <table:table-cell office:value-type="string" calcext:value-type="string">
            <text:p><text:span text:style-name="T1">6141. — Norteamericano y mexicano, 30 y 27 años, respectivamente, desean conocer dos señoritas cultas y católicas,</text:span></text:p>
            <text:p><text:span text:style-name="T1">20 a 30 años, no importa físico, ni situación social. Contestar a TWO LONELY BOYS.</text:span></text:p>
          </table:table-cell>
        </table:table-row>
        <table:table-row table:style-name="ro1">
          <table:table-cell office:value-type="string" calcext:value-type="string">
            <text:p>6142. — Deseo mantener correspondencia con joven de 30 a 35 años, profesional o de situación, buen físico. Yo, profesional, comprensiva y buen carácter. — YANET.</text:p>
          </table:table-cell>
        </table:table-row>
        <table:table-row table:style-name="ro1">
          <table:table-cell office:value-type="string" calcext:value-type="string">
            <text:p>6143. — Moreno, de 18 años, desea correspondencia con rubia de 17 años; yo hasta la fecha ningún defecto. — ILUSO.</text:p>
          </table:table-cell>
        </table:table-row>
        <table:table-row table:style-name="ro4">
          <table:table-cell office:value-type="string" calcext:value-type="string">
            <text:p><text:span text:style-name="T1">6144. — ¡Ojo! Deseo tener una amiga mayor de 24 años, comprensiva y muy</text:span></text:p>
            <text:p><text:span text:style-name="T1">educada, con preferencia, intelectual. Chileno de 29 años, estatura regular. — EXIGENTE.</text:span></text:p>
          </table:table-cell>
        </table:table-row>
        <table:table-row table:style-name="ro4">
          <table:table-cell office:value-type="string" calcext:value-type="string">
            <text:p><text:span text:style-name="T1">6145. — Con fines serios, deseo amistad</text:span></text:p>
            <text:p><text:span text:style-name="T1">con profesional, hasta 35 años. Yo, morena, cariñosa, simpática, estatura regular, 24 años. — SUREÑA.</text:span></text:p>
          </table:table-cell>
        </table:table-row>
        <table:table-row table:style-name="ro1">
          <table:table-cell office:value-type="string" calcext:value-type="string">
            <text:p>6146. — Profesional universitario, empleado en la Administración Pública, buen físico, estatura 1.78 m., 34 años, muy cariñoso, desea conocer con fines matrimoniales, señorita pedagoga, dentista, normalista, de buen físico, no mayor de 25 a 30 años, no importa que sea de Temuco a Parral, la prefiero damnificada. Se ruega enviar foto y antecedentes. </text:p>
          </table:table-cell>
        </table:table-row>
        <table:table-row table:style-name="ro1">
          <table:table-cell office:value-type="string" calcext:value-type="string">
            <text:p>6147. — Joven católico y empleado fiscal, sin vicios, desea conocer con fines matrimoniales, a señorita —profesora primaria, cariñosa y sincera. Exijo y garantizo seriedad. — CARIÑOSO.</text:p>
          </table:table-cell>
        </table:table-row>
        <table:table-row table:style-name="ro4">
          <table:table-cell office:value-type="string" calcext:value-type="string">
            <text:p>6148. — Mi mayor deseo es tener correspondencia con jóvenes residentes en Guatemala, Salvador, Nicaragua, Costa Rica, Panamá, Honduras, Cuba. es decir, de</text:p>
            <text:p>cualquier lugar de  Centroamérica. — CHILENA. </text:p>
          </table:table-cell>
        </table:table-row>
        <table:table-row table:style-name="ro4">
          <table:table-cell office:value-type="string" calcext:value-type="string">
            <text:p><text:span text:style-name="T1">6149. — Soy rubia, francesa, 35 años, |</text:span></text:p>
            <text:p><text:span text:style-name="T1">huérfana y amargada de la vida, profesional. Si alguien se interesa, no se arrepentirá. Lo deseo culto, cariñoso, no importa viudo, hasta 45 años y ojalá profesional. — JANETTE.</text:span></text:p>
          </table:table-cell>
        </table:table-row>
        <table:table-row table:style-name="ro4">
          <table:table-cell office:value-type="string" calcext:value-type="string">
            <text:p><text:span text:style-name="T1">6150.— Amargado de la vida, busca en señorita o señora viuda, no mayor de 35</text:span></text:p>
            <text:p><text:span text:style-name="T1">años, el cariño y la comprensión que pueda darme. Ruego. enviar foto, la que será devuelta en caso de no ser aceptada. Garantizo absoluta seriedad. — DESENGAÑADO.</text:span></text:p>
          </table:table-cell>
        </table:table-row>
        <table:table-row table:style-name="ro1">
          <table:table-cell office:value-type="float" office:value="268" calcext:value-type="float">
            <text:p>268</text:p>
          </table:table-cell>
        </table:table-row>
        <table:table-row table:style-name="ro1">
          <table:table-cell office:value-type="string" calcext:value-type="string">
            <text:p>6151. — Elsa, Inés, 22 y 17 años, respectivamente, desean tener correspondencia con jóvenes serios, cultos y de buena figura. — VALDIVIANAS.</text:p>
          </table:table-cell>
        </table:table-row>
        <table:table-row table:style-name="ro10">
          <table:table-cell office:value-type="string" calcext:value-type="string">
            <text:p><text:span text:style-name="T1">6152. — Mi alma de aventurero — me</text:span></text:p>
            <text:p><text:span text:style-name="T1">llevó un día a la guerra; — era un día</text:span></text:p>
            <text:p><text:span text:style-name="T1">magnífico, pero -— muy triste para la</text:span></text:p>
            <text:p><text:span text:style-name="T1">tierra. — Luché durante algunos meses — allá en el. Chaco Boreal — y  escancié</text:span></text:p>
            <text:p><text:span text:style-name="T1">hasta las heces — mi amargura fatal. —-</text:span></text:p>
            <text:p><text:span text:style-name="T1">Pero un día fui yo herido -— por unas</text:span></text:p>
            <text:p><text:span text:style-name="T1">traidoras balas — caí en el barro podrido — de esas selvas tan malas. — Estuve por varios días — caído en el cieno inmundo, — se queja el alma mía — de un dolor tremebundo... — Volví de esa guerra sangrienta — con mi cuerpo flagelado. — Chiquilla, a, usted mi alma le cuenta — que tengo un brazo amputado.— Encontrar mi ideal sería — una mujer dulce y buena, — con un alma como la mía — para que calme mi pena. Quiero que tengas el alma ilusa, — el corazón sentimental; — los ojos como mi musa — y el cuerpecito ideal. — Yo tengo veinte y cinco años — y deseo que tú tengas menos; — tengo algunos desengaños, — y el corazón “de ternuras lleno. — No importa que seas fea; — siempre anhelante te espero, — y aunque seas quien seas — te diré que siempre te quiero, —- Chiquilla; ¡contéstame por favor! — ¡No</text:span></text:p>
            <text:p><text:span text:style-name="T1">me abandones a mi suerte! — Yo te daré</text:span></text:p>
            <text:p><text:span text:style-name="T1">todo mi amor, — y te querré, ¡hasta la muerte! — EL POETA SOÑADOR.</text:span></text:p>
          </table:table-cell>
        </table:table-row>
        <table:table-row table:style-name="ro4">
          <table:table-cell office:value-type="string" calcext:value-type="string">
            <text:p><text:span text:style-name="T1">6153. — Extranjero, ingeniero agrónomo, ocho años en el país, 36 años de edad, alto, rubio, de buena presencia, familia honorable, con muy buena  herencia, desea conocer señorita o viuda en las mismas condiciones, no mayor de 25 años,</text:span></text:p>
            <text:p><text:span text:style-name="T1">fines serios. — SOLTERO.</text:span></text:p>
          </table:table-cell>
        </table:table-row>
        <table:table-row table:style-name="ro1">
          <table:table-cell office:value-type="string" calcext:value-type="string">
            <text:p>6154. — Anoche soñé que por intermedio de “Margarita” conocía a mi ideal. Lo soñé alto, joven, más o menos de 24 a 28 años, alegre y cariñoso. ¿Será sólo un sueño? ¿No encontraré entre los lectores de “Margarita” alguno que reúna estas cualidades, y conteste a MORENA SOÑADORA?</text:p>
          </table:table-cell>
        </table:table-row>
        <table:table-row table:style-name="ro4">
          <table:table-cell office:value-type="string" calcext:value-type="string">
            <text:p><text:span text:style-name="T1">6155. — Viudo, 34 años, bueno y de honorable situación, desea conocer, con fines matrimoniales, a señorita o viuda, hasta 34 años máximo, profesional o con recursos para sostenernos mutuamente en</text:span></text:p>
            <text:p><text:span text:style-name="T1">los problemas económicos del hogar. Soy cariñoso y comprensivo. — ARIEL.</text:span></text:p>
          </table:table-cell>
        </table:table-row>
        <table:table-row table:style-name="ro4">
          <table:table-cell office:value-type="string" calcext:value-type="string">
            <text:p><text:span text:style-name="T1">6156. — Tres chiquillas idealistas, nada</text:span></text:p>
            <text:p><text:span text:style-name="T1">de modernas, ¡desgraciadamente, para la generalidad!, desean encontrar tres almas gemelas, que sean afines en sentimientos y hechos, para compartir la existencia con una sincera amistad. Los deseamos de 25 a 32 años, sinceros, alegres, cariñosos y de buena situación. — CARMEN, SOFIA y LUCIA.</text:span></text:p>
          </table:table-cell>
        </table:table-row>
        <table:table-row table:style-name="ro7">
          <table:table-cell office:value-type="string" calcext:value-type="string">
            <text:p>6157. — Morena, ojos obscuros, 1.60 m.</text:p>
            <text:p>alto, 24 años, muy amante del hogar,</text:p>
            <text:p>desea encontrar un hombre trabajador, inteligente y muy comprensivo; edad, 30 a 35 años no importa civil o militar, que ame los viajes; exijo seriedad. Indispensable enviar foto. — SOÑADORA.</text:p>
          </table:table-cell>
        </table:table-row>
        <table:table-row table:style-name="ro1">
          <table:table-cell office:value-type="string" calcext:value-type="string">
            <text:p>6158. — Muchacha de costumbres un poco añejas, morena, no muy fea, familia honorable, quiere encontrar su ideal en hombre de alma privilegiada, hacendado, alto, moreno, 35 años, enviar foto. — NEGRA MORA.</text:p>
          </table:table-cell>
        </table:table-row>
        <table:table-row table:style-name="ro4">
          <table:table-cell office:value-type="string" calcext:value-type="string">
            <text:p><text:span text:style-name="T1">6159. — Usted, señorita, que es joven y</text:span></text:p>
            <text:p><text:span text:style-name="T1">habla un poquito de inglés, escríbame en dicho idioma, informándome sobre su persona. — OKEY.</text:span></text:p>
          </table:table-cell>
        </table:table-row>
        <table:table-row table:style-name="ro4">
          <table:table-cell office:value-type="string" calcext:value-type="string">
            <text:p><text:span text:style-name="T1">6160. — Soy morena, simpática, regular</text:span></text:p>
            <text:p><text:span text:style-name="T1">estatura, 29 años, instruida, buena situación económica y social, seria y cariñosa. Deseo encontrar un hombre muy trabajador, serio, agricultor o profesional, hasta 45 años, buena situación económica, físico regular. — MIRTA.</text:span></text:p>
          </table:table-cell>
        </table:table-row>
        <table:table-row table:style-name="ro1">
          <table:table-cell office:value-type="string" calcext:value-type="string">
            <text:p>6161. — Catita busca, con fines serios, joven honorable, 30 a 38 años, ojalá profesional. No importa físico.</text:p>
          </table:table-cell>
        </table:table-row>
        <table:table-row table:style-name="ro1">
          <table:table-cell office:value-type="string" calcext:value-type="string">
            <text:p>6162. — Mariela busca fines serios, joven mayor de 25 años, altura 1.70 m., moreno, viva independiente. Honorabilidad intachable. — ELSA.</text:p>
          </table:table-cell>
        </table:table-row>
        <table:table-row table:style-name="ro1">
          <table:table-cell office:value-type="string" calcext:value-type="string">
            <text:p>6163. — Morenita, 21 años, seria, virtuosa, sana, hacendosa, físico aceptable, buena presencia, educada, regular situación, desea encontrar pronto joven mismas condiciones, de 24 a 35 años, fines serios, Ruega enviar foto. — TRISTEZA.</text:p>
          </table:table-cell>
        </table:table-row>
        <table:table-row table:style-name="ro1">
          <table:table-cell office:value-type="string" calcext:value-type="string">
            <text:p>6164. — ¡Lector! ¿Corresponderías amistad de joven sincera? Te espero. — PORTEÑA.</text:p>
          </table:table-cell>
        </table:table-row>
        <table:table-row table:style-name="ro1">
          <table:table-cell office:value-type="string" calcext:value-type="string">
            <text:p>6165. — Deseo mantener correspondencia, joven que haya sufrido mucho, culto y serio, 30 a 34 años. — STELLA.</text:p>
          </table:table-cell>
        </table:table-row>
        <table:table-row table:style-name="ro1">
          <table:table-cell office:value-type="string" calcext:value-type="string">
            <text:p>6166. — Joven ayudante jefe Mineral Teniente desea conocer señorita alta,-sincera, de 18 a 22 años, con fines matrimoniales. Enviar foto. Prometo bajo palabra de honor devolver. </text:p>
          </table:table-cell>
        </table:table-row>
        <table:table-row table:style-name="ro1">
          <table:table-cell office:value-type="string" calcext:value-type="string">
            <text:p>6167. — Señorita seria, culta, comprensiva, soñadora, hogareña, cariñosa, muy lectora, sencilla y buen carácter, desea conocer fines serios, caballero 38 años, culto, serio, cariñoso, comprensivo.</text:p>
          </table:table-cell>
        </table:table-row>
        <table:table-row table:style-name="ro4">
          <table:table-cell office:value-type="string" calcext:value-type="string">
            <text:p><text:span text:style-name="T1">6168. — Deseo conocer extranjero, de preferencia inglés o americano, buena posición social, de 38 a 45 años, no me importa el físico, pero sí que sea serio,</text:span></text:p>
            <text:p><text:span text:style-name="T1">culto, buenos sentimientos y porvenir. Yo, soltera, 29 años, iguales condiciones, buen físico, alta, muy buena dueña de casa, instruida, ansiosa de formar un verdadero hogar, noble y agradable, refugio de todas las amarguras. Prefiero de Valparaíso o alrededores. — ALONE.</text:span></text:p>
          </table:table-cell>
        </table:table-row>
        <table:table-row table:style-name="ro1">
          <table:table-cell office:value-type="string" calcext:value-type="string">
            <text:p>6169. — Deseo mantener correspondencia con joven de 30 a 35 años, profesional o de situación, buen físico. Yo, profesional, comprensiva y buen carácter. </text:p>
          </table:table-cell>
        </table:table-row>
        <table:table-row table:style-name="ro1">
          <table:table-cell office:value-type="string" calcext:value-type="string">
            <text:p>6170. — Mi ideal es conocer señorita educada, buena presencia y físico pasable, que no tenga más de 27 años. Yo, 32 años, regular estatura, físico regular. Desearía correspondencia con fines serios.</text:p>
          </table:table-cell>
        </table:table-row>
        <table:table-row table:style-name="ro1">
          <table:table-cell office:value-type="string" calcext:value-type="string">
            <text:p>6171. — Lector, soy bajita, delgada, feíta, simpática, culta; te sueño culto, noble y trabajador, hasta 30 años. Si te encuentro, te daré entero mi corazón. Yo, 23 años. — ROSA TRISTE.</text:p>
          </table:table-cell>
        </table:table-row>
        <table:table-row table:style-name="ro4">
          <table:table-cell office:value-type="string" calcext:value-type="string">
            <text:p><text:span text:style-name="T1">6172. — Deseo conocer joven de 30 a 45</text:span></text:p>
            <text:p><text:span text:style-name="T1">años, que sepa comprender los delicados sentimientos de un corazón que por las preocupaciones de la vida no ha sabido escuchar las ternuras del amor. — BLANCA FLORECILLA.</text:span></text:p>
          </table:table-cell>
        </table:table-row>
        <table:table-row table:style-name="ro7">
          <table:table-cell office:value-type="string" calcext:value-type="string">
            <text:p><text:span text:style-name="T1">6173. — PERU. — Señorita profesional,</text:span></text:p>
            <text:p><text:span text:style-name="T1">culta, laboriosa, muy amante del hogar,</text:span></text:p>
            <text:p><text:span text:style-name="T1">desea tener correspondencia con caballero de las mismas condiciones, de 40 a 50 años, no importa situación económica, prefiero extranjero. — LIMEÑA.</text:span></text:p>
          </table:table-cell>
        </table:table-row>
        <table:table-row table:style-name="ro4">
          <table:table-cell office:value-type="string" calcext:value-type="string">
            <text:p><text:span text:style-name="T1">6174. — Rubia y morena, 17 años, respectivamente, desean correspondencia con jóvenes cultos y simpáticos. Indispensable</text:span></text:p>
            <text:p><text:span text:style-name="T1">incluir foto. Prefieren altos, 1.70 m. — RUBIA y MORENA.</text:span></text:p>
          </table:table-cell>
        </table:table-row>
        <table:table-row table:style-name="ro4">
          <table:table-cell office:value-type="string" calcext:value-type="string">
            <text:p><text:span text:style-name="T1">6175. — Je veux soutenir correspondence avec un francais pour prattiquer l'idiome.</text:span></text:p>
            <text:p><text:span text:style-name="T1"> — UNE CHILIENNE. </text:span></text:p>
          </table:table-cell>
        </table:table-row>
        <table:table-row table:style-name="ro1">
          <table:table-cell office:value-type="string" calcext:value-type="string">
            <text:p>6176. — Viuda joven, sin hijos, dinámica, excelente dueña de casa, jovial, según dicen, no mal parecida, desea conocer caballero, para fines serios, edad, 40 a 50 años, honorable, culto y comprensivo. — BETTI. </text:p>
          </table:table-cell>
        </table:table-row>
        <table:table-row table:style-name="ro1">
          <table:table-cell office:value-type="string" calcext:value-type="string">
            <text:p>6177. — Desearía conocer pronto, con fines serios, alemán, ruso o italiano, rubio, alto, más de 1.71 m., culto, distinguido, trabajador, de 25 a 40 años. Yo, morena, alta, educada, simpática, seria, 19 años, buena familia, con situación. Contestar por “'Margarita”, a MARINELLA. </text:p>
          </table:table-cell>
        </table:table-row>
        <table:table-row table:style-name="ro1">
          <table:table-cell office:value-type="string" calcext:value-type="string">
            <text:p>6178. — Viuda, amiga del trabajo, honorable, cariñosa, 35 años, desea conocer joven, edad aproximada, cariñoso, católico, de nobles sentimientos, culto, sano, preferible provinciano. — LITA. </text:p>
          </table:table-cell>
        </table:table-row>
        <table:table-row table:style-name="ro1">
          <table:table-cell office:value-type="string" calcext:value-type="string">
            <text:p>6179. — Ansiosa de amor, busca entre los lectores de “Margarita”, un hombre de 26 a 30 años, que tensa un alma noble y comprensiva, y que esté dispuesto hacer mi felicidad. Yo, 25 años. — NEGRA. </text:p>
          </table:table-cell>
        </table:table-row>
        <table:table-row table:style-name="ro1">
          <table:table-cell office:value-type="float" office:value="269" calcext:value-type="float">
            <text:p>269</text:p>
          </table:table-cell>
        </table:table-row>
        <table:table-row table:style-name="ro4">
          <table:table-cell office:value-type="string" calcext:value-type="string">
            <text:p><text:span text:style-name="T1">6180. — Morena de 20 años, delgada, regular estatura, que gusta del hogar y la música, desea conocer joven de 25 a 30 años, culto y cariñoso.  —</text:span> SANTIAGUINA</text:p>
            <text:p>ANTIMODERNISTA.</text:p>
          </table:table-cell>
        </table:table-row>
        <table:table-row table:style-name="ro2">
          <table:table-cell office:value-type="string" calcext:value-type="string">
            <text:p><text:span text:style-name="T1">6181. — Dos amigos sureños, sin vicios y</text:span></text:p>
            <text:p><text:span text:style-name="T1">buen físico, uno contador, de 20 años,</text:span></text:p>
            <text:p><text:span text:style-name="T1">y el otro, bachiller, de 22 años, desean</text:span></text:p>
            <text:p><text:span text:style-name="T1">conocer señoritas con fines serios, cultas, buena posición, y de nobles sentimientos: enviar fotos que serán devuéltas. — GUTHY y CHOMITO. </text:span></text:p>
          </table:table-cell>
        </table:table-row>
        <table:table-row table:style-name="ro7">
          <table:table-cell office:value-type="string" calcext:value-type="string">
            <text:p><text:span text:style-name="T1">6182. — Extranjera de 45 abriles, con</text:span></text:p>
            <text:p><text:span text:style-name="T1">un corazón de 20 años, 1.70 m., delgada, sin ser flaca, simpática, distinguida,</text:span></text:p>
            <text:p><text:span text:style-name="T1">muy cariñosa, amíga del buen humor, desea encontrar un amigo de iguales condiciones, no mayor de 60 años, situación acomodada, para endulzarle la vida. Lo quiero inglés, norteamericano, francés o chileno. — TRISTESSE.</text:span></text:p>
          </table:table-cell>
        </table:table-row>
        <table:table-row table:style-name="ro1">
          <table:table-cell office:value-type="string" calcext:value-type="string">
            <text:p>6183. — Alma huerfanita desea encontrar corazón con quien compartir las penas de la vida. Prefiero profesora. Yo, sin profesión, excelente dueño de casa. — GIUSSEPPE. </text:p>
          </table:table-cell>
        </table:table-row>
        <table:table-row table:style-name="ro7">
          <table:table-cell office:value-type="string" calcext:value-type="string">
            <text:p><text:span text:style-name="T1">6184. — Desearía tener amistad con jo-</text:span></text:p>
            <text:p><text:span text:style-name="T1">ven de 24 a 28 años. No exijo situación excelente, pero sí, decente y que resida</text:span></text:p>
            <text:p><text:span text:style-name="T1">en Santiago. — MOROCHA.</text:span></text:p>
          </table:table-cell>
        </table:table-row>
        <table:table-row table:style-name="ro1">
          <table:table-cell office:value-type="string" calcext:value-type="string">
            <text:p>6185. — Moreno, alto, delgado, profesional, 22 años, desea correspondencia con morenita sencilla, simpática.— CALLADITO.</text:p>
          </table:table-cell>
        </table:table-row>
        <table:table-row table:style-name="ro1">
          <table:table-cell office:value-type="string" calcext:value-type="string">
            <text:p>6186. — Joven estudiante desea conocer jovencita de no más de 19 años, ojalá alta, fines serios, prefiero del barrio Matadero. Soy alto, no feo, buena presencia, trabajador. — RAUL.</text:p>
          </table:table-cell>
        </table:table-row>
        <table:table-row table:style-name="ro1">
          <table:table-cell office:value-type="string" calcext:value-type="string">
            <text:p>6187. Tres jóvenes profesionales <text:s/>desean tener correspondencia com señoritas de regular estatura; nosotros, 25, 28, 35 años, estatura 1.65. Es indispensable enviar foto. — LOS TRES ENANITOS.</text:p>
          </table:table-cell>
        </table:table-row>
        <table:table-row table:style-name="ro7">
          <table:table-cell office:value-type="string" calcext:value-type="string">
            <text:p><text:span text:style-name="T1">6188. — Deseo mantener correspondencia con joven de 25 a 30 años, educado, alto, moreno, simpático, ojalá profesional.</text:span></text:p>
            <text:p><text:span text:style-name="T1">Yo, modista, alta, pelo castaño, morena</text:span></text:p>
            <text:p><text:span text:style-name="T1">clara, de 25 años. — OLVIDADA.</text:span></text:p>
          </table:table-cell>
        </table:table-row>
        <table:table-row table:style-name="ro1">
          <table:table-cell office:value-type="string" calcext:value-type="string">
            <text:p>6189. — Sureño, 21 años, alto, casi rubio, físico regular, desea mantener correspondencia con señorita <text:s/>comprensiva. Se ruega enviar foto. — NAPOLEON.</text:p>
          </table:table-cell>
        </table:table-row>
        <table:table-row table:style-name="ro2">
          <table:table-cell office:value-type="string" calcext:value-type="string">
            <text:p><text:span text:style-name="T1">6190. — Monsieur francais, est-tu bon et</text:span></text:p>
            <text:p><text:span text:style-name="T1">¿ai? As-tu  vingt-huit ou treinte ans?</text:span></text:p>
            <text:p><text:span text:style-name="T1">Alors, soie mon ami! J'ai vingt-trois ans</text:span></text:p>
            <text:p><text:span text:style-name="T1">et je suis tres instruite. Envoie moi ton portrait. — ELBA.</text:span></text:p>
          </table:table-cell>
        </table:table-row>
        <table:table-row table:style-name="ro4">
          <table:table-cell office:value-type="string" calcext:value-type="string">
            <text:p><text:span text:style-name="T1">6191. — Por intermedio de “Margarita”</text:span></text:p>
            <text:p><text:span text:style-name="T1">desearía conocer señor mayor de 30 años, culto y sincero, que sepa borrar las amarguras de una mujercita de 27 años; en ella encontrará lealtad y comprensión. Más datos, por correspondencia. — SOLA.</text:span></text:p>
          </table:table-cell>
        </table:table-row>
        <table:table-row table:style-name="ro1">
          <table:table-cell office:value-type="string" calcext:value-type="string">
            <text:p>6192. — Joven 23 años, de 1.68. m., buena figura, educado y sin vicios, agricultor, desea conocer señorita de 18 a 20 años, simpática y seria. La prefiero del campo, sencilla y de hogar. Contestación con fotos, que serán devueltas a petición. Se asegura y exige seriedad. — PATO.</text:p>
          </table:table-cell>
        </table:table-row>
        <table:table-row table:style-name="ro1">
          <table:table-cell office:value-type="string" calcext:value-type="string">
            <text:p>6193. — Joven 24 años, obrero, desea conocer señorita no mayor de 23 años, dispuesta a amar sinceramente, Contestar a SEWELINO.</text:p>
          </table:table-cell>
        </table:table-row>
        <table:table-row table:style-name="ro8">
          <table:table-cell office:value-type="string" calcext:value-type="string">
            <text:p>6194. — Ruego a la joven de sombrero</text:p>
            <text:p>verde, a la que, le escribí con rojo en un</text:p>
            <text:p>libro en carro Ñuñoa, si lee “Margari-</text:p>
            <text:p>ta”, se sirva mandar a dicha revista la</text:p>
            <text:p>dirección para escribirle. </text:p>
          </table:table-cell>
        </table:table-row>
        <table:table-row table:style-name="ro1">
          <table:table-cell office:value-type="string" calcext:value-type="string">
            <text:p>6195.— Dos jóvenes estudiantes, extranjeros, 23 años, desean mantener correspondencia con —dos señoritas simpáticas, residentes en Santiago. Ruégase mandar dirección, indicando número del teléfono. — SOLITARIOS. </text:p>
          </table:table-cell>
        </table:table-row>
        <table:table-row table:style-name="ro8">
          <table:table-cell office:value-type="string" calcext:value-type="string">
            <text:p><text:span text:style-name="T1">6196. — Confieso ser un hombre de mala</text:span></text:p>
            <text:p><text:span text:style-name="T1">suerte y de haber fracasado en la vida.</text:span></text:p>
            <text:p><text:span text:style-name="T1">Confieso sentir un vacío muy grande que</text:span></text:p>
            <text:p><text:span text:style-name="T1">sólo el afecto de una mujer podrá llenar. Bien poquito valgo y bien poquito</text:span></text:p>
            <text:p><text:span text:style-name="T1">le pido a “Margarita”: Una amiga buena, cariñosa y desintercsaeda, con ansias de cariño y de amor. — AMIGO.</text:span></text:p>
          </table:table-cell>
        </table:table-row>
        <table:table-row table:style-name="ro7">
          <table:table-cell office:value-type="string" calcext:value-type="string">
            <text:p><text:span text:style-name="T1">6197. — Joven católico, empleado fiscal,</text:span></text:p>
            <text:p><text:span text:style-name="T1">sin vicios, desea conocer con fines matrimoniales a señorita profesora primaria;</text:span></text:p>
            <text:p><text:span text:style-name="T1">cariñose y sincera. Exijo y garantizo seriedad. — CARIÑOSO. </text:span></text:p>
          </table:table-cell>
        </table:table-row>
        <table:table-row table:style-name="ro4">
          <table:table-cell office:value-type="string" calcext:value-type="string">
            <text:p><text:span text:style-name="T1">6198. -— Viuda honorable, buena dueña de</text:span></text:p>
            <text:p><text:span text:style-name="T1">casa, regular edad, desea conocer caballero de 50 a 60 años. — MIMI.</text:span></text:p>
          </table:table-cell>
        </table:table-row>
        <table:table-row table:style-name="ro2">
          <table:table-cell office:value-type="string" calcext:value-type="string">
            <text:p><text:span text:style-name="T1">6199. — Dos chiquillas estudiantes, de</text:span></text:p>
            <text:p><text:span text:style-name="T1">18 años, desean amistad con jóvenes no</text:span></text:p>
            <text:p><text:span text:style-name="T1">mayores de 26 años, que sean altos, 1.70</text:span></text:p>
            <text:p><text:span text:style-name="T1">m. — MANNIA y TANYA.</text:span></text:p>
          </table:table-cell>
        </table:table-row>
        <table:table-row table:style-name="ro9">
          <table:table-cell office:value-type="string" calcext:value-type="string">
            <text:p><text:span text:style-name="T1">6200. — Deseo tener una buena amiga,</text:span></text:p>
            <text:p><text:span text:style-name="T1">residente en la capital, no mayor de 25</text:span></text:p>
            <text:p><text:span text:style-name="T1">años; la quiero educada, buena presencia,</text:span></text:p>
            <text:p><text:span text:style-name="T1">muy. cariñosa e independiente, no importándome situación económica; yo, provinciano, accidentalmente en Sewel, de</text:span></text:p>
            <text:p><text:span text:style-name="T1">29 años, familia honorable, altura 1.62</text:span></text:p>
            <text:p><text:span text:style-name="T1">m., delgado, físico pasable. -— CARNET</text:span></text:p>
            <text:p><text:span text:style-name="T1">316689. </text:span></text:p>
          </table:table-cell>
        </table:table-row>
        <table:table-row table:style-name="ro8">
          <table:table-cell office:value-type="string" calcext:value-type="string">
            <text:p><text:span text:style-name="T1">6201. — Tres simpáticas porteñas desean</text:span></text:p>
            <text:p><text:span text:style-name="T1">tener correspondencia con jóvenes serios</text:span></text:p>
            <text:p><text:span text:style-name="T1">y educados. Gaby, 17 años, morena; Glo-</text:span></text:p>
            <text:p><text:span text:style-name="T1">ria, 18 años, rubia; Gladys, 19 años,</text:span></text:p>
            <text:p><text:span text:style-name="T1">Morena.</text:span></text:p>
          </table:table-cell>
        </table:table-row>
        <table:table-row table:style-name="ro4">
          <table:table-cell office:value-type="string" calcext:value-type="string">
            <text:p><text:span text:style-name="T1">6202. — Joven extranjero que deseas conocer: a señorita o viuda, aquí me tienes; soy soltera, algo, simpática y cariñosa; tengo 24 años, de familia buena y sencilla. Si deseas saber algo más de mi</text:span></text:p>
            <text:p><text:span text:style-name="T1">persona, escríbeme. — MARY.</text:span></text:p>
          </table:table-cell>
        </table:table-row>
        <table:table-row table:style-name="ro1">
          <table:table-cell office:value-type="string" calcext:value-type="string">
            <text:p>6203. — Joven bajo, moreno, buenos sentimientos, profesional, situación independiente, huérfano de cariño, anhela compañera comprensiva y cariñosa. Preferible porteña o viñamarina. — DOCTOR.</text:p>
          </table:table-cell>
        </table:table-row>
        <table:table-row table:style-name="ro1">
          <table:table-cell office:value-type="string" calcext:value-type="string">
            <text:p>6204. — Dos profesoras de Estado, recién llegadas a Santiago, desearian conocer a dos amigos, desinteresados, regular estatura, 24-30 años, fines serios.</text:p>
          </table:table-cell>
        </table:table-row>
        <table:table-row table:style-name="ro8">
          <table:table-cell office:value-type="string" calcext:value-type="string">
            <text:p><text:span text:style-name="T1">6205. — Catalanita, antimoderna y muy</text:span></text:p>
            <text:p><text:span text:style-name="T1">cariñosa, edad 30 años, desea conocer com</text:span></text:p>
            <text:p><text:span text:style-name="T1">fines serios a joven catalán, no mayor</text:span></text:p>
            <text:p><text:span text:style-name="T1">de 38 años, no importa sea viudo, sin</text:span></text:p>
            <text:p><text:span text:style-name="T1">hijos, muy trabajador y sin vicios. Enviar foto. — LUZ ETERNA.</text:span></text:p>
          </table:table-cell>
        </table:table-row>
        <table:table-row table:style-name="ro1">
          <table:table-cell office:value-type="string" calcext:value-type="string">
            <text:p>6206. — Tres chiquillas de 17 años, estudiantes, desean conocer jóvenes estudiantes <text:s/>no mayores de 25 años, indispensable enviar foto. Absoluta seriedad. — SALLY, SONIA y SILVA.</text:p>
          </table:table-cell>
        </table:table-row>
        <table:table-row table:style-name="ro2">
          <table:table-cell office:value-type="string" calcext:value-type="string">
            <text:p><text:span text:style-name="T1">6207. — Me agradaría conocer caballers</text:span></text:p>
            <text:p><text:span text:style-name="T1">muy culto, familia honorable, soltero o</text:span></text:p>
            <text:p><text:span text:style-name="T1">viudo, 38 años, de quien poder hacer le</text:span></text:p>
            <text:p><text:span text:style-name="T1">Felicidad. — MARISA.</text:span></text:p>
          </table:table-cell>
        </table:table-row>
        <table:table-row table:style-name="ro1">
          <table:table-cell office:value-type="float" office:value="270" calcext:value-type="float">
            <text:p>270</text:p>
          </table:table-cell>
        </table:table-row>
        <table:table-row table:style-name="ro4">
          <table:table-cell office:value-type="string" calcext:value-type="string">
            <text:p>6208 — Deseo encontrar compañero sincero, que siga una amistad de tiempo, físico, ni edad, no importan, lo quiero de buena familia, culto y trabajador. Yo, 22 años, simpática, morena, familia honorable, sana, nada de moderna, con cierta herencia; muy desgraciada en amor.A pesar de es cualidades, no encuentro</text:p>
            <text:p>quién me quiera. — KATIA.</text:p>
          </table:table-cell>
        </table:table-row>
        <table:table-row table:style-name="ro4">
          <table:table-cell office:value-type="string" calcext:value-type="string">
            <text:p><text:span text:style-name="T1">6209 — Deseo encontrar un hombre de</text:span></text:p>
            <text:p><text:span text:style-name="T1">buenos sentimientos, profesional, alto, ojos azules; yo, 21 años, morena, atrayente, dispuesta a corresponder un noble cariño. -— CHELA.</text:span></text:p>
          </table:table-cell>
        </table:table-row>
        <table:table-row table:style-name="ro1">
          <table:table-cell office:value-type="string" calcext:value-type="string">
            <text:p>6210. — Rubia de 23 años, desea conocer joven, buena figura, de 28 años, hasta 38, culto y sincero, que sea capaz de enseñarme a amar la vida. — DAMNIFICADA.</text:p>
          </table:table-cell>
        </table:table-row>
        <table:table-row table:style-name="ro4">
          <table:table-cell office:value-type="string" calcext:value-type="string">
            <text:p><text:span text:style-name="T1">6211. -— Dos morochas, de 17 años. de-</text:span></text:p>
            <text:p><text:span text:style-name="T1">sean correspondencia con jóvenes, serios, educados, simpáticos, ojalá morenitos. Garantizamos y exigimos absoluta reserva. — GLADYS y TERESA.</text:span></text:p>
          </table:table-cell>
        </table:table-row>
        <table:table-row table:style-name="ro1">
          <table:table-cell office:value-type="string" calcext:value-type="string">
            <text:p>6212. — Joven simpática, alta, honorable, desea amar y ser amada, sinceramente. — DAFNE.</text:p>
          </table:table-cell>
        </table:table-row>
        <table:table-row table:style-name="ro7">
          <table:table-cell office:value-type="string" calcext:value-type="string">
            <text:p><text:span text:style-name="T1">6213. — Muchacha encantadora, culta,</text:span></text:p>
            <text:p><text:span text:style-name="T1">distinguida, de honorabilidad intachable, desea tener correspondencia con joven de</text:span></text:p>
            <text:p><text:span text:style-name="T1">18 a 35 años, no importa la nacionalidad. Prometo enviar fotos, postales, etc. — PERUANA.</text:span></text:p>
          </table:table-cell>
        </table:table-row>
        <table:table-row table:style-name="ro1">
          <table:table-cell office:value-type="string" calcext:value-type="string">
            <text:p>6214. — Deseo mantener correspondencia con joven de 30 a 35 años, profesional o de situación, buen físico. Yo, profesional, comprensiva y buen carácter. — YANET.</text:p>
          </table:table-cell>
        </table:table-row>
        <table:table-row table:style-name="ro10">
          <table:table-cell office:value-type="string" calcext:value-type="string">
            <text:p><text:span text:style-name="T1">6215. — Así lo deseamos: SISA, Joven,</text:span></text:p>
            <text:p><text:span text:style-name="T1">alto, moreno, francés, 30 años. TITA,</text:span></text:p>
            <text:p><text:span text:style-name="T1">moreno, simpático, ojos verdes de 18</text:span></text:p>
            <text:p><text:span text:style-name="T1">años. MARY, moreno, simpático, alto,</text:span></text:p>
            <text:p><text:span text:style-name="T1">de 19 años. NANA, inglés, rubio, regular</text:span></text:p>
            <text:p><text:span text:style-name="T1">estatura, 25 años. LITA, argentino, Tu-</text:span></text:p>
            <text:p><text:span text:style-name="T1">bio, regular estatura, mayor de 30 años.</text:span></text:p>
            <text:p><text:span text:style-name="T1">Indispensable enviar fotos, y contestar</text:span></text:p>
            <text:p><text:span text:style-name="T1">hasta 30 días, después de publicado este anuncio.</text:span></text:p>
          </table:table-cell>
        </table:table-row>
        <table:table-row table:style-name="ro1">
          <table:table-cell office:value-type="string" calcext:value-type="string">
            <text:p>6216.— Mi ideal es un hombre comprensivo y cariñoso, de 28 a 42 años, soltero o viudo, que sepa corresponder a una morena de 18 años, simpática, según dicen y con grandes deseos de amar. — ROSS.</text:p>
          </table:table-cell>
        </table:table-row>
        <table:table-row table:style-name="ro7">
          <table:table-cell office:value-type="string" calcext:value-type="string">
            <text:p><text:span text:style-name="T1">6217. — Dos provincianitas, atrayentes,</text:span></text:p>
            <text:p><text:span text:style-name="T1">dicen lindos cuerpos, rubia y morena,</text:span></text:p>
            <text:p><text:span text:style-name="T1">19 a 20 años, desean mantener correspondencia con jóvenes, santiaguinos, buena situación edad, 25 a 30 años, contestar a MARY y SOLANGE. </text:span></text:p>
          </table:table-cell>
        </table:table-row>
        <table:table-row table:style-name="ro7">
          <table:table-cell office:value-type="string" calcext:value-type="string">
            <text:p><text:span text:style-name="T1">6218. — Amapola del camino, chilenita,</text:span></text:p>
            <text:p><text:span text:style-name="T1">buena y cariñosa, desea fervientemente</text:span></text:p>
            <text:p><text:span text:style-name="T1">mantener correspondencia con joven argentino, abnegado y constante en sus cartas, seriedad absoluta.</text:span></text:p>
          </table:table-cell>
        </table:table-row>
        <table:table-row table:style-name="ro7">
          <table:table-cell office:value-type="string" calcext:value-type="string">
            <text:p><text:span text:style-name="T1">6219. — Dos muchachas, 19 primaveras, descendientes extranjeros, según dicen bien parecidas, simpáticas, altas, esbeltas, rubias, cultas, serias, de muy buena familias, desean conocer jóvenes morenos, altura, 1.75 m., no menores de 24 años, que reúnan las mismas condiciones, para amistad desinteresada. Indispensable man-</text:span></text:p>
            <text:p><text:span text:style-name="T1">dar foto; en caso de no agradar, será</text:span></text:p>
            <text:p><text:span text:style-name="T1">Devuelta. — ROSE MRY y DOLLY. </text:span></text:p>
          </table:table-cell>
        </table:table-row>
        <table:table-row table:style-name="ro1">
          <table:table-cell office:value-type="string" calcext:value-type="string">
            <text:p>6220. — Desearía “conocer señorita santiaguina, de 18 años, de carácter amable y cariñoso. fines serios. No importando físico. — FUTURO PROFESIONAL.</text:p>
          </table:table-cell>
        </table:table-row>
        <table:table-row table:style-name="ro4">
          <table:table-cell office:value-type="string" calcext:value-type="string">
            <text:p>6221. — Quiero conocer joven de 28 a</text:p>
            <text:p>35 años, alto, bondadoso, trabajador, culto, que guste los buenos libros, y la música, que no sea prejuiciado, ni con pergaminos. Yo, 24 años, con pocos pelos de lesa, no muy fea. Exijo seriedad. — SANTIAGUINA.</text:p>
          </table:table-cell>
        </table:table-row>
        <table:table-row table:style-name="ro1">
          <table:table-cell office:value-type="string" calcext:value-type="string">
            <text:p>6222. — <text:s/>¡Silencio!, pensad y refleccionar, que aquí hay un corazón que os sabrá amar. — MATILDUCHA.</text:p>
          </table:table-cell>
        </table:table-row>
        <table:table-row table:style-name="ro2">
          <table:table-cell office:value-type="string" calcext:value-type="string">
            <text:p><text:span text:style-name="T1">6223. — Deseo tener amistad con señor</text:span></text:p>
            <text:p><text:span text:style-name="T1">de 35 a 45 años, educado, trabajador y</text:span></text:p>
            <text:p><text:span text:style-name="T1">cariñoso, fines serios. Yo, 30 años, muy</text:span></text:p>
            <text:p><text:span text:style-name="T1">querendona, franca, sincera, trabajadora. Enviar foto, absoluta seriedad.— SED DE CARIÑO. </text:span></text:p>
          </table:table-cell>
        </table:table-row>
        <table:table-row table:style-name="ro7">
          <table:table-cell office:value-type="string" calcext:value-type="string">
            <text:p><text:span text:style-name="T1">6224. — Chiquilla culta y educada, 23</text:span></text:p>
            <text:p><text:span text:style-name="T1">años, alta, simpática, según dicen, desea conocer con fines serios, muchacho</text:span></text:p>
            <text:p><text:span text:style-name="T1">serio, trabajador, buena figura, no importa situación, no mayor de 30 años, ni menor de 25 años, alto, ojalá descendencia alemana o americana. Absoluta seriedad. — ANUSKA. </text:span></text:p>
          </table:table-cell>
        </table:table-row>
        <table:table-row table:style-name="ro7">
          <table:table-cell office:value-type="string" calcext:value-type="string">
            <text:p><text:span text:style-name="T1">6225. — Joven de 32 años, buen mozo</text:span></text:p>
            <text:p><text:span text:style-name="T1">para algunas, simpático para otras, altura 1.85 m., buena familia, muy querendón, jefe de servicio público, con porvenir, desea conocer con fines serios, niñita de 22 a 30 años, no importa que sea pobre, pero sí, buena moza, simpática, culta, buena familia, leal, no coqueta, alta, no gorda. Indispensable enviar foto; será devuelta si no es de mi agrado.</text:span></text:p>
            <text:p><text:span text:style-name="T1">Absoluta  seriedad. — LUIS.</text:span></text:p>
          </table:table-cell>
        </table:table-row>
        <table:table-row table:style-name="ro4">
          <table:table-cell office:value-type="string" calcext:value-type="string">
            <text:p><text:span text:style-name="T1">6226. — Anhelo conocer caballero, 35 a</text:span></text:p>
            <text:p><text:span text:style-name="T1">48 años, honorable, trabajador, con fines serios. Yo, regular estatura, ni fea, ni bonita, pero de sentimientos delicados y muy seria. — CECILIA.</text:span></text:p>
          </table:table-cell>
        </table:table-row>
        <table:table-row table:style-name="ro7">
          <table:table-cell office:value-type="string" calcext:value-type="string">
            <text:p><text:span text:style-name="T1">6227. — Lo quiero de 28 a 40 años, alto,</text:span></text:p>
            <text:p><text:span text:style-name="T1">serio, cariñoso y honorable. Yo, alta,</text:span></text:p>
            <text:p><text:span text:style-name="T1">morena, 23 años, comprensiva. — CARMEN.</text:span></text:p>
          </table:table-cell>
        </table:table-row>
        <table:table-row table:style-name="ro2">
          <table:table-cell office:value-type="string" calcext:value-type="string">
            <text:p><text:span text:style-name="T1">6228. — “Ojo”, chiquilla 18 abriles, morena, simpática, alma y corazón que,</text:span></text:p>
            <text:p><text:span text:style-name="T1">cupido aún no ha flechado, deseo que</text:span></text:p>
            <text:p><text:span text:style-name="T1">un solterón de 28 a 33 años, me dé un</text:span></text:p>
            <text:p><text:span text:style-name="T1">huequito donde esconderme, porque tengo miedo al amor. Pido que sea sincero, buena situación, físico agradable, alto y que me sepa comprender. — MOCOSITA.</text:span></text:p>
          </table:table-cell>
        </table:table-row>
        <table:table-row table:style-name="ro7">
          <table:table-cell office:value-type="string" calcext:value-type="string">
            <text:p><text:span text:style-name="T1">6229. — Dos primas desean conocer a</text:span></text:p>
            <text:p><text:span text:style-name="T1">jóvenes, 22 a 28 años, LITA y TITA, 17</text:span></text:p>
            <text:p><text:span text:style-name="T1">y 19 años, respectivamente. Seriedad absoluta. </text:span></text:p>
          </table:table-cell>
        </table:table-row>
        <table:table-row table:style-name="ro1">
          <table:table-cell office:value-type="string" calcext:value-type="string">
            <text:p>6230. — Físico agradable, sin dinero, desea encontrar un amigo, correcto, educado, católico, y muy trabajador, que desee amar y ser comprendido por una morena de 29 años. Pido y exijo seriedad y reserva. — SIN AMOR.</text:p>
          </table:table-cell>
        </table:table-row>
        <table:table-row table:style-name="ro1">
          <table:table-cell office:value-type="float" office:value="271" calcext:value-type="float">
            <text:p>271</text:p>
          </table:table-cell>
        </table:table-row>
        <table:table-row table:style-name="ro7">
          <table:table-cell office:value-type="string" calcext:value-type="string">
            <text:p>6231.— Las cinco hermanitas,</text:p>
            <text:p>Yvonne, Cecilia, Emilia, Annete y María, desearían encontrar sus ideales en jóvenes de 24 a 35 años, serios, trabajadores y de</text:p>
            <text:p>familia honorable. Las Hermanitas Dionne. </text:p>
          </table:table-cell>
        </table:table-row>
        <table:table-row table:style-name="ro6">
          <table:table-cell office:value-type="string" calcext:value-type="string">
            <text:p><text:span text:style-name="T1">6232.— Este llamado es para un</text:span></text:p>
            <text:p><text:span text:style-name="T1">joven de 25 a 30 años, sincero y</text:span></text:p>
            <text:p><text:span text:style-name="T1">educado, que se encuentre al Sur</text:span></text:p>
            <text:p><text:span text:style-name="T1">de Chile, y esté dispuesto a</text:span></text:p>
            <text:p><text:span text:style-name="T1">mantener correspondencia con</text:span></text:p>
            <text:p><text:span text:style-name="T1">morena santiaguina.</text:span></text:p>
          </table:table-cell>
        </table:table-row>
        <table:table-row table:style-name="ro2">
          <table:table-cell office:value-type="string" calcext:value-type="string">
            <text:p><text:span text:style-name="T1">6233.— Nací, hace 24 años, en una</text:span></text:p>
            <text:p><text:span text:style-name="T1">isla lejana, donde el cielo es todo azul y la naturaleza brilla en todo su esplendor. Desde muy niña llegué a este bello país,</text:span></text:p>
            <text:p><text:span text:style-name="T1">pero siempre recordando mi suelo querido. Si alguien quiere</text:span></text:p>
            <text:p><text:span text:style-name="T1">comprender a esta alma errante, ruégole contestar, enviando foto y datos. Doy y exijo seriedad. — Hawaiana.</text:span></text:p>
          </table:table-cell>
        </table:table-row>
        <table:table-row table:style-name="ro1">
          <table:table-cell office:value-type="string" calcext:value-type="string">
            <text:p>6234.— Mi ideal es mantener correspondencia con jóvenes residentes en cualquier país extranjero. — Isabel Margarita.</text:p>
          </table:table-cell>
        </table:table-row>
        <table:table-row table:style-name="ro4">
          <table:table-cell office:value-type="string" calcext:value-type="string">
            <text:p><text:span text:style-name="T1">6235. — Joven estudiante, 17 años,</text:span></text:p>
            <text:p><text:span text:style-name="T1">valdiviano, sincero, culto y atento, muy buena familia, desea mantener correspondencia con señorita estudiante, de 17 años, agradecería honradamente  pudiese enviar foto. — Luisito.</text:span></text:p>
          </table:table-cell>
        </table:table-row>
        <table:table-row table:style-name="ro2">
          <table:table-cell office:value-type="string" calcext:value-type="string">
            <text:p><text:span text:style-name="T1">6236.— Caballero extranjero, 44</text:span></text:p>
            <text:p><text:span text:style-name="T1">años, desea conocer señorita o</text:span></text:p>
            <text:p><text:span text:style-name="T1">viuda independiente, nobles sentimientos, cariñosa, amante del hogar, con preferencia resida en</text:span></text:p>
            <text:p><text:span text:style-name="T1">el Norte. Fines serios. Incluir foto si es posihle. — Solitario.</text:span></text:p>
          </table:table-cell>
        </table:table-row>
        <table:table-row table:style-name="ro9">
          <table:table-cell office:value-type="string" calcext:value-type="string">
            <text:p><text:span text:style-name="T1">6237. — Chileno o extranjero, de</text:span></text:p>
            <text:p><text:span text:style-name="T1">40 a 45 años, que aun esté solo,</text:span></text:p>
            <text:p><text:span text:style-name="T1">y que sea honesto, trabajador y</text:span></text:p>
            <text:p><text:span text:style-name="T1">distinguido, desearía encontrar</text:span></text:p>
            <text:p><text:span text:style-name="T1">con fines matrimoniales. Soy</text:span></text:p>
            <text:p><text:span text:style-name="T1">alta, morena, delgada, tengo 35</text:span></text:p>
            <text:p><text:span text:style-name="T1">años, buena situación, y un alto concepto de la vida y del amor. Indispensable seriedad y reserva. Exijo foto. — Ojos negros.</text:span></text:p>
          </table:table-cell>
        </table:table-row>
        <table:table-row table:style-name="ro1">
          <table:table-cell office:value-type="string" calcext:value-type="string">
            <text:p>6238. — Señorita origen extranjera, sencilla, seria, familia honorable, buena dueña de casa, desea conocer, con fines serios, joven que reúna las mismas cualidades, y de buena posición económica, de 40 a 48 años, con buena presencia y sin vicios. — Condesa.</text:p>
          </table:table-cell>
        </table:table-row>
        <table:table-row table:style-name="ro6">
          <table:table-cell office:value-type="string" calcext:value-type="string">
            <text:p><text:span text:style-name="T1">6239. — Deutsch-Schweizer, 34 Jahre alt mittelgross, serioser, solíder und  anpassungsfaehiger Charackter; Gescharftsmann in guten Verhaeltnissen; wiinschsht. Bekanntschaft  zwecks, Heirat</text:span></text:p>
            <text:p><text:span text:style-name="T1">mit gut situierter frohmiútiger</text:span></text:p>
            <text:p><text:span text:style-name="T1">und lebensbejahender Dame im</text:span></text:p>
            <text:p><text:span text:style-name="T1">Alter yon 24-32 Jahren. Vermoegen ermwunscht auch  avent.</text:span></text:p>
            <text:p><text:span text:style-name="T1">Einheirat in gut fixiertes unternehmen angenehm.  Discretion</text:span></text:p>
            <text:p><text:span text:style-name="T1">wird garantier und auch verlangt. — Suizo-alemán.</text:span></text:p>
          </table:table-cell>
        </table:table-row>
        <table:table-row table:style-name="ro1">
          <table:table-cell office:value-type="string" calcext:value-type="string">
            <text:p>6240. — Señorita chilena, buena familia, culta, sana de alma y cuerpo, dueña de casa, hacendosa, alta, rubia, gordita, amante de lo bueno y bello, encontrándose actualmente en un paraje solitario, desearía encontrar caballero mayor de 35 años, católico, culto, buena posición, extranjero, chileno, noble de alma y corazón. — Gaviota.</text:p>
          </table:table-cell>
        </table:table-row>
        <table:table-row table:style-name="ro6">
          <table:table-cell office:value-type="string" calcext:value-type="string">
            <text:p>6241. — Profesional independiente,</text:p>
            <text:p>26 años, rubia, culta, honorable,</text:p>
            <text:p>sincera, comprensiva, desea conocer señor educado, trabajador,</text:p>
            <text:p>activo, sencillo, sincero, guste de</text:p>
            <text:p>la vida sana, de la música, Ojalá extranjero, agricultor, que se</text:p>
            <text:p>encuentre solo, Absoluta seriedad. Enviar fotografía. — Land. </text:p>
          </table:table-cell>
        </table:table-row>
        <table:table-row table:style-name="ro7">
          <table:table-cell office:value-type="string" calcext:value-type="string">
            <text:p><text:span text:style-name="T1">6242. — Morenita pobre, sola en</text:span></text:p>
            <text:p><text:span text:style-name="T1">la vida, desea encontrar caballero de</text:span></text:p>
            <text:p><text:span text:style-name="T1">ciudad, de 35 a 45 años, que la haga su  compañerita. ¿Encontrará a algún señor desinteresado? Soy osornina. — Solita.</text:span></text:p>
          </table:table-cell>
        </table:table-row>
        <table:table-row table:style-name="ro2">
          <table:table-cell office:value-type="string" calcext:value-type="string">
            <text:p><text:span text:style-name="T1">6243. — Ethil, alma triste, buena</text:span></text:p>
            <text:p><text:span text:style-name="T1">y cariñosa, busca entre los lectores de “Margarita”, un amigo serio y comprensivo, a quien</text:span></text:p>
            <text:p><text:span text:style-name="T1">brindarle su ternura y amistad.</text:span></text:p>
            <text:p><text:span text:style-name="T1">Sólo exige lealtad.</text:span></text:p>
          </table:table-cell>
        </table:table-row>
        <table:table-row table:style-name="ro9">
          <table:table-cell office:value-type="string" calcext:value-type="string">
            <text:p><text:span text:style-name="T1">6244. — Soy alta, buena figura,</text:span></text:p>
            <text:p><text:span text:style-name="T1">cariñosa, buenos modales, familia honorable, muy dueña de</text:span></text:p>
            <text:p><text:span text:style-name="T1">casa, vivo en el campo, cabalgo, nado y me gusta la música,</text:span></text:p>
            <text:p><text:span text:style-name="T1">estoy segura de congeniar con</text:span></text:p>
            <text:p><text:span text:style-name="T1">hombre educado, fino en su trato y costumbres, católico, sano</text:span></text:p>
            <text:p><text:span text:style-name="T1">de cuerpo y alma, entregado a</text:span></text:p>
            <text:p><text:span text:style-name="T1">la agricultura. — Gaucha.</text:span></text:p>
          </table:table-cell>
        </table:table-row>
        <table:table-row table:style-name="ro6">
          <table:table-cell office:value-type="string" calcext:value-type="string">
            <text:p><text:span text:style-name="T1">6245. — Careciendo de roce social por mi esclavizado trabajo,</text:span></text:p>
            <text:p><text:span text:style-name="T1">me es imposible conocer algún</text:span></text:p>
            <text:p><text:span text:style-name="T1">caballero, extranjero o chileno,</text:span></text:p>
            <text:p><text:span text:style-name="T1">que desee tener una verdadera</text:span></text:p>
            <text:p><text:span text:style-name="T1">dueña de casa, y cariñosa esposa; soy viuda, 36 años, regular</text:span></text:p>
            <text:p><text:span text:style-name="T1">físico. Más detalles personalmente. — Fany-Fany.</text:span></text:p>
          </table:table-cell>
        </table:table-row>
        <table:table-row table:style-name="ro9">
          <table:table-cell office:value-type="string" calcext:value-type="string">
            <text:p><text:span text:style-name="T1">6246. — Señoritas rubia, 18 años,</text:span></text:p>
            <text:p><text:span text:style-name="T1">y morena, 20 años,  sureñas,</text:span></text:p>
            <text:p><text:span text:style-name="T1">desean tener correspondencia</text:span></text:p>
            <text:p><text:span text:style-name="T1">con jóvenes alemanes, del Sur,</text:span></text:p>
            <text:p><text:span text:style-name="T1">regular estatura, campesinos.</text:span></text:p>
            <text:p><text:span text:style-name="T1">Enviar foto. Fines serios. -— Keidy</text:span></text:p>
            <text:p><text:span text:style-name="T1">y Dete.</text:span></text:p>
          </table:table-cell>
        </table:table-row>
        <table:table-row table:style-name="ro7">
          <table:table-cell office:value-type="string" calcext:value-type="string">
            <text:p><text:span text:style-name="T1">6247. — Busco un hombre de 30 2</text:span></text:p>
            <text:p><text:span text:style-name="T1">40 años, comprensivo, que sepa</text:span></text:p>
            <text:p><text:span text:style-name="T1">corresponder a una mujer buena y cariñosa. Si alguien se interesa conteste a Solitaria.</text:span></text:p>
          </table:table-cell>
        </table:table-row>
        <table:table-row table:style-name="ro6">
          <table:table-cell office:value-type="string" calcext:value-type="string">
            <text:p><text:span text:style-name="T1">6248. — Deseo conocer caballero</text:span></text:p>
            <text:p><text:span text:style-name="T1">de 50 a 60 años, de muy nobles</text:span></text:p>
            <text:p><text:span text:style-name="T1">sentimientos, educado, comprensivo, cariñoso, ojalá extranjero,</text:span></text:p>
            <text:p><text:span text:style-name="T1">de Santiago o Valparaíso. Yo 45</text:span></text:p>
            <text:p><text:span text:style-name="T1">años, con las mismas cualidades</text:span></text:p>
            <text:p><text:span text:style-name="T1">que pido, y muy amante del hogar. — Sinceridad. </text:span></text:p>
          </table:table-cell>
        </table:table-row>
        <table:table-row table:style-name="ro2">
          <table:table-cell office:value-type="string" calcext:value-type="string">
            <text:p><text:span text:style-name="T1">6249. — Rubia, ojos azules, familia distinguida, desea conocer al</text:span></text:p>
            <text:p><text:span text:style-name="T1">Simpático teniente abanderado</text:span></text:p>
            <text:p><text:span text:style-name="T1">del Regimiento Cazadores, que</text:span></text:p>
            <text:p><text:span text:style-name="T1">desfiló el veintiuno último.— Katrinne.</text:span></text:p>
          </table:table-cell>
        </table:table-row>
        <table:table-row table:style-name="ro4">
          <table:table-cell office:value-type="string" calcext:value-type="string">
            <text:p><text:span text:style-name="T1">6250. — Señorita educada, honorable, buena dueña de casa, ojos verdes, simpática, alta, delgada, posee propiedad y empleo, desea amistad con fines matrimoniales con caballero de 42 a</text:span></text:p>
            <text:p><text:span text:style-name="T1">55 años, ojalá profesional, o empleado público, de buenos sentimientos. — Alejandrina.</text:span></text:p>
          </table:table-cell>
        </table:table-row>
        <table:table-row table:style-name="ro7">
          <table:table-cell office:value-type="string" calcext:value-type="string">
            <text:p><text:span text:style-name="T1">6251. — Deseo conocer joven alta</text:span></text:p>
            <text:p><text:span text:style-name="T1">moreno, no importa físico. Ya</text:span></text:p>
            <text:p><text:span text:style-name="T1">según dicen, nada de fea. 23 años. — Toya.</text:span></text:p>
          </table:table-cell>
        </table:table-row>
        <table:table-row table:style-name="ro1">
          <table:table-cell office:value-type="float" office:value="272" calcext:value-type="float">
            <text:p>272</text:p>
          </table:table-cell>
        </table:table-row>
        <table:table-row table:style-name="ro8">
          <table:table-cell office:value-type="string" calcext:value-type="string">
            <text:p>6252. — Tengo 30 años, soltero,</text:p>
            <text:p>más o menos gordo, 1.68 de altura,</text:p>
            <text:p>simático, educado, carácter alegre, me encanta la música, toco guitarra y canto,</text:p>
            <text:p>desearía encontrar una señorita con fines serios, no más alta que yo, bonito cuerpo, de facciones finas, seria de comportamiento, que no le gusten las fiestas, que ame la música, sea educada, fina, alegre y simpática. Contestar a Heries.</text:p>
            <text:p/>
          </table:table-cell>
        </table:table-row>
        <table:table-row table:style-name="ro7">
          <table:table-cell office:value-type="string" calcext:value-type="string">
            <text:p><text:span text:style-name="T1">6253. — Chileno, 39 años, alto, buena</text:span></text:p>
            <text:p><text:span text:style-name="T1">presencia, sobrio, trabajador, hacendado, buena situación, desea conocer señorita honorable, buena familia, de moral intachable, buenos sentimientos, y buen físico, la prefiero descendiente de hacendado. Zona Central.</text:span></text:p>
            <text:p/>
          </table:table-cell>
        </table:table-row>
        <table:table-row table:style-name="ro1">
          <table:table-cell office:value-type="string" calcext:value-type="string">
            <text:p>6254. — Profesional, soltera, desea conocer por correspondencia a amigo, sincero, hasta 40 años. — SOLE.</text:p>
          </table:table-cell>
        </table:table-row>
        <table:table-row table:style-name="ro4">
          <table:table-cell office:value-type="string" calcext:value-type="string">
            <text:p><text:span text:style-name="T1">6255. — Morena, quiere un rubio más o</text:span></text:p>
            <text:p><text:span text:style-name="T1">menos alto, de buenos sentimientos, de 25 a 30 años. — CRISALIDA.</text:span></text:p>
          </table:table-cell>
        </table:table-row>
        <table:table-row table:style-name="ro4">
          <table:table-cell office:value-type="string" calcext:value-type="string">
            <text:p><text:span text:style-name="T1">6256. — ¿Serás tú joven sincero, el que</text:span></text:p>
            <text:p><text:span text:style-name="T1">endulzarás mis días tristes? 20 años. — OJOS NEGROS.</text:span></text:p>
          </table:table-cell>
        </table:table-row>
        <table:table-row table:style-name="ro1">
          <table:table-cell office:value-type="string" calcext:value-type="string">
            <text:p>6257. — Joven de Sewell, 24 años, sin vicios, y buen espíritu de trabajo, amante de la vida tranquila, ansía correspondencia fines serios, con alguna lectorcita comprensible y cariñosa que además de ser simpática pueda endulzar mi triste y cruel destino. — CORAZON ABANDONADO. </text:p>
          </table:table-cell>
        </table:table-row>
        <table:table-row table:style-name="ro1">
          <table:table-cell office:value-type="string" calcext:value-type="string">
            <text:p>6258. — Busco amifo de alma privilegiada, capaz de corresponder un gran amor. Lo deseo mayor de 30 años, ojalá extranjero. Absoluta discreción. — SOÑADORA.</text:p>
          </table:table-cell>
        </table:table-row>
        <table:table-row table:style-name="ro1">
          <table:table-cell office:value-type="string" calcext:value-type="string">
            <text:p>6259. — ¡Busco un hombre de 36 a 40 años, comprensivo, que sepa corresponder a una mujer buena y cariñosa. Si alguien se interesa, conteste a: SOLITARIA.</text:p>
          </table:table-cell>
        </table:table-row>
        <table:table-row table:style-name="ro1">
          <table:table-cell office:value-type="string" calcext:value-type="string">
            <text:p>6260. — Joven descendiente franceses, de 24 años, desea conocer señorita de no más de 22 años, indispensable ser hija de franceses, que resida a Santiago. Yo culto, buena presencia, trabajador.— BORDEAUX. </text:p>
          </table:table-cell>
        </table:table-row>
        <table:table-row table:style-name="ro4">
          <table:table-cell office:value-type="string" calcext:value-type="string">
            <text:p>6261.— Sureña, viuda, 40 años. independiente, trabajadora, franca, cariñosa, sincera, gusta vestir bien, descendiente extranjero, pero morena, regular cuerpo, algo simpática, desea encontrar amigo fines serios. Lo prefiero extranjero de 50 o</text:p>
            <text:p>más años. Indispensable buena situación o buen puesto. Yo cansada de sufrir. — FEDORA.</text:p>
          </table:table-cell>
        </table:table-row>
        <table:table-row table:style-name="ro1">
          <table:table-cell office:value-type="string" calcext:value-type="string">
            <text:p>6262. — Señorita extranjera, seria, culta, cariñosa, sencilla y buen carácter, desearía conocer caballero soltero o” viudo de 38 a 50 años, en quién depositar un corazón sediento de cariño. — ESPERANZADA. </text:p>
          </table:table-cell>
        </table:table-row>
        <table:table-row table:style-name="ro1">
          <table:table-cell office:value-type="string" calcext:value-type="string">
            <text:p>6263. — Joven extranjero, distinguido, muy alto, rubio, desinteresado, busca señorita o viuda de buena familia, alta, simpática y cariñosa, absoluta discreción. Enviar foto. — GENTLEMAN. </text:p>
          </table:table-cell>
        </table:table-row>
        <table:table-row table:style-name="ro1">
          <table:table-cell office:value-type="string" calcext:value-type="string">
            <text:p>6264. —Dos jóvenes provincianos, de 19 años, desearían mantener correspondencia con señoritas de 17 a 21 años. ¿Encontraremos quién nos conteste? — CHITO y LALO. </text:p>
          </table:table-cell>
        </table:table-row>
        <table:table-row table:style-name="ro1">
          <table:table-cell office:value-type="string" calcext:value-type="string">
            <text:p>6265. — Quisiera encontrar el ideal de mi vida, hace mucho que lo busco. Lo quiero todo un caballero, alto, moreno, culto, yo soy muy simpática y con grandes cualidades para hacer feliz al más exigente.— IVELDA.</text:p>
          </table:table-cell>
        </table:table-row>
        <table:table-row table:style-name="ro1">
          <table:table-cell office:value-type="string" calcext:value-type="string">
            <text:p>6266. — Somos dos feas provincianas, no conocemos el amor, y deseamos tener correspondencia con dos jóvenes sinceros, no importa físico. Contestar a: HUERFANAS DE AMOR. </text:p>
          </table:table-cell>
        </table:table-row>
        <table:table-row table:style-name="ro1">
          <table:table-cell office:value-type="string" calcext:value-type="string">
            <text:p>6267. — ¡Señor!... ¡Que yo haga la felicidad de un alma! — TUYA.</text:p>
          </table:table-cell>
        </table:table-row>
        <table:table-row table:style-name="ro1">
          <table:table-cell office:value-type="string" calcext:value-type="string">
            <text:p>6268. — Joven hacendado, huérfano de amor, 24 años, 1.70 altura, rubio, católico, amante de hogar, posee bonito fundo, quiere señorita honorable, fines serios. Indispensable fotografía, que será devuelta. Exijo seriedad. — ALFREDO. </text:p>
          </table:table-cell>
        </table:table-row>
        <table:table-row table:style-name="ro1">
          <table:table-cell office:value-type="string" calcext:value-type="string">
            <text:p>6269. — Mujercita de 27 años, simpáticos, alegre, y con deseos de querer, busca al que la comprenda, lo deseo con gran cultura y comprensión. — YERTY.</text:p>
          </table:table-cell>
        </table:table-row>
        <table:table-row table:style-name="ro1">
          <table:table-cell office:value-type="string" calcext:value-type="string">
            <text:p>6210. — Desearía tener correspondencia con joven franco, sincero y de buenos sentimientos, no menor de 30 años. — MILLICE.</text:p>
          </table:table-cell>
        </table:table-row>
        <table:table-row table:style-name="ro4">
          <table:table-cell office:value-type="string" calcext:value-type="string">
            <text:p><text:span text:style-name="T1">6271. — ¿Inglés o americano, 20 años.</text:span></text:p>
            <text:p><text:span text:style-name="T1">contestarás este llamado? Enviar foto. — POLDY.</text:span></text:p>
          </table:table-cell>
        </table:table-row>
        <table:table-row table:style-name="ro1">
          <table:table-cell office:value-type="string" calcext:value-type="string">
            <text:p>6272. — Quisiera conocer joven trabajador, sin vicios, empleado en el- ferrocarril, estatura regular, ojos claros, edad 30 años, yo buena situación. — MARI.</text:p>
          </table:table-cell>
        </table:table-row>
        <table:table-row table:style-name="ro2">
          <table:table-cell office:value-type="string" calcext:value-type="string">
            <text:p><text:span text:style-name="T1">6273. — Chiquilla de 20 años, desea</text:span></text:p>
            <text:p><text:span text:style-name="T1">correspondencia con joven alto, serio, simpático, de 20 a 25 años. Lo prefiero</text:span></text:p>
            <text:p><text:span text:style-name="T1">profesional o universitario.  Yo futura</text:span></text:p>
            <text:p><text:span text:style-name="T1">profesional, sincera y comprensiva.— MECHE.</text:span></text:p>
          </table:table-cell>
        </table:table-row>
        <table:table-row table:style-name="ro4">
          <table:table-cell office:value-type="string" calcext:value-type="string">
            <text:p><text:span text:style-name="T1">6274. — Señorita de origen extranjero,</text:span></text:p>
            <text:p><text:span text:style-name="T1">familia honorable, desea conocer a caballero extranjero, alto, de 35 a 40 años, con fines serios. — TEODORA. </text:span></text:p>
          </table:table-cell>
        </table:table-row>
        <table:table-row table:style-name="ro1">
          <table:table-cell office:value-type="string" calcext:value-type="string">
            <text:p>6275. — Dos amigas desean tener correspondencia con dos jóvenes de 25 a 30 años, de buena presencia y nobles sentimientos. — VALENTINA y BEATRIZ.</text:p>
          </table:table-cell>
        </table:table-row>
        <table:table-row table:style-name="ro4">
          <table:table-cell office:value-type="string" calcext:value-type="string">
            <text:p><text:span text:style-name="T1">6276. — Ketty, muchachita de 19 años,</text:span></text:p>
            <text:p><text:span text:style-name="T1">desea tener correspondencia con joven no mayor de 24 años.</text:span></text:p>
          </table:table-cell>
        </table:table-row>
        <table:table-row table:style-name="ro4">
          <table:table-cell office:value-type="string" calcext:value-type="string">
            <text:p><text:span text:style-name="T1">6277. — Viuda, 40 años, desea conocer</text:span></text:p>
            <text:p><text:span text:style-name="T1">extranjero de 45 a 43 años, fines serios. — A TI VOY.</text:span></text:p>
          </table:table-cell>
        </table:table-row>
        <table:table-row table:style-name="ro7">
          <table:table-cell office:value-type="string" calcext:value-type="string">
            <text:p><text:span text:style-name="T1">6278. — Dos estudiantes, con la sed de saber y de perfección, dese tener </text:span></text:p>
            <text:p><text:span text:style-name="T1">correspondencia con jóvenes cultos, de</text:span></text:p>
            <text:p><text:span text:style-name="T1">Argentina, Colombia y Perú, residentes en su país. — ETELKA y SONIA. </text:span></text:p>
          </table:table-cell>
        </table:table-row>
        <table:table-row table:style-name="ro7">
          <table:table-cell office:value-type="string" calcext:value-type="string">
            <text:p><text:span text:style-name="T1">6279. — ¿Habrá algún viejito que desee</text:span></text:p>
            <text:p><text:span text:style-name="T1">cuidado y cariño de una viejita, muy</text:span></text:p>
            <text:p><text:span text:style-name="T1">buena, comprensiva, cariñosa, alegre, de buen carácter y buena salud? Lo deseo culto, serio, y buen carácter, chileno o extranjero. — MARY.</text:span></text:p>
          </table:table-cell>
        </table:table-row>
        <table:table-row table:style-name="ro4">
          <table:table-cell office:value-type="string" calcext:value-type="string">
            <text:p><text:span text:style-name="T1">6280. — Morena, simpática, 17 años,</text:span></text:p>
            <text:p><text:span text:style-name="T1">1.60 mtr. estatura, desea correspondencia con universitario, alto, buen físico, 20 a 22 años. — NORMALISTA.</text:span></text:p>
          </table:table-cell>
        </table:table-row>
        <table:table-row table:style-name="ro1">
          <table:table-cell office:value-type="string" calcext:value-type="string">
            <text:p>6281. — Somos un trío de 17 abriles, que buscamos el cariño espiritual de almas que sepan alegrarnos en las horas de tedio. — ELI, LILA, IRIS.</text:p>
          </table:table-cell>
        </table:table-row>
        <table:table-row table:style-name="ro1">
          <table:table-cell office:value-type="float" office:value="273" calcext:value-type="float">
            <text:p>273</text:p>
          </table:table-cell>
        </table:table-row>
        <table:table-row table:style-name="ro7">
          <table:table-cell office:value-type="string" calcext:value-type="string">
            <text:p>6282. — Deseo encontrar amigo de 38 a</text:p>
            <text:p>45 años, yo 28, familia honorable. —</text:p>
            <text:p>INES.</text:p>
          </table:table-cell>
        </table:table-row>
        <table:table-row table:style-name="ro1">
          <table:table-cell office:value-type="string" calcext:value-type="string">
            <text:p>6283. — Desearía encontrar por intermedio de ““Margarita” un amigo para intercambio de correspondencia. Puede ser de cualquier país sudamericano. — CHILENITA.</text:p>
          </table:table-cell>
        </table:table-row>
        <table:table-row table:style-name="ro1">
          <table:table-cell office:value-type="string" calcext:value-type="string">
            <text:p>6284. — AVE SIN NIDO, desearía encontrar un amigo no menor de treinta años, para endulzar su nostálgica existencia.</text:p>
          </table:table-cell>
        </table:table-row>
        <table:table-row table:style-name="ro4">
          <table:table-cell office:value-type="string" calcext:value-type="string">
            <text:p><text:span text:style-name="T1">PERU.— 6285. — Deseo tener amistad con limeña o provinciana residente en Lima; de tipo regular, sobre “todo de</text:span></text:p>
            <text:p><text:span text:style-name="T1">buenos sentimientos; si tiene renta o trabaja, mejor; así los dos resolveríamos economías futuro hogar. Sólo nos veríamos si nos comprendemos por carta. Yo tengo 29 años, moreno, delgado, tipo regular. Trabajo y soy de familia honorable. — ALEJANDRO.</text:span></text:p>
          </table:table-cell>
        </table:table-row>
        <table:table-row table:style-name="ro2">
          <table:table-cell office:value-type="string" calcext:value-type="string">
            <text:p><text:span text:style-name="T1">6286. — Con fines matrimoniales deseo</text:span></text:p>
            <text:p><text:span text:style-name="T1">tener correspondencia con señorita o viuda no pase de 30 años, buen carácter y muy cariñosa, que tenga algo de capital, negocio o renta (es para su propio bien), ojalá tenga familia husta cinco años de edad, para reconocer como mi propio hijo o hija; yo 46 años, soltero, sin ningún compromiso, comerciante, muy emprendedor, sin vicios, amante del hogar, buen</text:span></text:p>
            <text:p><text:span text:style-name="T1">carácter y extremadamente cariñoso. Actualmente estoy en una provincia del Norte, con negocio. Si hay alguna interesada que quiera gozar de los encantos que nos brinda nuestra medre naturaleza, conteste con toda confianza, que no le pesará. SINCERO.</text:span></text:p>
            <text:p/>
          </table:table-cell>
        </table:table-row>
        <table:table-row table:style-name="ro1">
          <table:table-cell office:value-type="string" calcext:value-type="string">
            <text:p>6287. — I should like to have correspondence with an English or American gentleman. — LILIAN.</text:p>
          </table:table-cell>
        </table:table-row>
        <table:table-row table:style-name="ro1">
          <table:table-cell office:value-type="string" calcext:value-type="string">
            <text:p>6288. — Honorable, educado, muy trabadador, sin vicios, desea pronto contraer matrimonio con señorita, alrededor de 40 años, educada, sencilla, no profesional, buena situación. Prefiero que viva en el campo, trabajar agricultura. — RUBEN.</text:p>
          </table:table-cell>
        </table:table-row>
        <table:table-row table:style-name="ro1">
          <table:table-cell office:value-type="string" calcext:value-type="string">
            <text:p>6289. — Deseo correspondencia con agricultor, serio, de 30 a 35 años. — GUDELIA.</text:p>
          </table:table-cell>
        </table:table-row>
        <table:table-row table:style-name="ro1">
          <table:table-cell office:value-type="string" calcext:value-type="string">
            <text:p>6290. — Deseo tener correspondencia con joven sureño, serio y educado, de 25 años. — TALA.</text:p>
          </table:table-cell>
        </table:table-row>
        <table:table-row table:style-name="ro4">
          <table:table-cell office:value-type="string" calcext:value-type="string">
            <text:p>6291. — Dos amiguitas de 17 años, desean mantener correspondencia con dos amigos, de 18 a 20 años, cultos, serios, físico agradable, morenos, indispensable enviar fotos, garantizamos devolución. Nosotras según dicen no feas. — NANCY y NINA.</text:p>
            <text:p/>
          </table:table-cell>
        </table:table-row>
        <table:table-row table:style-name="ro4">
          <table:table-cell office:value-type="string" calcext:value-type="string">
            <text:p><text:span text:style-name="T1">6292. — Deseo tener correspondencia con marino, no muy alto ni bajo, que sea</text:span></text:p>
            <text:p><text:span text:style-name="T1">moreno, de ojos café, y que no sea enamorado, y se encuentre entre los 18 y 23 años, enviar foto. Yo soy gordita. crespita, ojos café. — MARILU.</text:span></text:p>
          </table:table-cell>
        </table:table-row>
        <table:table-row table:style-name="ro4">
          <table:table-cell office:value-type="string" calcext:value-type="string">
            <text:p><text:span text:style-name="T1">6293. — Deseo conocer hombre bueno,</text:span></text:p>
            <text:p><text:span text:style-name="T1">inteligente, comprensivo, afecto al hogar, con intención de constituirlo, de 30 a 35 años, con profesión liberal, hacendado o militar, teniendo situación holgada. Mis datos: honorable, 30 años, agradable, muy femenina y hogareña. Ruego contestar sólo en caso de interés sincero. — MARIA EUGENIA.</text:span></text:p>
          </table:table-cell>
        </table:table-row>
        <table:table-row table:style-name="ro1">
          <table:table-cell office:value-type="string" calcext:value-type="string">
            <text:p>6294. — Busco un lector que pueda consolarme y corresponderme. No importa físico, sólo lo quiero bueno. — PALOMA HERIDA.</text:p>
          </table:table-cell>
        </table:table-row>
        <table:table-row table:style-name="ro4">
          <table:table-cell office:value-type="string" calcext:value-type="string">
            <text:p><text:span text:style-name="T1">6295. — Salvadas del terremoto y amigas del arte, una rubia y otra morena,</text:span></text:p>
            <text:p><text:span text:style-name="T1">¿encontrarán amigos cultos, sencillos, nobles sentimientos, dispuestos a corresponder a dos almas? Han vagado errantes de afectos, sin encontrar el amigo ideal y con un alma de artista. — MIREYA y MIRTO.</text:span></text:p>
          </table:table-cell>
        </table:table-row>
        <table:table-row table:style-name="ro1">
          <table:table-cell office:value-type="string" calcext:value-type="string">
            <text:p>6296. — Me encantaría tener correspondencia con un cadete. Tengo 18 años. ¿Me contestarás? — SITKA.</text:p>
          </table:table-cell>
        </table:table-row>
        <table:table-row table:style-name="ro1">
          <table:table-cell office:value-type="string" calcext:value-type="string">
            <text:p>6297. -— Señorita honorable, seria, buen carácter, amable, desea correspondencia con joven de 30 a 40 años, buena posición, serio, simpático. — NENA.</text:p>
          </table:table-cell>
        </table:table-row>
        <table:table-row table:style-name="ro7">
          <table:table-cell office:value-type="string" calcext:value-type="string">
            <text:p>6298  -— Empleado público, buen grado,</text:p>
            <text:p>de 30 años, sin vicios, con cultura literaria y musical, desea encontrar con fines serios señorita de buena familla hasta 22 años, buen físico, amable y comprensiva. Prefiere rubia, Ojalá de situación para ayudarse mejor. — ARIOSTO.</text:p>
            <text:p/>
          </table:table-cell>
        </table:table-row>
        <table:table-row table:style-name="ro4">
          <table:table-cell office:value-type="string" calcext:value-type="string">
            <text:p><text:span text:style-name="T1">6299. — Joven de ascendencia extranjera, rubio, 24 años, desea correspondencia con señorita de Santiago,  antimoderna,</text:span></text:p>
            <text:p><text:span text:style-name="T1">que sepa corresponder. Indispensable enviar foto. En caso de no gustar se devolverá. — QUIRKE. </text:span></text:p>
          </table:table-cell>
        </table:table-row>
        <table:table-row table:style-name="ro4">
          <table:table-cell office:value-type="string" calcext:value-type="string">
            <text:p><text:span text:style-name="T1">6300. — Alemán, 30 años, alto, rubio,</text:span></text:p>
            <text:p><text:span text:style-name="T1">serio, buena presencia y situación, desea conocer señorita, hasta 24 años, cariñosa, buen físico, y de buena familia, de preferencia alemana o descendencia extranjera. — K. W.</text:span></text:p>
          </table:table-cell>
        </table:table-row>
        <table:table-row table:style-name="ro1">
          <table:table-cell office:value-type="string" calcext:value-type="string">
            <text:p>6301. — Chileno, 36 años, establecido independiente, desea conocer señorita alemana, muy espiritualista y muy hacendosa, con fines de progreso, y bienestar, contando para ello con industria propia, de grandes proyecciones, edad 20 a 25 años, buena situación y nada mal parecida. — MUNICH.</text:p>
          </table:table-cell>
        </table:table-row>
        <table:table-row table:style-name="ro2">
          <table:table-cell office:value-type="string" calcext:value-type="string">
            <text:p><text:span text:style-name="T1">6302. — Esposa: te sueño huérfana, antimodernista, menor de treinte y dos</text:span></text:p>
            <text:p><text:span text:style-name="T1">años, y que sin llegar a ser una Venus;</text:span></text:p>
            <text:p><text:span text:style-name="T1">tampoco seáis un adefesio; siendo así, encontrarés en mí: amor, comprensión y</text:span></text:p>
            <text:p><text:span text:style-name="T1">sacrificio. — SOLITO.</text:span></text:p>
          </table:table-cell>
        </table:table-row>
        <table:table-row table:style-name="ro1">
          <table:table-cell office:value-type="string" calcext:value-type="string">
            <text:p>ESPAÑA-BURGOS.— 6303. — Muchacha española, católica, de 17 años, familia distinguida, desea correspondencia con o chileno, no mayor de 25 años. indispensable enviar foto. — AZUCENA.</text:p>
          </table:table-cell>
        </table:table-row>
        <table:table-row table:style-name="ro1">
          <table:table-cell office:value-type="string" calcext:value-type="string">
            <text:p>6304. — Moreno, 22 años, alto y delgado, 1.75 altura, cariñoso y fiel, ansía conocer lectora de 'Margarita”, rubia, seriecita y que tenga 20 a 25 años, enviar foto. —- NORTINO.</text:p>
          </table:table-cell>
        </table:table-row>
        <table:table-row table:style-name="ro1">
          <table:table-cell office:value-type="string" calcext:value-type="string">
            <text:p>6305. — Moreno, alto, 28 años, desea amiguita. — NAHUEL. </text:p>
          </table:table-cell>
        </table:table-row>
        <table:table-row table:style-name="ro1">
          <table:table-cell office:value-type="string" calcext:value-type="string">
            <text:p>6306. — Deseo tener correspondencia con joven eulto, amante de la lectura, para cambiar ideas. Entre los lectores de América. — CURICANA IDEALISTA.</text:p>
          </table:table-cell>
        </table:table-row>
        <table:table-row table:style-name="ro1">
          <table:table-cell office:value-type="string" calcext:value-type="string">
            <text:p>6307. — Encantada estaría de tener correspondencia con joven, culto, residente en cualquier lugarcito de España. — ISABEL MARGARITA.</text:p>
          </table:table-cell>
        </table:table-row>
        <table:table-row table:style-name="ro1">
          <table:table-cell office:value-type="string" calcext:value-type="string">
            <text:p>6307. — Encantada estaría de tener correspondencia con joven, culto, residente en cualquier lugarcito de España. — ISABEL MARGARITA.</text:p>
          </table:table-cell>
        </table:table-row>
        <table:table-row table:style-name="ro1">
          <table:table-cell office:value-type="string" calcext:value-type="string">
            <text:p>BOLIVIA .— 6308. — STELLA, morena, de 17 años, desearía mantener sincera amistad epistolar con joven de 20 a 30 años, exige fotografía.</text:p>
          </table:table-cell>
        </table:table-row>
        <table:table-row table:style-name="ro1">
          <table:table-cell office:value-type="float" office:value="274" calcext:value-type="float">
            <text:p>274</text:p>
          </table:table-cell>
        </table:table-row>
        <table:table-row table:style-name="ro6">
          <table:table-cell office:value-type="string" calcext:value-type="string">
            <text:p>6309. — Sin afecto en la vida, deseo mantener correspondencia con joven extranjero, alto, entre 24 y 25 años. Tengo 17 años, alta, rubia, me agrada el campo. — EBICH.</text:p>
            <text:p>6310. — Extranjero, solo, alrededor de</text:p>
            <text:p>50 años, culto, trabajador, poco capital,</text:p>
            <text:p>desea conocer, para formar un hogar en</text:p>
            <text:p>este país, señorita o viuda, no importa</text:p>
            <text:p>tenga uno o dos hijitos, honorable, buena, cariñosa, con situación económica. — JASON.</text:p>
          </table:table-cell>
        </table:table-row>
        <table:table-row table:style-name="ro1">
          <table:table-cell office:value-type="string" calcext:value-type="string">
            <text:p>6311. — Desearía conocer o tener correspondencia con joven de 25 a 30 años, de nobles sentimientos. Yo, morena, clara, que anhelo encontrar la felicidad. <text:s/>— KAY.</text:p>
          </table:table-cell>
        </table:table-row>
        <table:table-row table:style-name="ro4">
          <table:table-cell office:value-type="string" calcext:value-type="string">
            <text:p><text:span text:style-name="T1">6312. — Deseo  conocer un compañero</text:span></text:p>
            <text:p><text:span text:style-name="T1">ideal, de 35 a 50 años, para hacer florecer un cariño sincero. Yo, blanca, pelo castaño, simpática, regular estatura, familia honorable, situación económica buena. —SOLITARIA. </text:span></text:p>
          </table:table-cell>
        </table:table-row>
        <table:table-row table:style-name="ro4">
          <table:table-cell office:value-type="string" calcext:value-type="string">
            <text:p><text:span text:style-name="T1">6313. — Soy morena, delgada, carácter</text:span></text:p>
            <text:p><text:span text:style-name="T1">tranquilo, hija única, 24 años, deseo conocer joven trubajador y sincero, fines serios. —ESPERANZA.</text:span></text:p>
          </table:table-cell>
        </table:table-row>
        <table:table-row table:style-name="ro4">
          <table:table-cell office:value-type="string" calcext:value-type="string">
            <text:p><text:span text:style-name="T1">6314. — Chiquillas de 23 años, rubia y</text:span></text:p>
            <text:p><text:span text:style-name="T1">trigueña, ambas simpáticas, desean correspondencia con dos marinos de Talcahuano, simpáticos y rubios. Contestar por intermedio de “Margarita”, a MARIA EUGENIA y MARIA LUISA.</text:span></text:p>
          </table:table-cell>
        </table:table-row>
        <table:table-row table:style-name="ro2">
          <table:table-cell office:value-type="string" calcext:value-type="string">
            <text:p><text:span text:style-name="T1">6315. — Somos tres chiquillas, de 17 a</text:span></text:p>
            <text:p><text:span text:style-name="T1">18 años, queremos conocer tres chioquillos mayores de 20 años, altos, porque nos aburrimos como ostras. Somos simpáticas, nos encanta bailar swings, el biógrafo, pero no nos morimos por Robert Taylor ni por Tyrone Power. Para mayores</text:span></text:p>
            <text:p><text:span text:style-name="T1">datos, contestar a PELUSA, BOCHINCHE</text:span></text:p>
            <text:p><text:span text:style-name="T1">y POLILLA.</text:span></text:p>
          </table:table-cell>
        </table:table-row>
        <table:table-row table:style-name="ro4">
          <table:table-cell office:value-type="string" calcext:value-type="string">
            <text:p><text:span text:style-name="T1">6316. — Dos amigas santiaguinas, MERY, de 30 años; OLGA, de 25 años, desean conocer dos gringuitos, ingleses o alemanes, del mineral El Teniente, que residan en Valparaíso, personas cultas, trabajadoras, con independencia absoluta, que gusten un poco del paseo campestre, Mery, profesional; Olga, muy dueña de casa. Edad de estos señores, de 30 a 50 años, exigimos seriedad absoluta, las dos somos morenas, simpáticas, independientes, más datos, al tener correspondencia.</text:span></text:p>
            <text:p><text:span text:style-name="T1">Esperamos tu cariño.</text:span></text:p>
          </table:table-cell>
        </table:table-row>
        <table:table-row table:style-name="ro7">
          <table:table-cell office:value-type="string" calcext:value-type="string">
            <text:p><text:span text:style-name="T1">6317. — Catalana, buena dueña de casa</text:span></text:p>
            <text:p><text:span text:style-name="T1">y buena amiga del trabajo, desea tener</text:span></text:p>
            <text:p><text:span text:style-name="T1">correspondencia con fines matrimoniales, con extranjero que sepa hablar catalán, contestar a FLOR DE CATALUÑA.</text:span></text:p>
          </table:table-cell>
        </table:table-row>
        <table:table-row table:style-name="ro4">
          <table:table-cell office:value-type="string" calcext:value-type="string">
            <text:p>6318. —  ¿Encontraré entre las lectoras</text:p>
            <text:p>de estas columnas, a una señorita o viuda que reúna estas condiciones? Amante del hogar o campo, que tenga un fundito o chacra. Yo, trabajador, educado y con un poco de capital; edad, 30 años, buen físico. Absoluta seriedad, por ambas partes.</text:p>
          </table:table-cell>
        </table:table-row>
        <table:table-row table:style-name="ro4">
          <table:table-cell office:value-type="string" calcext:value-type="string">
            <text:p><text:span text:style-name="T1">6319. — Jovencita desea conocer joven</text:span></text:p>
            <text:p><text:span text:style-name="T1">serio, educado, 23 a 35 años.—GITTA.</text:span></text:p>
          </table:table-cell>
        </table:table-row>
        <table:table-row table:style-name="ro1">
          <table:table-cell office:value-type="string" calcext:value-type="string">
            <text:p>6320. — Señorita simpática, buena figura, 35 años, desea conocer caballero, 40 a 50 años, no importa sea viudo, con hijos.— LALA.</text:p>
          </table:table-cell>
        </table:table-row>
        <table:table-row table:style-name="ro7">
          <table:table-cell office:value-type="string" calcext:value-type="string">
            <text:p><text:span text:style-name="T1">6321. — Viuda, pobre, sin hijos, 28 años,</text:span></text:p>
            <text:p><text:span text:style-name="T1">desea rehacer su hogar, con caballero o viudo, preferencia tenga dos o tres hijitos, comerciante o industrial, para ayudarle a trabajar. Capaz de hacer feliz, soy de conducta intachable. trabajadora y amante del hogar. —CHIQUITA.</text:span></text:p>
            <text:p/>
          </table:table-cell>
        </table:table-row>
        <table:table-row table:style-name="ro7">
          <table:table-cell office:value-type="string" calcext:value-type="string">
            <text:p><text:span text:style-name="T1">6322. — Busco un amigo para mis horas de soledad; culto, 32 años, soltero,</text:span></text:p>
            <text:p><text:span text:style-name="T1">familia honorable. Mi persona no es desagradable.—MARISA. </text:span></text:p>
            <text:p/>
          </table:table-cell>
        </table:table-row>
        <table:table-row table:style-name="ro1">
          <table:table-cell office:value-type="string" calcext:value-type="string">
            <text:p>6323. — Tres hermanitas campesinas, desean correspondencia con jóvenes educados, honorables, de 20 a 35 años. PEPITA, 22 años, trigueña; GABY, morena, 20; y NENA, rubia, de 18 años, educadas, de buena familia, ambas gorditas, trabajadoras y de buenos sentimientos, indispensable enviar fotos, fines serios. </text:p>
          </table:table-cell>
        </table:table-row>
        <table:table-row table:style-name="ro7">
          <table:table-cell office:value-type="string" calcext:value-type="string">
            <text:p><text:span text:style-name="T1">6324. — Busco a la mujer sola en la</text:span></text:p>
            <text:p><text:span text:style-name="T1">vida, abandonada o damnificada de la catástrofe ocurrida, de sufrimientos morales, experiencia, buen carácter, con deseos de conocer un hombre de las mismas condiciones. Yo, 35 años, profesional, pobre, trabajador, sin vicios, físico regular, grandes deseos de amar. Contestar, incluyendo datos, a PROVINCIANO SOLITARIO.</text:span></text:p>
            <text:p/>
          </table:table-cell>
        </table:table-row>
        <table:table-row table:style-name="ro4">
          <table:table-cell office:value-type="string" calcext:value-type="string">
            <text:p><text:span text:style-name="T1">6325. — Dos jóvenes, WILLIAM y KERRY, de 18 a 19 años, respectivamente, </text:span></text:p>
            <text:p><text:span text:style-name="T1">desean tener “correspondencia con señoritas de 17 a 18 años. Enviar fotos.</text:span></text:p>
          </table:table-cell>
        </table:table-row>
        <table:table-row table:style-name="ro2">
          <table:table-cell office:value-type="string" calcext:value-type="string">
            <text:p><text:span text:style-name="T1">6326. — Morena,19 años, desea tener</text:span></text:p>
            <text:p><text:span text:style-name="T1">amistad, con joven extranjero, que sea</text:span></text:p>
            <text:p><text:span text:style-name="T1">sincero, culto, amante de la música. No</text:span></text:p>
            <text:p><text:span text:style-name="T1">mayor de 23 años.—WANDYH.</text:span></text:p>
          </table:table-cell>
        </table:table-row>
        <table:table-row table:style-name="ro4">
          <table:table-cell office:value-type="string" calcext:value-type="string">
            <text:p><text:span text:style-name="T1">6327. — Francés, de 23 años, profesional, recién llegado a Chile, de 1.67 m. altura, con pelo rubio y ojos azules, dicen simpático, desea conocer señorita simpática, fiel, de buena familia, prefiere sea profesional o tenga dote. Indispensable sea</text:span></text:p>
            <text:p><text:span text:style-name="T1">viñamarina o porteña. Fines absolutamente serios. —SOLITARIO AGRADECIDO.</text:span></text:p>
          </table:table-cell>
        </table:table-row>
        <table:table-row table:style-name="ro7">
          <table:table-cell office:value-type="string" calcext:value-type="string">
            <text:p>6328. — Tres muchachas: 19-18-17 años,</text:p>
            <text:p>hijas de ingleses, según dicen bien parecidas, simpáticas, altas, rubias, cultas, serias, de muy buena familia. desean conocer jóvenes descendientes británicos, altura 1.75 m. No menores de 24 años, que reúnan las mismas condiciones, para amistad desinteresada. Indispensabie mandar</text:p>
            <text:p>foto, en caso de no agradar, será devuelta.—DAISY, BETTY, NANCY.</text:p>
          </table:table-cell>
        </table:table-row>
        <table:table-row table:style-name="ro4">
          <table:table-cell office:value-type="string" calcext:value-type="string">
            <text:p><text:span text:style-name="T1">6329. — Joven 29 años, provinciano, ac-</text:span></text:p>
            <text:p><text:span text:style-name="T1">tualmente en ésta; físico menos que regular, familia honorable y buena situación económica, social, desea amistad con viuda o señorita inferior a su edad.</text:span></text:p>
          </table:table-cell>
        </table:table-row>
        <table:table-row table:style-name="ro4">
          <table:table-cell office:value-type="string" calcext:value-type="string">
            <text:p><text:span text:style-name="T1">6330. — Busco un hombre de 30 a 40</text:span></text:p>
            <text:p><text:span text:style-name="T1">años, comprensivo, que sepa corresponder a una mujer buena y cariñosa, si alguien se interesa, conteste a SOLITARIA.</text:span></text:p>
          </table:table-cell>
        </table:table-row>
        <table:table-row table:style-name="ro1">
          <table:table-cell office:value-type="string" calcext:value-type="string">
            <text:p>6331. — Busco amigo de Santiago, pobre, católico serio, 25 a 35 años; yo tengo 21, regular físico. —DILLA.</text:p>
          </table:table-cell>
        </table:table-row>
        <table:table-row table:style-name="ro2">
          <table:table-cell office:value-type="string" calcext:value-type="string">
            <text:p><text:span text:style-name="T1">6332. — Soy alemán, de 39 años, alto,</text:span></text:p>
            <text:p><text:span text:style-name="T1">de buen carácter y nobles sentimientos,</text:span></text:p>
            <text:p><text:span text:style-name="T1">trabajador; deseo conocer, con fines. serios; señorita sencilla, simpática, cariñosa, comprensiva, amante del hogar, vivo desde hace poco en Santiago, deseo casarme pronto y quedarme en Chile, o volver</text:span></text:p>
            <text:p><text:span text:style-name="T1">a la Argentina, donde he pasado 10 años.</text:span></text:p>
          </table:table-cell>
        </table:table-row>
        <table:table-row table:style-name="ro6">
          <table:table-cell office:value-type="string" calcext:value-type="string">
            <text:p><text:span text:style-name="T1">6333. — Busco un cariño, un amor puro,</text:span></text:p>
            <text:p><text:span text:style-name="T1">grande y sincero. Lo deseo de 21 a 30</text:span></text:p>
            <text:p><text:span text:style-name="T1">años, culto, católico y de buena familia.</text:span></text:p>
            <text:p><text:span text:style-name="T1">Si, Dios mediante, llegara a encontrar el</text:span></text:p>
            <text:p><text:span text:style-name="T1">gran amor de mi vida, tendré un alma</text:span></text:p>
            <text:p><text:span text:style-name="T1">donde depositaré todo el cariño de mi corazón. —COZUELO.</text:span></text:p>
          </table:table-cell>
        </table:table-row>
        <table:table-row table:style-name="ro1">
          <table:table-cell office:value-type="string" calcext:value-type="string">
            <text:p>6334. — Porteño, soltero, 37 años, desea tener amistad con señorita de buen carácter, que le guste la lectura y el cine, ojalá resida en Valparaíso o pueblos vecinos.—ONY.</text:p>
          </table:table-cell>
        </table:table-row>
        <table:table-row table:style-name="ro1">
          <table:table-cell office:value-type="string" calcext:value-type="string">
            <text:p>6335. — Joven 29 años, provinciano, actualmente en ésta, feo, desea amistad con señorita inferior a su edad.—LUIS.</text:p>
          </table:table-cell>
        </table:table-row>
        <table:table-row table:style-name="ro4">
          <table:table-cell office:value-type="string" calcext:value-type="string">
            <text:p><text:span text:style-name="T1">6336. — Tres amiguitas anhelan tener</text:span></text:p>
            <text:p><text:span text:style-name="T1">amistad con 3 jóvenes porteños, ojalá marinos, no mayores de 25 años, sinceros y cariñosos, dispuestos a corresponder a tres corazones que todavía no saben de amor.—NALE, DAIL y TAMAR.</text:span></text:p>
          </table:table-cell>
        </table:table-row>
        <table:table-row table:style-name="ro7">
          <table:table-cell office:value-type="string" calcext:value-type="string">
            <text:p><text:span text:style-name="T1">6337. — Amigo, te busco de noble y ge-</text:span></text:p>
            <text:p><text:span text:style-name="T1">neroso corazón, culto y sencillo, sincero,</text:span></text:p>
            <text:p><text:span text:style-name="T1">No menor de 3% años, alto. Si te encuentras como yo, huérfano de afecto y deseas tener una amiguita incógnita a quien confiar tus penas, y alegrías, escríbeme, te sabré  comprender. — MYRIAM. </text:span></text:p>
          </table:table-cell>
        </table:table-row>
        <table:table-row table:style-name="ro1">
          <table:table-cell office:value-type="string" calcext:value-type="string">
            <text:p>6338. — Ansío conocer chiquilla” no mayor de 20 años, buen físico; yo, feo, pobre, solo, pero con un gran corazón. rebosante de comprensión y ternura. 21 años. — HEFAISTOS.</text:p>
          </table:table-cell>
        </table:table-row>
        <table:table-row table:style-name="ro1">
          <table:table-cell office:value-type="string" calcext:value-type="string">
            <text:p>6339. — Caballero 45 años, moreno, culto, comprensivo, cariñoso, sin vicios, alto 1.75 m., desea conocer con fines serios, señorita de 30 a 38 años, estatura 1.60 m., a 1.70 m., blanca o rubia, buen carácter, culta, amante del hogar, que le agrade el campo y de familia honorable. — GENTLEMAN.</text:p>
          </table:table-cell>
        </table:table-row>
        <table:table-row table:style-name="ro7">
          <table:table-cell office:value-type="string" calcext:value-type="string">
            <text:p><text:span text:style-name="T1">6340. — Chiquilla 24 años, provinciana,</text:span></text:p>
            <text:p><text:span text:style-name="T1">honorable, seria, alta, ojos verdes, desea intercambio de correspondencia con joven  católico, alto, educadísimo, misma edad arriba; datos mayores a quien interésenle. Contestar intermedio “Margarita”.</text:span></text:p>
            <text:p><text:span text:style-name="T1">—SOÑANDO FELICIDAD.</text:span></text:p>
          </table:table-cell>
        </table:table-row>
        <table:table-row table:style-name="ro4">
          <table:table-cell office:value-type="string" calcext:value-type="string">
            <text:p><text:span text:style-name="T1">6341. — Chiquilla 24 años, provinciana,</text:span></text:p>
            <text:p><text:span text:style-name="T1">busca caballero culto y simpático, desde 38 años hasta 55, soltero u viudo, con fines de amistad, muy noble y sincero. Yo, 37 años, honorable, buena situación, cultísima y comprensiva.—BEBE.</text:span></text:p>
          </table:table-cell>
        </table:table-row>
        <table:table-row table:style-name="ro1">
          <table:table-cell office:value-type="float" office:value="275" calcext:value-type="float">
            <text:p>275</text:p>
          </table:table-cell>
        </table:table-row>
        <table:table-row table:style-name="ro2">
          <table:table-cell office:value-type="string" calcext:value-type="string">
            <text:p>6342. — Decepcionada de la vida, busco</text:p>
            <text:p>caballero que pueda casarse y darme un</text:p>
            <text:p>hogar tranquilo; pongo una sola condición: que tenga 30 años, arriba, pobre, rico o feo, poco me importa, sólo busco tranquilidad y fidelidad, mucho mejor si tuviera un hijito pequeño. Yo tengo 29</text:p>
            <text:p>años, soy rubia. — PARAGUAYA.</text:p>
          </table:table-cell>
        </table:table-row>
        <table:table-row table:style-name="ro4">
          <table:table-cell office:value-type="string" calcext:value-type="string">
            <text:p><text:span text:style-name="T1">PERU — 6343. — Caballero italiano, educadísimo, con un acervo cultural, adquirido durante sus viajes, desea conocer una señorita rubia, alta, simpática, y si es posible con conocimientos de algún arte. Con el último resto de sus ahorros piensa reiniciar su vida en la Argentina, ayudado con la energía de</text:span></text:p>
            <text:p><text:span text:style-name="T1">su cara mitad. — ERNESTO. </text:span></text:p>
          </table:table-cell>
        </table:table-row>
        <table:table-row table:style-name="ro1">
          <table:table-cell office:value-type="string" calcext:value-type="string">
            <text:p>6344. — Deseo tener correspondencia con capitán o teniente de Carabineros, residente en Antofagasta. — OJOS TRISTES.</text:p>
          </table:table-cell>
        </table:table-row>
        <table:table-row table:style-name="ro8">
          <table:table-cell office:value-type="string" calcext:value-type="string">
            <text:p><text:span text:style-name="T1">6345. — Con fines serios, deseo conocer</text:span></text:p>
            <text:p><text:span text:style-name="T1">Señorita o viuda, no más de 28 años, simpática, buena moza, intachable en su</text:span></text:p>
            <text:p><text:span text:style-name="T1">moralidad, y de familia honorable. Yo</text:span></text:p>
            <text:p><text:span text:style-name="T1">31 años, busca situación, 1.65 de altura,</text:span></text:p>
            <text:p><text:span text:style-name="T1">físico tipo corriente. — DRUSSO.</text:span></text:p>
          </table:table-cell>
        </table:table-row>
        <table:table-row table:style-name="ro4">
          <table:table-cell office:value-type="string" calcext:value-type="string">
            <text:p><text:span text:style-name="T1">6346. — Tengo 17 años, quiero que me</text:span></text:p>
            <text:p><text:span text:style-name="T1">quieras y me comprendas. — TERUCA.</text:span></text:p>
          </table:table-cell>
        </table:table-row>
        <table:table-row table:style-name="ro1">
          <table:table-cell office:value-type="string" calcext:value-type="string">
            <text:p>6347. — De 35 años, soportable presencia, desilusionado de la vida, sin perjuicio de poseer un millón <text:s/>de pesos, desea amistad femenina. Preciso fotografía. — DISCRETO.</text:p>
          </table:table-cell>
        </table:table-row>
        <table:table-row table:style-name="ro1">
          <table:table-cell office:value-type="string" calcext:value-type="string">
            <text:p>6348. — Quiero un corazón de medio siglo, más o menos, capaz de hacerme feliz. — TRISTONA. </text:p>
          </table:table-cell>
        </table:table-row>
        <table:table-row table:style-name="ro4">
          <table:table-cell office:value-type="string" calcext:value-type="string">
            <text:p><text:span text:style-name="T1">6349. — Joven sureño de 24 años, alto,</text:span></text:p>
            <text:p><text:span text:style-name="T1">moreno, pobre, trabajador, honrado, sano de cuerpo y espíritu, muy tímido, que no conoce el amor, entregaría gustoso su corazón y su vida. a la simpática chiquilla que conteste este aviso. No es broma. — TIMIDO SERIO.</text:span></text:p>
          </table:table-cell>
        </table:table-row>
        <table:table-row table:style-name="ro9">
          <table:table-cell office:value-type="string" calcext:value-type="string">
            <text:p><text:span text:style-name="T1">6350. — Un extraño impulso me obligó</text:span></text:p>
            <text:p><text:span text:style-name="T1">una tarde a escribir estas líneas. Sé que</text:span></text:p>
            <text:p><text:span text:style-name="T1">a lo mejor hago un intento que caiga en</text:span></text:p>
            <text:p><text:span text:style-name="T1">el vacío, y estoy desconcertado porque</text:span></text:p>
            <text:p><text:span text:style-name="T1">aun no encuentro algo que creí debía</text:span></text:p>
            <text:p><text:span text:style-name="T1">existir por ley de humanidad. Necesito</text:span></text:p>
            <text:p><text:span text:style-name="T1">un alma de mujer que sea ancha y comprensiva, femenina y humana; que me hable, que me aliente, y me haga comprender que si somos hombres no vivimos solamente para vivir. — JORGE.</text:span></text:p>
          </table:table-cell>
        </table:table-row>
        <table:table-row table:style-name="ro4">
          <table:table-cell office:value-type="string" calcext:value-type="string">
            <text:p>6351. — Joven extranjero, bajo, moreno, estudiante de agronomía, huérfano de cariño, desee conocer señorita o viuda, simpática, cariñosa, sencilla y modesta. Prefiero cerca Quinta. Absoluta seriedad.</text:p>
            <text:p>— MICROBIO.</text:p>
          </table:table-cell>
        </table:table-row>
        <table:table-row table:style-name="ro8">
          <table:table-cell office:value-type="string" calcext:value-type="string">
            <text:p><text:span text:style-name="T1">6352. — Anhelo encontrar señorita dispuesta a consagrarse a un gran amor,</text:span></text:p>
            <text:p><text:span text:style-name="T1">alguien con quién formar un hogar a</text:span></text:p>
            <text:p><text:span text:style-name="T1">base de un cariño único. Comprensiva,</text:span></text:p>
            <text:p><text:span text:style-name="T1">franca, sincera y con un alto concepto</text:span></text:p>
            <text:p><text:span text:style-name="T1">de la moral. Yo moreno, educado, sin vicios, 31 años. La prefiero estatura máxima 1.63 cm.</text:span></text:p>
          </table:table-cell>
        </table:table-row>
        <table:table-row table:style-name="ro2">
          <table:table-cell office:value-type="string" calcext:value-type="string">
            <text:p><text:span text:style-name="T1">6353. — Deseo mantener correspondencia con una mujer de las siguientes cualidades: que sea espiritual, que guste de la</text:span></text:p>
            <text:p><text:span text:style-name="T1">música, de la naturaleza y de los libros,</text:span></text:p>
            <text:p><text:span text:style-name="T1">además muy comprensible y de buenos</text:span></text:p>
            <text:p><text:span text:style-name="T1">sentimientos. — AMOR DE FUEGO.</text:span></text:p>
          </table:table-cell>
        </table:table-row>
        <table:table-row table:style-name="ro1">
          <table:table-cell office:value-type="string" calcext:value-type="string">
            <text:p>6354. — Solo, esperando siempre la felicidad que no he conocido, he llegado a los 35 años, soltero, ansiando <text:s/>vislumbrarla a través de la ternura de ura mujer. — YUNQUE.</text:p>
          </table:table-cell>
        </table:table-row>
        <table:table-row table:style-name="ro8">
          <table:table-cell office:value-type="string" calcext:value-type="string">
            <text:p><text:span text:style-name="T1">6355. — Deseo encontrar por medio de</text:span></text:p>
            <text:p><text:span text:style-name="T1">“Margarita” al ser desinteresado, noble</text:span></text:p>
            <text:p><text:span text:style-name="T1">y sincero, con quien he soñado en mi vida solitaria y sin amor. Si entre las lectoras de ella se encuentra esta persona, que ansío con toda mi alma, que no tarde en acercarse a mí, a tenderme su mano para sacarme de esta soledad que me aterra, y para no desilusionar después, no poseo ni belleza ni fortuna, pero sí deseo</text:span></text:p>
            <text:p><text:span text:style-name="T1">una persona muy culta y honorable, de</text:span></text:p>
            <text:p><text:span text:style-name="T1">unos 35 a 40 años. — HUMILDE AVECILLA ERRANTE.</text:span></text:p>
          </table:table-cell>
        </table:table-row>
        <table:table-row table:style-name="ro4">
          <table:table-cell office:value-type="string" calcext:value-type="string">
            <text:p><text:span text:style-name="T1">6356.—Joven de buena familia, 30 años,</text:span></text:p>
            <text:p><text:span text:style-name="T1">desea con fines serios mantener correspondencia con lectorcita de “Margarita”, no importa edad ni físico, siempre que esté dispuesta a querer de todo corazón. — ARMANDO.</text:span></text:p>
          </table:table-cell>
        </table:table-row>
        <table:table-row table:style-name="ro1">
          <table:table-cell office:value-type="string" calcext:value-type="string">
            <text:p>6357.—Lo quiero alto, delgado, <text:s/>descediente extranjero ojalá hijo de hacendado o que le agrade el campo, entre los 25 y 30 años. Yo extranjera, 18 años, deseosa de encontrar quien me comprenda. —AIROLG.</text:p>
          </table:table-cell>
        </table:table-row>
        <table:table-row table:style-name="ro8">
          <table:table-cell office:value-type="string" calcext:value-type="string">
            <text:p><text:span text:style-name="T1">6358. — Señorita honorables, 27 años,</text:span></text:p>
            <text:p><text:span text:style-name="T1">amante del hogar, buenos sentimientos,</text:span></text:p>
            <text:p><text:span text:style-name="T1">comprensiva, anhela amar joven de 30</text:span></text:p>
            <text:p><text:span text:style-name="T1">a 40 años, iguales condiciones. Fines</text:span></text:p>
            <text:p><text:span text:style-name="T1">matrimoniales.— MARGARITA.</text:span></text:p>
          </table:table-cell>
        </table:table-row>
        <table:table-row table:style-name="ro4">
          <table:table-cell office:value-type="string" calcext:value-type="string">
            <text:p><text:span text:style-name="T1">6359. — Dos penquistas amantes del hogar, honorables, desean mantener correspondencia con jóvenes de iguales condiciones, fines serios. Diana prefiere de 22 a 26 años; Marianela, 28 a 30 años,</text:span></text:p>
            <text:p><text:span text:style-name="T1">estatura 1.72 a 1.78. Indispensable enviar fotos.</text:span></text:p>
          </table:table-cell>
        </table:table-row>
        <table:table-row table:style-name="ro4">
          <table:table-cell office:value-type="string" calcext:value-type="string">
            <text:p><text:span text:style-name="T1">6360. — Yo 23 años, aspirante al mundo de los tesoros, deseo chiquilla joven</text:span></text:p>
            <text:p><text:span text:style-name="T1">no mayor de 20 primaveras, muy educadita y de buena relación social. Garantizo fotografía.— HENRY. </text:span></text:p>
          </table:table-cell>
        </table:table-row>
        <table:table-row table:style-name="ro4">
          <table:table-cell office:value-type="string" calcext:value-type="string">
            <text:p>6361. — Tres porteñitas desearían amigos, no mayores de 30 años, serios, espirituales y con un alto concepto de la</text:p>
            <text:p>mujer. Los interesados contesten por separado a Olga, Estela, y Ester.</text:p>
          </table:table-cell>
        </table:table-row>
        <table:table-row table:style-name="ro8">
          <table:table-cell office:value-type="string" calcext:value-type="string">
            <text:p><text:span text:style-name="T1">6362. — Señorita 21 años, alto 1.64, delgada, educada, sencilla, nada de mal</text:span></text:p>
            <text:p><text:span text:style-name="T1">parecida, muy sincera, fiel, franca, católica, seria, trabajadora, familia</text:span></text:p>
            <text:p><text:span text:style-name="T1">honorable, situación regular, busca el ideal de sus ilusiones; lo exijo buena presencia, trabajador, activo, educado, franco, comprensivo, cariñoso, respetuoso, sincero, sin vicios, lo prefiero de ojos claros, verdes o azules, ojalá descendiente de inglés o alemán de 25 a 32 años, que sea capaz de alegrar este amargado corazón.</text:span></text:p>
            <text:p><text:span text:style-name="T1">que se encuentra muy sólo y triste, si</text:span></text:p>
            <text:p><text:span text:style-name="T1">es posible enviar foto PALOMITA.</text:span></text:p>
          </table:table-cell>
        </table:table-row>
        <table:table-row table:style-name="ro1">
          <table:table-cell office:value-type="string" calcext:value-type="string">
            <text:p>6363. — Deseo correspondencia con lector culto y de buenos sentimientos. — PORTENITA.</text:p>
          </table:table-cell>
        </table:table-row>
        <table:table-row table:style-name="ro2">
          <table:table-cell office:value-type="string" calcext:value-type="string">
            <text:p><text:span text:style-name="T1">6364. — Soy rubia, ojos azules, 13 años,</text:span></text:p>
            <text:p><text:span text:style-name="T1">alemana, deseo tener correspondencia</text:span></text:p>
            <text:p><text:span text:style-name="T1">con joven buena familia. Envíe foto. —</text:span></text:p>
            <text:p><text:span text:style-name="T1">SUREÑA.</text:span></text:p>
          </table:table-cell>
        </table:table-row>
        <table:table-row table:style-name="ro4">
          <table:table-cell office:value-type="string" calcext:value-type="string">
            <text:p><text:span text:style-name="T1">6365. — Deseo casarme pronto con señorita o viudita joven, que posea un</text:span></text:p>
            <text:p><text:span text:style-name="T1">poco de capital para ponerlo en negocio de gran porvenir. La deseo del Sur. Yo profesional titulado, últimamente, 27 años, estatura 1.70, familia honorable. Más detalles daré a quien se interese. — SERIEDAD PENQUISTA.</text:span></text:p>
          </table:table-cell>
        </table:table-row>
        <table:table-row table:style-name="ro1">
          <table:table-cell office:value-type="string" calcext:value-type="string">
            <text:p>6366. — Joven extranjero, ingeniero agrónomo, desea encontrar compañera de buena familia. Incluir foto si es posible.-— HUNGARO.</text:p>
          </table:table-cell>
        </table:table-row>
        <table:table-row table:style-name="ro1">
          <table:table-cell office:value-type="string" calcext:value-type="string">
            <text:p>6367. — Estudiante moreno, a dispuesto a amar plenamente, desea conocer señorita santiaguina, de 18 a 22 años, máximo estatura 1.65 (ojalá ojos verdes). Garantizo y pido seriedad.— EDUARDO.</text:p>
          </table:table-cell>
        </table:table-row>
        <table:table-row table:style-name="ro1">
          <table:table-cell office:value-type="string" calcext:value-type="string">
            <text:p>6368. — Señorita simpática, buena figura, culta, distinguida, 32 años, situación independiente, que no ha podido encontrar su ideal entre sus relaciones sociales, se lo pide hoy a la suerte. Lo quiere alemán de 45 a 50 años, profesional, de preferencia doctor. — QUIMERA.</text:p>
          </table:table-cell>
        </table:table-row>
        <table:table-row table:style-name="ro7">
          <table:table-cell office:value-type="string" calcext:value-type="string">
            <text:p><text:span text:style-name="T1">URUGUAY — 6369. — Joven culta, residente en Montevideo, </text:span></text:p>
            <text:p><text:span text:style-name="T1">desea entablar correspondencia</text:span></text:p>
            <text:p><text:span text:style-name="T1">con caballero serio, católico, de 35 a 40 años. — URUGUAYITA.</text:span></text:p>
          </table:table-cell>
        </table:table-row>
        <table:table-row table:style-name="ro7">
          <table:table-cell office:value-type="string" calcext:value-type="string">
            <text:p><text:span text:style-name="T1">URUGUAY — 6370. — Jovencita uruguaya, residente en Montevideo, desea correspondencia</text:span></text:p>
            <text:p><text:span text:style-name="T1">con caballero culto, serio, de 25 a 35</text:span></text:p>
            <text:p><text:span text:style-name="T1">años.—SONIA.</text:span></text:p>
          </table:table-cell>
        </table:table-row>
        <table:table-row table:style-name="ro4">
          <table:table-cell office:value-type="string" calcext:value-type="string">
            <text:p><text:span text:style-name="T1">6371. — Ersuche jenes zaghafte fraulein,</text:span></text:p>
            <text:p><text:span text:style-name="T1">ausfuehrlichen, bildbrief, adresse umgehend emzusenden.—LIEBESTRAUM.</text:span></text:p>
          </table:table-cell>
        </table:table-row>
        <table:table-row table:style-name="ro4">
          <table:table-cell office:value-type="string" calcext:value-type="string">
            <text:p><text:span text:style-name="T1">6372. — Con fines serios, desea conocer</text:span></text:p>
            <text:p><text:span text:style-name="T1">caballero mayor de 25 años, buena familia, buenos sentimientos, figura y situación. Yo, 22 años, reúno dichas condiciones, y según dicen, simpática. Lo prefiero de Santiago o Rancagua, y ruego enviar foto, que será devuelta. — PENQUISTA. </text:span></text:p>
          </table:table-cell>
        </table:table-row>
        <table:table-row table:style-name="ro4">
          <table:table-cell office:value-type="string" calcext:value-type="string">
            <text:p><text:span text:style-name="T1">6373. — Señorita 21 años alta, gordita,</text:span></text:p>
            <text:p><text:span text:style-name="T1">buena preseneia, desea correspondencia con joven de 25 a 30 años, sincero y amable. — HILDA. </text:span></text:p>
          </table:table-cell>
        </table:table-row>
        <table:table-row table:style-name="ro1">
          <table:table-cell office:value-type="float" office:value="276" calcext:value-type="float">
            <text:p>276</text:p>
          </table:table-cell>
        </table:table-row>
        <table:table-row table:style-name="ro7">
          <table:table-cell office:value-type="string" calcext:value-type="string">
            <text:p>6374. — Soy moreno, 25 años, 1.75 m. de</text:p>
            <text:p>altura, y desearía encontrar entre las</text:p>
            <text:p>lectoras de “Margarita” una joven amante del hogar, cariñosa, no mayor de 23 años. — SOLO.</text:p>
          </table:table-cell>
        </table:table-row>
        <table:table-row table:style-name="ro1">
          <table:table-cell office:value-type="string" calcext:value-type="string">
            <text:p>6375. — Deseo tener amiguita de Valparaíso, Viña o alrededores. Yo he viajado mucho; soy alto, 30 años, moreno claro. — UN NAVEGANTE.</text:p>
          </table:table-cell>
        </table:table-row>
        <table:table-row table:style-name="ro8">
          <table:table-cell office:value-type="string" calcext:value-type="string">
            <text:p><text:span text:style-name="T1">6376. — He llegado a los 27 años, sin encontrar un amor, por dedicar mi vida</text:span></text:p>
            <text:p><text:span text:style-name="T1">solamente al trabajo; soy educada, seria, y con aptitudes para trabajar en cualquier ramo, con regular situación, buena dueña de casa, desearía encontrar por intermedio de “Margarita” un hombre soltero o viudo, trabajador, sincero, cariñoso, sin vicios, sano de cuerpo y alma; ojalá sea extranjero, a quien entregarle mi</text:span></text:p>
            <text:p><text:span text:style-name="T1">sano y humilde corazón. Más datos daré</text:span></text:p>
            <text:p><text:span text:style-name="T1">si alguien se interesa. — HUERFANITA</text:span></text:p>
            <text:p><text:span text:style-name="T1">PENQUISTA. </text:span></text:p>
          </table:table-cell>
        </table:table-row>
        <table:table-row table:style-name="ro1">
          <table:table-cell office:value-type="string" calcext:value-type="string">
            <text:p>6377.—Caballero de 27 años, cursadas todas sus humanidades, de familia honorable, con un sueldo de mil pesos y una propiedad avaluada en treinta mil pesos, desea contraer matrimonio. Quiere que la interesada sea simpática, culta, prefiere profesora, pero no es indispensable. Absoluta seriedad, mandar todas referencias por intermedio de “Margarita”. — ORLANDO.</text:p>
          </table:table-cell>
        </table:table-row>
        <table:table-row table:style-name="ro1">
          <table:table-cell office:value-type="string" calcext:value-type="string">
            <text:p>6378. -— Deseo conocer caballero de 50 a 60 años; yo, viuda, sola, buena familia, 46 años, buena dueña de casa. — NEGRA.</text:p>
          </table:table-cell>
        </table:table-row>
        <table:table-row table:style-name="ro4">
          <table:table-cell office:value-type="string" calcext:value-type="string">
            <text:p><text:span text:style-name="T1">6379. — Deutsch-Schwalzer, 34 Jahre alt, mittelgross, solider und anpassungafaeniger Charakter; Geschaeftsmana in guten Verhaeitnissen; winscht Bekanntschaft awecks Heirat mit gut situierter frohmútiger Dame Vermoegen erwunscht, such evan Einheirat in Geschaft oder Unternehmen</text:span></text:p>
            <text:p><text:span text:style-name="T1">angenelm. Discretior wird garantiert und auch verlangt. — SUIZO-ALEMAN.</text:span></text:p>
          </table:table-cell>
        </table:table-row>
        <table:table-row table:style-name="ro2">
          <table:table-cell office:value-type="string" calcext:value-type="string">
            <text:p><text:span text:style-name="T1">6380. — Dos jóvenes de 22 y 26 años; uno, empleado fiscal y el otro industrial,</text:span></text:p>
            <text:p><text:span text:style-name="T1">desean encontrar señoritas de 20 a 25</text:span></text:p>
            <text:p><text:span text:style-name="T1">años, con fines matrimoniales. Exigimos</text:span></text:p>
            <text:p><text:span text:style-name="T1">buen físico, mediana estatura, que sean de Concepción o sus alrededores. Garantizamos seriedad. Indispensable enviar foto y dirección exacta. No importa situación económica. — ANTONIO y ALBERTO.</text:span></text:p>
          </table:table-cell>
        </table:table-row>
        <table:table-row table:style-name="ro1">
          <table:table-cell office:value-type="string" calcext:value-type="string">
            <text:p>6381. — Deseo conocer joven de buena familia, educado, sin vicios, buena situación, estatura 1.70 m., edad 30 años, profesional o comerciante, ojos verdes, o azules. Yo, morena, trabajadora, comprensiva y cariñosa, dispuesta a hacer feliz al hombre más exigente; edad, 28 años, situación buena, absoluta seriedad. — REINA LUISA.</text:p>
          </table:table-cell>
        </table:table-row>
        <table:table-row table:style-name="ro1">
          <table:table-cell office:value-type="string" calcext:value-type="string">
            <text:p>6382. — Rubio, ojos verdes, 19 años, estatura 1.60 m., desea correspondencia con señorita honorable. Fines serios. — MABALÍ.</text:p>
          </table:table-cell>
        </table:table-row>
        <table:table-row table:style-name="ro1">
          <table:table-cell office:value-type="string" calcext:value-type="string">
            <text:p>6383. — Tres estudiantes, 19, 22, 22 años, desean tener correspondencia con tres jovencitas, ojalá estudiantes. Contestar a: MAX, ALEX, ROBERT.</text:p>
          </table:table-cell>
        </table:table-row>
        <table:table-row table:style-name="ro1">
          <table:table-cell office:value-type="string" calcext:value-type="string">
            <text:p>6384. — Deseo conocer señorita o viudita, no importan físico ni edad, sobrante situación, que se haga cargo de un corazón solo y de un cerebro con muchas aptitudes para los negocios. — OSCAR.</text:p>
          </table:table-cell>
        </table:table-row>
        <table:table-row table:style-name="ro1">
          <table:table-cell office:value-type="string" calcext:value-type="string">
            <text:p>6385. — Dos compañeras de oficina, serias y educadas, desean tener correspondencia con dos jóvenes cultos y de buen porvenir. No mayores de 25 y 35 años. — CARMEN y SILVIA.</text:p>
          </table:table-cell>
        </table:table-row>
        <table:table-row table:style-name="ro7">
          <table:table-cell office:value-type="string" calcext:value-type="string">
            <text:p><text:span text:style-name="T1">6386. — Sureña viuda, 40 años, trabajadora. cariñosa, franca, regular cuerpo, media simpática, morena, descendiente extranjero, desea conocer caballero buena</text:span></text:p>
            <text:p><text:span text:style-name="T1">situación, o bien puesto, como amigo o</text:span></text:p>
            <text:p><text:span text:style-name="T1">fines serios. — FEDORA.</text:span></text:p>
          </table:table-cell>
        </table:table-row>
        <table:table-row table:style-name="ro1">
          <table:table-cell office:value-type="string" calcext:value-type="string">
            <text:p>6387. — Dos simpáticas porteñitas, rubia y morena, desean tener correspondencia con dos hermanos o amigos, cultos, de 28 a 30 años, rubios, altos, cuyos corazones sean libres, sinceros. De Valparaíso o alrededores. — NENA, NANA.</text:p>
          </table:table-cell>
        </table:table-row>
        <table:table-row table:style-name="ro1">
          <table:table-cell office:value-type="string" calcext:value-type="string">
            <text:p>6388. — Señorita profesional, situación independiente, 25 años, culta, cariñosa, sincera, tipo castaño, honorable, gusta vida sencilla, deporte, música, desea conocer caballero mismas condiciones, ojalé agricultor, mayor de 25 años, prefiero extranjero, trabajador y correcto. Enviar fotografía. Fines serios. — LAND.</text:p>
          </table:table-cell>
        </table:table-row>
        <table:table-row table:style-name="ro7">
          <table:table-cell office:value-type="string" calcext:value-type="string">
            <text:p><text:span text:style-name="T1">6389. — Tengo 21 años, soy practicante,</text:span></text:p>
            <text:p><text:span text:style-name="T1">alto, buena familia, rubio, cariñoso y de</text:span></text:p>
            <text:p><text:span text:style-name="T1">buen carácter. Te deseo simpática, regular estatura, bonito cuerpo, seriecita y de regular situación. Indispensable mandar foto: será devuelta. Ofrezco seriedad. — CISNE NEGRO.</text:span></text:p>
          </table:table-cell>
        </table:table-row>
        <table:table-row table:style-name="ro1">
          <table:table-cell office:value-type="string" calcext:value-type="string">
            <text:p>6390. — Tengo 30 años, morena, estatura 1.60 m., algo simpática, según dicen, profesional, trabajadora, muy seria. Deseo encontrar joven 35 años, alto, profesional, chileno o extranjero, y que esté dispuesto a compartir la felicidad, con fines serios, ruego enviar foto. — MORENA TRISTE.</text:p>
          </table:table-cell>
        </table:table-row>
        <table:table-row table:style-name="ro1">
          <table:table-cell office:value-type="string" calcext:value-type="string">
            <text:p>6391. — Morena, 18 años, delgada, regular estatura, busca la comprensión y el cariño de un muchacho bueno, cariñoso; lo deseo estudiante universitario, no importan edad ni físico. — ANTINEA.</text:p>
          </table:table-cell>
        </table:table-row>
        <table:table-row table:style-name="ro1">
          <table:table-cell office:value-type="string" calcext:value-type="string">
            <text:p>6392. — Dos chiquillas anhelan encontrar a dos amables lectores de “Margarita”, no mayores de 26 años, nosotras, sinceras y cariñosas. — LUCIANA y MARY LUZ.</text:p>
          </table:table-cell>
        </table:table-row>
        <table:table-row table:style-name="ro1">
          <table:table-cell office:value-type="string" calcext:value-type="string">
            <text:p>6393. — Soy alta, simpática, 21 años, buena situación, familia: honorable, <text:s/>desea conocer joven mayor de 25 años, alta serio, buena <text:s/>familia. — MARIETTA.</text:p>
          </table:table-cell>
        </table:table-row>
        <table:table-row table:style-name="ro1">
          <table:table-cell office:value-type="string" calcext:value-type="string">
            <text:p>6394. — Tres provincianas desean correspondencia con jóvenes campesinos, educados y cariñosos. CARMEN, 22 años. SARA, 21 y MARIA, 19 años.</text:p>
          </table:table-cell>
        </table:table-row>
        <table:table-row table:style-name="ro2">
          <table:table-cell office:value-type="string" calcext:value-type="string">
            <text:p><text:span text:style-name="T1">6395. — Por intermedio de la simpática</text:span></text:p>
            <text:p><text:span text:style-name="T1">“Margarita'', me encantaría encontrar</text:span></text:p>
            <text:p><text:span text:style-name="T1">compañero de mi vida; lo deseo mayor</text:span></text:p>
            <text:p><text:span text:style-name="T1">de 30 años, culto, buena presencia y trabajador. Yo, 28 años, trabajo independiente, buena presencia, físico pasable, regular estatura. Más datos, al interesado. — OLGA.</text:span></text:p>
          </table:table-cell>
        </table:table-row>
        <table:table-row table:style-name="ro4">
          <table:table-cell office:value-type="string" calcext:value-type="string">
            <text:p><text:span text:style-name="T1">6396. — Rubio, 27 años, alto desea conocer señorita de 17 a 25 años. Exijo</text:span></text:p>
            <text:p><text:span text:style-name="T1">que sea muy honesta y seria. — RENE.</text:span></text:p>
          </table:table-cell>
        </table:table-row>
        <table:table-row table:style-name="ro6">
          <table:table-cell office:value-type="string" calcext:value-type="string">
            <text:p><text:span text:style-name="T1">6397. — 31 años, y no he encontrado la </text:span></text:p>
            <text:p><text:span text:style-name="T1">compañera de mi vida, varias veces he</text:span></text:p>
            <text:p><text:span text:style-name="T1">creído encontrarla, y resultó un engaño,</text:span></text:p>
            <text:p><text:span text:style-name="T1">que me alejaba más todavía del logro de</text:span></text:p>
            <text:p><text:span text:style-name="T1">mis aspiraciones. El resultado fue un creciente retraimiento y desconfianza; las mujeres que conocí fueron atraídas por mi posición y mi físico, o por</text:span></text:p>
            <text:p><text:span text:style-name="T1">otro aspecto físico de mi existencia, pero ninguna traía la llave del inmenso tesoro de cariño que está acumulado en mi ser, y que no ansía más que prodigarse, en cuanto vea que le corresponden con la misma fuerza. —SINFONIA INCONCLUSA.</text:span></text:p>
          </table:table-cell>
        </table:table-row>
        <table:table-row table:style-name="ro1">
          <table:table-cell office:value-type="string" calcext:value-type="string">
            <text:p>6398. — Deseo encontrar un amigo verdaderamente sincero y franco. Yo, 31 años, fines serios. Más datos por carta. — SUREÑA.</text:p>
          </table:table-cell>
        </table:table-row>
        <table:table-row table:style-name="ro1">
          <table:table-cell office:value-type="string" calcext:value-type="string">
            <text:p>6399. — ¿Quieres ser adorada? Joven culto, sin vicios, no feo y muy cariñoso, está dispuesto a adorar mujercita que lo ayude con su amor, sin importarle situación económica. Única exigencia: edad, cualidades y nada más le importa. — AMAME Y TE ADORARE. </text:p>
          </table:table-cell>
        </table:table-row>
        <table:table-row table:style-name="ro1">
          <table:table-cell office:value-type="string" calcext:value-type="string">
            <text:p>6400. — Extranjero, solo en ésta, busca una compañera de fino sentido musical, para ir a conciertos y teatros. -— LLAVE DE SOL.</text:p>
          </table:table-cell>
        </table:table-row>
        <table:table-row table:style-name="ro1">
          <table:table-cell office:value-type="string" calcext:value-type="string">
            <text:p>6401. — Morena, 25 años, físico, estatura regular, familia honorable, sin modernismos, desea tener amistad, con fines serios, con joven hasta 35 años, no importe físico, pero, a cambio de esto, posea nobles sentimientos, y sepa amar de corazón. Si tú, lector, lees estas líneas, y estás dispuesto a hacerme feliz, escríbame. Prefiero de Santiago o Rancagua. — JULIETA.</text:p>
          </table:table-cell>
        </table:table-row>
        <table:table-row table:style-name="ro4">
          <table:table-cell office:value-type="string" calcext:value-type="string">
            <text:p><text:span text:style-name="T1">6402. — Dos chiquillas de 20 y 18 años</text:span></text:p>
            <text:p><text:span text:style-name="T1">desean mantener correspondencia con dos estudiantes argentinos, no mayores de 30 años. — KESHA Y KATIA.</text:span></text:p>
          </table:table-cell>
        </table:table-row>
        <table:table-row table:style-name="ro4">
          <table:table-cell office:value-type="string" calcext:value-type="string">
            <text:p><text:span text:style-name="T1">6403. — Italiano, 38 años, 1.70 m., buena</text:span></text:p>
            <text:p><text:span text:style-name="T1">figura, trabajador, desea conocer señorita o viuda simpática, con capital para trabajarlo, fines matrimoniales. Ruego seriedad. — PORTEÑO.</text:span></text:p>
          </table:table-cell>
        </table:table-row>
        <table:table-row table:style-name="ro1">
          <table:table-cell office:value-type="string" calcext:value-type="string">
            <text:p>6404. — Intelectual, serio, sin vicios, busca compañera de condiciones artisticas, o sepa apreciar dichas cualidades; <text:s/>prefiérola tipo Nancy Carrol o Simone Simon, no más de 26 años, estatura hasta 1.60 m. Exijo foto, seriedad absoluta. — EGAR.</text:p>
          </table:table-cell>
        </table:table-row>
        <table:table-row table:style-name="ro1">
          <table:table-cell office:value-type="string" calcext:value-type="string">
            <text:p>6405. — Desearía conocer, con fines serios señorita profesional (título universitario), hasta 30 años, físico regular, buena presencia; yo, iguales condiciones que exijo, y 40 años de edad. — PROFESIONAL.</text:p>
          </table:table-cell>
        </table:table-row>
        <table:table-row table:style-name="ro4">
          <table:table-cell office:value-type="string" calcext:value-type="string">
            <text:p><text:span text:style-name="T1">6406. — Chilena desilusionada desea correspondencia con caballero millonario o multimillonario de nobles sentimientos, de cualquier parte del mundo. Contestar</text:span></text:p>
            <text:p><text:span text:style-name="T1">en castellano. </text:span></text:p>
          </table:table-cell>
        </table:table-row>
        <table:table-row table:style-name="ro1">
          <table:table-cell office:value-type="string" calcext:value-type="string">
            <text:p>6407. — Deseo conocer viudo, hasta 40 años, ojalá con un niño de pocos meses. Prefiero profesional damnificado de <text:s/>Chillán o Concepción. Yo, profesional, seria y comprensiva. — NEGRITA SUREÑA.</text:p>
          </table:table-cell>
        </table:table-row>
        <table:table-row table:style-name="ro1">
          <table:table-cell office:value-type="float" office:value="277" calcext:value-type="float">
            <text:p>277</text:p>
          </table:table-cell>
        </table:table-row>
        <table:table-row table:style-name="ro6">
          <table:table-cell office:value-type="string" calcext:value-type="string">
            <text:p>6408. — Ansío tener correspondencia</text:p>
            <text:p>con simpática señorita alemana,</text:p>
            <text:p>instruída, nada de persona triste y seria, sino alegre y cariñosa, buena dueña de casa, con físico y figura normales, ni gorda ni muy delgada, entre 23 y 26 años, hasta 1.68 de altura, ¿Quién quiere formar un hogar feliz con joven alemán en buena posición y</text:p>
            <text:p>mismas condiciones? Más datos</text:p>
            <text:p>por carta. Si es posible enviar</text:p>
            <text:p>foto, que se devuelve inmediatamente. Absoluta seriedad y reserva por ambas partes. — NORDDEUTSCHER.</text:p>
          </table:table-cell>
        </table:table-row>
        <table:table-row table:style-name="ro7">
          <table:table-cell office:value-type="string" calcext:value-type="string">
            <text:p><text:span text:style-name="T1">6409. — Si existe un hombre fiel, cariñoso, buen carácter, alegre, sociable, sin vicios, situación formada, inteligente y educado, físico agradable, 25 a 30 años, 1.80 m. más o menes, chileno, cuyo ideal lo constituya una joven que aspira ser simpática y buena dueña de casa, 1.60 m., morena, ojos</text:span></text:p>
            <text:p><text:span text:style-name="T1">azules, conteste y obtendrá más</text:span></text:p>
            <text:p><text:span text:style-name="T1">datos. — DIABLILLA.</text:span></text:p>
          </table:table-cell>
        </table:table-row>
        <table:table-row table:style-name="ro8">
          <table:table-cell office:value-type="string" calcext:value-type="string">
            <text:p><text:span text:style-name="T1">6410. — Morena simpática, 21 años de</text:span></text:p>
            <text:p><text:span text:style-name="T2">edad, carente de afecto, sólo entregada a sus labores profesionales, desea tener correspondencia</text:span></text:p>
            <text:p><text:span text:style-name="T2">con un joven culto de no más</text:span></text:p>
            <text:p><text:span text:style-name="T2">de 35 años, ni menos de 28 años,</text:span></text:p>
            <text:p><text:span text:style-name="T2">que sepa corresponder a la felicidad de una niña que anhela la felicidad soñada a través de largos años. — MARTA.</text:span></text:p>
          </table:table-cell>
        </table:table-row>
        <table:table-row table:style-name="ro1">
          <table:table-cell office:value-type="string" calcext:value-type="string">
            <text:p>6411. — Dos provincianos desearían tener correspondencia con señoritas de 18 a 22 años. ¿Nos contestará alguien? <text:s/>— NEGRO y MORENO.</text:p>
          </table:table-cell>
        </table:table-row>
        <table:table-row table:style-name="ro7">
          <table:table-cell office:value-type="string" calcext:value-type="string">
            <text:p><text:span text:style-name="T1">6412. — Deseo amistad joven 28 a</text:span></text:p>
            <text:p><text:span text:style-name="T2">30 años, trigueño, regular estatura, alegre y simpático, mejor si es profesional. Yo, morena, 26</text:span></text:p>
            <text:p><text:span text:style-name="T2">años. — TAMARA.</text:span></text:p>
          </table:table-cell>
        </table:table-row>
        <table:table-row table:style-name="ro7">
          <table:table-cell office:value-type="string" calcext:value-type="string">
            <text:p><text:span text:style-name="T2">6413. — Deseo un amigo instruído,</text:span></text:p>
            <text:p><text:span text:style-name="T2">culto, de nobles sentimientos, de</text:span></text:p>
            <text:p><text:span text:style-name="T2">30 a 35 años, prefiero profesional. — ROSA DEL VALLE.</text:span></text:p>
          </table:table-cell>
        </table:table-row>
        <table:table-row table:style-name="ro4">
          <table:table-cell office:value-type="string" calcext:value-type="string">
            <text:p><text:span text:style-name="T2">6414. — Deseo conocer joven carabinero, serio y simpático, de 20 a 25</text:span></text:p>
            <text:p><text:span text:style-name="T2">años.—LILYAN.</text:span></text:p>
          </table:table-cell>
        </table:table-row>
        <table:table-row table:style-name="ro7">
          <table:table-cell office:value-type="string" calcext:value-type="string">
            <text:p>6415. — Dos jóvenes, 17 y 19 años,</text:p>
            <text:p>desean mantener correspondencia</text:p>
            <text:p>con chiquillas simpáticas, escribir por separado a: REY y KING.</text:p>
          </table:table-cell>
        </table:table-row>
        <table:table-row table:style-name="ro1">
          <table:table-cell office:value-type="string" calcext:value-type="string">
            <text:p>6416. — Deseo conocer soltero o viudo, 35-a 50 años, ascendencia francesa, inglesa o alemana, serio o cariñoso, amante de la música, culto, buena posición económica y social. Yo, seria, cariñosa, buena figura, simpática, 23 años. — MARY.</text:p>
          </table:table-cell>
        </table:table-row>
        <table:table-row table:style-name="ro2">
          <table:table-cell office:value-type="string" calcext:value-type="string">
            <text:p><text:span text:style-name="T1">6417. — Señorita católica, culta, honorable, buen físico y presencia,</text:span></text:p>
            <text:p><text:span text:style-name="T2">anhela conocer viudo con hijitos,</text:span></text:p>
            <text:p><text:span text:style-name="T2">quiera rehacer su hogar nuevamente. Lo desea de sentimientos nobles, comprensivo, simpático,</text:span></text:p>
            <text:p><text:span text:style-name="T2">presencia aceptable, buena familia. —SINCERA.</text:span></text:p>
          </table:table-cell>
        </table:table-row>
        <table:table-row table:style-name="ro2">
          <table:table-cell office:value-type="string" calcext:value-type="string">
            <text:p><text:span text:style-name="T2">6418. — Viuda de regular edad, y</text:span></text:p>
            <text:p><text:span text:style-name="T2">de situación, muy culta y sencilla,</text:span></text:p>
            <text:p><text:span text:style-name="T2">desea conocer caballero educado,</text:span></text:p>
            <text:p><text:span text:style-name="T2">trabajador, de 45 años o más, exijo seriedad. — VIOLETA DEL CAMPO.</text:span></text:p>
          </table:table-cell>
        </table:table-row>
        <table:table-row table:style-name="ro9">
          <table:table-cell office:value-type="string" calcext:value-type="string">
            <text:p><text:span text:style-name="T1">6419. — ¿Encontraré entre los, lectores de esta revista el ideal que</text:span></text:p>
            <text:p><text:span text:style-name="T2">me he forjado? Lector, te imagina</text:span></text:p>
            <text:p><text:span text:style-name="T2">de 20 a 24 años, alto, moreno y ojos azules, no importa situación económica. ¿Contestarás a es-</text:span></text:p>
            <text:p><text:span text:style-name="T2">ta romántica de 17 primaveras,</text:span></text:p>
            <text:p><text:span text:style-name="T2">feíta, blanca, rubia, de ojos azules, y con su corazón dispuesto</text:span></text:p>
            <text:p><text:span text:style-name="T2">a amarte? Indispensable enviar</text:span></text:p>
            <text:p><text:span text:style-name="T2">foto. —AMOR Y PRIMAVERA.</text:span></text:p>
          </table:table-cell>
        </table:table-row>
        <table:table-row table:style-name="ro7">
          <table:table-cell office:value-type="string" calcext:value-type="string">
            <text:p><text:span text:style-name="T2">6420. — Deseo amistad desinteresada .</text:span></text:p>
            <text:p><text:span text:style-name="T2">de europeo o sudamericano, culto,</text:span></text:p>
            <text:p><text:span text:style-name="T2">que ame la vida, el arte y los viajes.—CLARA.</text:span></text:p>
          </table:table-cell>
        </table:table-row>
        <table:table-row table:style-name="ro4">
          <table:table-cell office:value-type="string" calcext:value-type="string">
            <text:p><text:span text:style-name="T2">6421. — Señorita hija de extranjeros, educada, buena situación social, desearía correspondencia con</text:span></text:p>
            <text:p><text:span text:style-name="T2">joven mayor de 20 años, para cambiar ideas e ideales. — TATIANA.</text:span></text:p>
          </table:table-cell>
        </table:table-row>
        <table:table-row table:style-name="ro8">
          <table:table-cell office:value-type="string" calcext:value-type="string">
            <text:p>6422. — Señorita alta, morena, 24</text:p>
            <text:p>años, educada, buena situación</text:p>
            <text:p>social, hija de españoles, desearía</text:p>
            <text:p>correspondencia con joven de 30</text:p>
            <text:p>años, alto, exijo y garantizo seriedad. —PATRICIA.</text:p>
          </table:table-cell>
        </table:table-row>
        <table:table-row table:style-name="ro7">
          <table:table-cell office:value-type="string" calcext:value-type="string">
            <text:p><text:span text:style-name="T1">6423. —  Deseo un amigo, no enamorado; joven, instruído, culto, honorable, amante de la música, la</text:span></text:p>
            <text:p><text:span text:style-name="T1">lectura, en una palabra a todo lo</text:span></text:p>
            <text:p><text:span text:style-name="T1">hermoso de la vida. — KAY FRANCIS. </text:span></text:p>
          </table:table-cell>
        </table:table-row>
        <table:table-row table:style-name="ro11">
          <table:table-cell office:value-type="string" calcext:value-type="string">
            <text:p><text:span text:style-name="T2">6424. — Con fines serios deseo conocer señorita que tenga 32 años,</text:span></text:p>
            <text:p><text:span text:style-name="T2">cuento con algunas economías, con</text:span></text:p>
            <text:p><text:span text:style-name="T2">la que pienso adquirir una par-</text:span></text:p>
            <text:p><text:span text:style-name="T2">cela, para lo que necesito una</text:span></text:p>
            <text:p><text:span text:style-name="T2">compañera culta y amante  de la</text:span></text:p>
            <text:p><text:span text:style-name="T2">buena música, y si es posible con</text:span></text:p>
            <text:p><text:span text:style-name="T2">algo que aportar a la sociedad</text:span></text:p>
            <text:p><text:span text:style-name="T2">conyugal—X. X.</text:span></text:p>
          </table:table-cell>
        </table:table-row>
        <table:table-row table:style-name="ro1">
          <table:table-cell office:value-type="string" calcext:value-type="string">
            <text:p>6425. — <text:s/>Somos tres jovencitas alegres, deseosas de tener una amistad franca y sincera, los queremos de 18 a 20 años, no importa físico, ojalá estudiantes. </text:p>
          </table:table-cell>
        </table:table-row>
        <table:table-row table:style-name="ro6">
          <table:table-cell office:value-type="string" calcext:value-type="string">
            <text:p><text:span text:style-name="T1">6426. — Dos jóvenes santiaguinos, de</text:span></text:p>
            <text:p><text:span text:style-name="T2">19 a 20 años, desean conocer chiquillas santiaguinas. Raúl, 19 años, la desea de 17 a 18 años, máximo 1.62, no importa morena, sea simpática, buena familia,</text:span></text:p>
            <text:p><text:span text:style-name="T2">buen físico, ojalá de carácter</text:span></text:p>
            <text:p><text:span text:style-name="T2">alegre. Lalo, 20 años, la prefiere morena, Ojos claros, de 18 a</text:span></text:p>
            <text:p><text:span text:style-name="T2">19 años, simpática, buen físico,</text:span></text:p>
            <text:p><text:span text:style-name="T2">buena familia. Exígese foto.</text:span></text:p>
          </table:table-cell>
        </table:table-row>
        <table:table-row table:style-name="ro4">
          <table:table-cell office:value-type="string" calcext:value-type="string">
            <text:p><text:span text:style-name="T1">6427. —  Deseo tener un amigo no</text:span></text:p>
            <text:p><text:span text:style-name="T2">mayor de 40 años, regular estatura, obrero, culto, serio, buen corazón. Yo, 32 años. — SOLTERONA.</text:span></text:p>
          </table:table-cell>
        </table:table-row>
        <table:table-row table:style-name="ro7">
          <table:table-cell office:value-type="string" calcext:value-type="string">
            <text:p><text:span text:style-name="T1">6428. —  Busco un compañero que no</text:span></text:p>
            <text:p><text:span text:style-name="T2">mire lo físico, tan común hoy día,</text:span></text:p>
            <text:p><text:span text:style-name="T2">pues carezco de belleza. Seriedad absoluta.</text:span></text:p>
          </table:table-cell>
        </table:table-row>
        <table:table-row table:style-name="ro2">
          <table:table-cell office:value-type="string" calcext:value-type="string">
            <text:p><text:span text:style-name="T1">6429. —  Jovencita 17 primaveras, al</text:span></text:p>
            <text:p><text:span text:style-name="T2">ta, culta, de buenos sentimientos,</text:span></text:p>
            <text:p><text:span text:style-name="T2">desea conocer joven con iguales</text:span></text:p>
            <text:p><text:span text:style-name="T2">condiciones, de 25 a 27 años, ojalá inglés. Enviar foto. — BETSY.</text:span></text:p>
          </table:table-cell>
        </table:table-row>
        <table:table-row table:style-name="ro12">
          <table:table-cell office:value-type="string" calcext:value-type="string">
            <text:p><text:span text:style-name="T2">6430. — Extranjera solitaria, 32</text:span></text:p>
            <text:p><text:span text:style-name="T2">años, muy buena, buen carácter y comprensiva, soy gordita, muy</text:span></text:p>
            <text:p><text:span text:style-name="T2">amiga del hogar, sencilla, con un</text:span></text:p>
            <text:p><text:span text:style-name="T2">corazón dispuesto a hacer feliz al</text:span></text:p>
            <text:p><text:span text:style-name="T2">que corresponda mi cariño. Quiero que sea extranjero, solitario si es posible, de 36 a 47 años, más o menos, trabajador, serio, bueno</text:span></text:p>
            <text:p><text:span text:style-name="T2">y cariñoso, sano de cuerpo y alma, dispuesto a formar un hogar</text:span></text:p>
            <text:p><text:span text:style-name="T2">modelo. Creo que no se arrepentirá: el que escriba conocerá a una</text:span></text:p>
            <text:p><text:span text:style-name="T2">manola simpática, según dicen.</text:span></text:p>
            <text:p><text:span text:style-name="T2">Más datos después, exijo estricta</text:span></text:p>
            <text:p><text:span text:style-name="T2">seriedad y reserva, ojalá viva en</text:span></text:p>
            <text:p><text:span text:style-name="T2">Valparaíso o sus alrededores.</text:span></text:p>
            <text:p><text:span text:style-name="T2">Mandar foto, que será devuelta. — </text:span></text:p>
            <text:p><text:span text:style-name="T2">BLANCA VIOLETA.</text:span></text:p>
          </table:table-cell>
        </table:table-row>
        <table:table-row table:style-name="ro4">
          <table:table-cell office:value-type="string" calcext:value-type="string">
            <text:p><text:span text:style-name="T1">6431. — Extranjera sola, tengo 34</text:span></text:p>
            <text:p><text:span text:style-name="T2">años, sana de cuerpo y alma, quiere formar un hogar con un caballero serio, sin vicios, sano y trabajador. — SOLEDAD.</text:span></text:p>
          </table:table-cell>
        </table:table-row>
        <table:table-row table:style-name="ro1">
          <table:table-cell office:value-type="float" office:value="278" calcext:value-type="float">
            <text:p>27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8">00/00/0000</text:date>, <text:time style:data-style-name="N2" text:time-value="12:26:37.4676990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16:14.682553331</meta:creation-date>
    <dc:date>2019-07-18T12:49:59.324087101</dc:date>
    <meta:editing-duration>P4DT7H38M20S</meta:editing-duration>
    <meta:editing-cycles>63</meta:editing-cycles>
    <meta:generator>LibreOffice/6.0.7.3$Linux_X86_64 LibreOffice_project/00m0$Build-3</meta:generator>
    <meta:document-statistic meta:table-count="1" meta:cell-count="451" meta:object-count="0"/>
  </office:meta>
</office:document-meta>
</file>